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ntarell" svg:font-family="Cantarell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Sans-Bold" svg:font-family="NimbusSans-Bold"/>
    <style:font-face style:name="NimbusSans-Regular" svg:font-family="NimbusSans-Regular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0.63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dcdcdc" loext:decorative="false"/>
    </style:style>
    <style:style style:name="gr4" style:family="graphic" style:parent-style-name="standard">
      <style:graphic-properties draw:stroke="solid" svg:stroke-width="0.019cm" svg:stroke-color="#000000" draw:stroke-linejoin="miter" svg:stroke-linecap="square" draw:fill="none" fo:padding-top="0.009cm" fo:padding-bottom="0.009cm" fo:padding-left="0.009cm" fo:padding-right="0.009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8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72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18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8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3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6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2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2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6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60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05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23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31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03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4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3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93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03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766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72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9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101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49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228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6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4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88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60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554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79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2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40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76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8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571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44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96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668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496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07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solid" draw:fill-color="#dcdcdc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loext:opacity="100%" style:font-name="NimbusSans-Bold" fo:font-size="14pt" fo:font-weight="bold" style:font-name-asian="NimbusSans-Bold" style:font-size-asian="14pt" style:font-weight-asian="bold" style:font-name-complex="NimbusSans-Bold" style:font-size-complex="14pt" style:font-weight-complex="bold"/>
    </style:style>
    <style:style style:name="T2" style:family="text">
      <style:text-properties fo:color="#000000" loext:opacity="100%" style:font-name="NimbusSans-Bold" fo:font-size="12pt" fo:font-weight="bold" style:font-name-asian="NimbusSans-Bold" style:font-size-asian="12pt" style:font-weight-asian="bold" style:font-name-complex="NimbusSans-Bold" style:font-size-complex="12pt" style:font-weight-complex="bold"/>
    </style:style>
    <style:style style:name="T3" style:family="text">
      <style:text-properties fo:color="#000000" loext:opacity="100%" style:font-name="NimbusSans-Regular" fo:font-size="10pt" fo:font-weight="normal" style:font-name-asian="NimbusSans-Regular" style:font-size-asian="10pt" style:font-weight-asian="normal" style:font-name-complex="NimbusSans-Regular" style:font-size-complex="10pt" style:font-weight-complex="normal"/>
    </style:style>
    <style:style style:name="T4" style:family="text">
      <style:text-properties fo:color="#000000" loext:opacity="100%" style:font-name="NimbusSans-Bold" fo:font-size="10pt" fo:font-weight="bold" style:font-name-asian="NimbusSans-Bold" style:font-size-asian="10pt" style:font-weight-asian="bold" style:font-name-complex="NimbusSans-Bold" style:font-size-complex="10pt" style:font-weight-complex="bold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3" draw:layer="layout" svg:width="10.636cm" svg:height="0.674cm" svg:x="5.368cm" svg:y="1.12cm">
          <draw:text-box>
            <text:p text:style-name="P2"><text:span text:style-name="T1">Ye</text:span><text:span text:style-name="T1">arl</text:span><text:span text:style-name="T1">y </text:span><text:span text:style-name="T1">Ab</text:span><text:span text:style-name="T1">se</text:span><text:span text:style-name="T1">nc</text:span><text:span text:style-name="T1">e </text:span><text:span text:style-name="T1">Su</text:span><text:span text:style-name="T1">m</text:span><text:span text:style-name="T1">ma</text:span><text:span text:style-name="T1">ry </text:span><text:span text:style-name="T1">40 </text:span><text:span text:style-name="T1">or </text:span><text:span text:style-name="T1">Mo</text:span><text:span text:style-name="T1">re </text:span><text:span text:style-name="T1">Ho</text:span><text:span text:style-name="T1">urs</text:span></text:p>
          </draw:text-box>
        </draw:frame>
        <draw:polygon draw:style-name="gr3" draw:text-style-name="P4" draw:layer="layout" svg:width="10cm" svg:height="0.801cm" svg:x="0.999cm" svg:y="3.3cm" svg:viewBox="0 0 10001 802" draw:points="0,0 10001,0 10001,802 0,802">
          <text:p/>
        </draw:polygon>
        <draw:polygon draw:style-name="gr4" draw:text-style-name="P5" draw:layer="layout" svg:width="10cm" svg:height="0.801cm" svg:x="0.999cm" svg:y="3.3cm" svg:viewBox="0 0 10001 802" draw:points="0,0 10001,0 10001,802 0,802">
          <text:p/>
        </draw:polygon>
        <draw:frame draw:style-name="gr5" draw:text-style-name="P6" draw:layer="layout" svg:width="6.799cm" svg:height="0.577cm" svg:x="1.1cm" svg:y="2.576cm">
          <draw:text-box>
            <text:p text:style-name="P2"><text:span text:style-name="T2">UR</text:span><text:span text:style-name="T2">BA</text:span><text:span text:style-name="T2">NA </text:span><text:span text:style-name="T2">ELE</text:span><text:span text:style-name="T2">ME</text:span><text:span text:style-name="T2">NT</text:span><text:span text:style-name="T2">AR</text:span><text:span text:style-name="T2">Y </text:span><text:span text:style-name="T2">SC</text:span><text:span text:style-name="T2">HO</text:span><text:span text:style-name="T2">OL</text:span></text:p>
          </draw:text-box>
        </draw:frame>
        <draw:polygon draw:style-name="gr3" draw:text-style-name="P4" draw:layer="layout" svg:width="2.2cm" svg:height="0.801cm" svg:x="10.999cm" svg:y="3.3cm" svg:viewBox="0 0 2201 802" draw:points="0,0 2201,0 2201,802 0,802">
          <text:p/>
        </draw:polygon>
        <draw:polygon draw:style-name="gr4" draw:text-style-name="P5" draw:layer="layout" svg:width="2.2cm" svg:height="0.801cm" svg:x="10.999cm" svg:y="3.3cm" svg:viewBox="0 0 2201 802" draw:points="0,0 2201,0 2201,802 0,802">
          <text:p/>
        </draw:polygon>
        <draw:frame draw:style-name="gr6" draw:text-style-name="P7" draw:layer="layout" svg:width="1.723cm" svg:height="0.48cm" svg:x="18.214cm" svg:y="2.63cm">
          <draw:text-box>
            <text:p text:style-name="P2"><text:span text:style-name="T3">2024</text:span><text:span text:style-name="T3">-</text:span><text:span text:style-name="T3">2025</text:span></text:p>
          </draw:text-box>
        </draw:frame>
        <draw:polygon draw:style-name="gr3" draw:text-style-name="P4" draw:layer="layout" svg:width="2.202cm" svg:height="0.801cm" svg:x="13.199cm" svg:y="3.3cm" svg:viewBox="0 0 2203 802" draw:points="0,0 2203,0 2203,802 0,802">
          <text:p/>
        </draw:polygon>
        <draw:polygon draw:style-name="gr4" draw:text-style-name="P5" draw:layer="layout" svg:width="2.202cm" svg:height="0.801cm" svg:x="13.199cm" svg:y="3.3cm" svg:viewBox="0 0 2203 802" draw:points="0,0 2203,0 2203,802 0,802">
          <text:p/>
        </draw:polygon>
        <draw:frame draw:style-name="gr7" draw:text-style-name="P7" draw:layer="layout" svg:width="3.188cm" svg:height="0.48cm" svg:x="1.1cm" svg:y="3.43cm">
          <draw:text-box>
            <text:p text:style-name="P2"><text:span text:style-name="T4">John </text:span><text:span text:style-name="T4">Doe <text:s/></text:span><text:span text:style-name="T4">#115</text:span><text:span text:style-name="T4">936</text:span></text:p>
          </draw:text-box>
        </draw:frame>
        <draw:polygon draw:style-name="gr3" draw:text-style-name="P4" draw:layer="layout" svg:width="2.202cm" svg:height="0.801cm" svg:x="15.399cm" svg:y="3.3cm" svg:viewBox="0 0 2203 802" draw:points="0,0 2203,0 2203,802 0,802">
          <text:p/>
        </draw:polygon>
        <draw:polygon draw:style-name="gr4" draw:text-style-name="P5" draw:layer="layout" svg:width="2.202cm" svg:height="0.801cm" svg:x="15.399cm" svg:y="3.3cm" svg:viewBox="0 0 2203 802" draw:points="0,0 2203,0 2203,802 0,802">
          <text:p/>
        </draw:polygon>
        <draw:frame draw:style-name="gr8" draw:text-style-name="P7" draw:layer="layout" svg:width="0.88cm" svg:height="0.48cm" svg:x="11.679cm" svg:y="3.4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cm" svg:y="3.3cm" svg:viewBox="0 0 2201 802" draw:points="0,0 2201,0 2201,802 0,802">
          <text:p/>
        </draw:polygon>
        <draw:polygon draw:style-name="gr4" draw:text-style-name="P5" draw:layer="layout" svg:width="2.2cm" svg:height="0.801cm" svg:x="17.6cm" svg:y="3.3cm" svg:viewBox="0 0 2201 802" draw:points="0,0 2201,0 2201,802 0,802">
          <text:p/>
        </draw:polygon>
        <draw:frame draw:style-name="gr9" draw:text-style-name="P7" draw:layer="layout" svg:width="2.139cm" svg:height="0.48cm" svg:x="13.251cm" svg:y="3.43cm">
          <draw:text-box>
            <text:p text:style-name="P2"><text:span text:style-name="T4">Cons</text:span><text:span text:style-name="T4">ecuti</text:span><text:span text:style-name="T4">ve</text:span></text:p>
          </draw:text-box>
        </draw:frame>
        <draw:polygon draw:style-name="gr3" draw:text-style-name="P4" draw:layer="layout" svg:width="6.301cm" svg:height="0.802cm" svg:x="0.999cm" svg:y="4.099cm" svg:viewBox="0 0 6302 803" draw:points="0,0 6302,0 6302,803 0,803">
          <text:p/>
        </draw:polygon>
        <draw:polygon draw:style-name="gr4" draw:text-style-name="P5" draw:layer="layout" svg:width="6.301cm" svg:height="0.802cm" svg:x="0.999cm" svg:y="4.099cm" svg:viewBox="0 0 6302 803" draw:points="0,0 6302,0 6302,803 0,803">
          <text:p/>
        </draw:polygon>
        <draw:frame draw:style-name="gr10" draw:text-style-name="P7" draw:layer="layout" svg:width="1.468cm" svg:height="0.48cm" svg:x="15.824cm" svg:y="3.43cm">
          <draw:text-box>
            <text:p text:style-name="P2"><text:span text:style-name="T4">Mont</text:span><text:span text:style-name="T4">hly</text:span></text:p>
          </draw:text-box>
        </draw:frame>
        <draw:polygon draw:style-name="gr3" draw:text-style-name="P4" draw:layer="layout" svg:width="6.402cm" svg:height="0.802cm" svg:x="7.299cm" svg:y="4.099cm" svg:viewBox="0 0 6403 803" draw:points="0,0 6403,0 6403,803 0,803">
          <text:p/>
        </draw:polygon>
        <draw:polygon draw:style-name="gr4" draw:text-style-name="P5" draw:layer="layout" svg:width="6.402cm" svg:height="0.802cm" svg:x="7.299cm" svg:y="4.099cm" svg:viewBox="0 0 6403 803" draw:points="0,0 6403,0 6403,803 0,803">
          <text:p/>
        </draw:polygon>
        <draw:frame draw:style-name="gr11" draw:text-style-name="P7" draw:layer="layout" svg:width="1.927cm" svg:height="0.48cm" svg:x="17.749cm" svg:y="3.43cm">
          <draw:text-box>
            <text:p text:style-name="P2"><text:span text:style-name="T4">Thre</text:span><text:span text:style-name="T4">shol</text:span><text:span text:style-name="T4">ds</text:span></text:p>
          </draw:text-box>
        </draw:frame>
        <draw:polygon draw:style-name="gr3" draw:text-style-name="P4" draw:layer="layout" svg:width="6.301cm" svg:height="0.802cm" svg:x="13.699cm" svg:y="4.099cm" svg:viewBox="0 0 6302 803" draw:points="0,0 6302,0 6302,803 0,803">
          <text:p/>
        </draw:polygon>
        <draw:polygon draw:style-name="gr4" draw:text-style-name="P5" draw:layer="layout" svg:width="6.301cm" svg:height="0.802cm" svg:x="13.699cm" svg:y="4.099cm" svg:viewBox="0 0 6302 803" draw:points="0,0 6302,0 6302,803 0,803">
          <text:p/>
        </draw:polygon>
        <draw:frame draw:style-name="gr12" draw:text-style-name="P7" draw:layer="layout" svg:width="1.027cm" svg:height="0.48cm" svg:x="1.1cm" svg:y="4.23cm">
          <draw:text-box>
            <text:p text:style-name="P2"><text:span text:style-name="T3">Age: </text:span><text:span text:style-name="T3">8</text:span></text:p>
          </draw:text-box>
        </draw:frame>
        <draw:polygon draw:style-name="gr3" draw:text-style-name="P4" draw:layer="layout" svg:width="6.301cm" svg:height="0.801cm" svg:x="0.999cm" svg:y="4.9cm" svg:viewBox="0 0 6302 802" draw:points="0,0 6302,0 6302,802 0,802">
          <text:p/>
        </draw:polygon>
        <draw:polygon draw:style-name="gr4" draw:text-style-name="P5" draw:layer="layout" svg:width="6.301cm" svg:height="0.801cm" svg:x="0.999cm" svg:y="4.9cm" svg:viewBox="0 0 6302 802" draw:points="0,0 6302,0 6302,802 0,802">
          <text:p/>
        </draw:polygon>
        <draw:frame draw:style-name="gr13" draw:text-style-name="P7" draw:layer="layout" svg:width="3.863cm" svg:height="0.48cm" svg:x="8.628cm" svg:y="4.23cm">
          <draw:text-box>
            <text:p text:style-name="P2"><text:span text:style-name="T3">Cale</text:span><text:span text:style-name="T3">ndar: </text:span><text:span text:style-name="T3">Elem</text:span><text:span text:style-name="T3">entar</text:span><text:span text:style-name="T3">y A</text:span></text:p>
          </draw:text-box>
        </draw:frame>
        <draw:polygon draw:style-name="gr3" draw:text-style-name="P4" draw:layer="layout" svg:width="6.402cm" svg:height="0.801cm" svg:x="7.299cm" svg:y="4.9cm" svg:viewBox="0 0 6403 802" draw:points="0,0 6403,0 6403,802 0,802">
          <text:p/>
        </draw:polygon>
        <draw:polygon draw:style-name="gr4" draw:text-style-name="P5" draw:layer="layout" svg:width="6.402cm" svg:height="0.801cm" svg:x="7.299cm" svg:y="4.9cm" svg:viewBox="0 0 6403 802" draw:points="0,0 6403,0 6403,802 0,802">
          <text:p/>
        </draw:polygon>
        <draw:frame draw:style-name="gr14" draw:text-style-name="P7" draw:layer="layout" svg:width="1.602cm" svg:height="0.48cm" svg:x="18.331cm" svg:y="4.23cm">
          <draw:text-box>
            <text:p text:style-name="P2"><text:span text:style-name="T3">Grad</text:span><text:span text:style-name="T3">e: 02</text:span></text:p>
          </draw:text-box>
        </draw:frame>
        <draw:polygon draw:style-name="gr3" draw:text-style-name="P4" draw:layer="layout" svg:width="6.301cm" svg:height="0.801cm" svg:x="13.699cm" svg:y="4.9cm" svg:viewBox="0 0 6302 802" draw:points="0,0 6302,0 6302,802 0,802">
          <text:p/>
        </draw:polygon>
        <draw:polygon draw:style-name="gr4" draw:text-style-name="P5" draw:layer="layout" svg:width="6.301cm" svg:height="0.801cm" svg:x="13.699cm" svg:y="4.9cm" svg:viewBox="0 0 6302 802" draw:points="0,0 6302,0 6302,802 0,802">
          <text:p/>
        </draw:polygon>
        <draw:frame draw:style-name="gr15" draw:text-style-name="P7" draw:layer="layout" svg:width="5.059cm" svg:height="0.48cm" svg:x="1.1cm" svg:y="5.03cm">
          <draw:text-box>
            <text:p text:style-name="P2"><text:span text:style-name="T3">HR </text:span><text:span text:style-name="T3">Teac</text:span><text:span text:style-name="T3">her: </text:span><text:span text:style-name="T3">JAC</text:span><text:span text:style-name="T3">OBS, </text:span><text:span text:style-name="T3">MRS. </text:span><text:span text:style-name="T3">M.</text:span></text:p>
          </draw:text-box>
        </draw:frame>
        <draw:polygon draw:style-name="gr3" draw:text-style-name="P4" draw:layer="layout" svg:width="2.401cm" svg:height="0.801cm" svg:x="0.999cm" svg:y="5.9cm" svg:viewBox="0 0 2402 802" draw:points="0,0 2402,0 2402,802 0,802">
          <text:p/>
        </draw:polygon>
        <draw:polygon draw:style-name="gr4" draw:text-style-name="P5" draw:layer="layout" svg:width="2.401cm" svg:height="0.801cm" svg:x="0.999cm" svg:y="5.9cm" svg:viewBox="0 0 2402 802" draw:points="0,0 2402,0 2402,802 0,802">
          <text:p/>
        </draw:polygon>
        <draw:frame draw:style-name="gr16" draw:text-style-name="P7" draw:layer="layout" svg:width="5.234cm" svg:height="0.48cm" svg:x="7.981cm" svg:y="5.03cm">
          <draw:text-box>
            <text:p text:style-name="P2"><text:span text:style-name="T3">5 - </text:span><text:span text:style-name="T3">Resi</text:span><text:span text:style-name="T3">dent </text:span><text:span text:style-name="T3">Atten</text:span><text:span text:style-name="T3">ding </text:span><text:span text:style-name="T3">Full </text:span><text:span text:style-name="T3">Time</text:span></text:p>
          </draw:text-box>
        </draw:frame>
        <draw:polygon draw:style-name="gr3" draw:text-style-name="P4" draw:layer="layout" svg:width="2.401cm" svg:height="0.801cm" svg:x="3.4cm" svg:y="5.9cm" svg:viewBox="0 0 2402 802" draw:points="0,0 2402,0 2402,802 0,802">
          <text:p/>
        </draw:polygon>
        <draw:polygon draw:style-name="gr4" draw:text-style-name="P5" draw:layer="layout" svg:width="2.401cm" svg:height="0.801cm" svg:x="3.4cm" svg:y="5.9cm" svg:viewBox="0 0 2402 802" draw:points="0,0 2402,0 2402,802 0,802">
          <text:p/>
        </draw:polygon>
        <draw:frame draw:style-name="gr17" draw:text-style-name="P7" draw:layer="layout" svg:width="5.313cm" svg:height="0.48cm" svg:x="14.568cm" svg:y="5.03cm">
          <draw:text-box>
            <text:p text:style-name="P2"><text:span text:style-name="T3">ACTI</text:span><text:span text:style-name="T3">VE </text:span><text:span text:style-name="T3">RES </text:span><text:span text:style-name="T3">- </text:span><text:span text:style-name="T3">Activ</text:span><text:span text:style-name="T3">e <text:s/>% </text:span><text:span text:style-name="T3">FS - </text:span><text:span text:style-name="T3">100</text:span></text:p>
          </draw:text-box>
        </draw:frame>
        <draw:polygon draw:style-name="gr3" draw:text-style-name="P4" draw:layer="layout" svg:width="2.401cm" svg:height="0.801cm" svg:x="5.799cm" svg:y="5.9cm" svg:viewBox="0 0 2402 802" draw:points="0,0 2402,0 2402,802 0,802">
          <text:p/>
        </draw:polygon>
        <draw:polygon draw:style-name="gr4" draw:text-style-name="P5" draw:layer="layout" svg:width="2.401cm" svg:height="0.801cm" svg:x="5.799cm" svg:y="5.9cm" svg:viewBox="0 0 2402 802" draw:points="0,0 2402,0 2402,802 0,802">
          <text:p/>
        </draw:polygon>
        <draw:frame draw:style-name="gr18" draw:text-style-name="P7" draw:layer="layout" svg:width="2.038cm" svg:height="0.48cm" svg:x="1.1cm" svg:y="6.03cm">
          <draw:text-box>
            <text:p text:style-name="P2"><text:span text:style-name="T4">Scho</text:span><text:span text:style-name="T4">ol </text:span><text:span text:style-name="T4">Year</text:span></text:p>
          </draw:text-box>
        </draw:frame>
        <draw:polygon draw:style-name="gr3" draw:text-style-name="P4" draw:layer="layout" svg:width="2.4cm" svg:height="0.801cm" svg:x="8.199cm" svg:y="5.9cm" svg:viewBox="0 0 2401 802" draw:points="0,0 2401,0 2401,802 0,802">
          <text:p/>
        </draw:polygon>
        <draw:polygon draw:style-name="gr4" draw:text-style-name="P5" draw:layer="layout" svg:width="2.4cm" svg:height="0.801cm" svg:x="8.199cm" svg:y="5.9cm" svg:viewBox="0 0 2401 802" draw:points="0,0 2401,0 2401,802 0,802">
          <text:p/>
        </draw:polygon>
        <draw:frame draw:style-name="gr19" draw:text-style-name="P7" draw:layer="layout" svg:width="1.447cm" svg:height="0.48cm" svg:x="3.5cm" svg:y="6.03cm">
          <draw:text-box>
            <text:p text:style-name="P2"><text:span text:style-name="T4">Excu</text:span><text:span text:style-name="T4">sed</text:span></text:p>
          </draw:text-box>
        </draw:frame>
        <draw:polygon draw:style-name="gr3" draw:text-style-name="P4" draw:layer="layout" svg:width="2.401cm" svg:height="0.801cm" svg:x="10.599cm" svg:y="5.9cm" svg:viewBox="0 0 2402 802" draw:points="0,0 2402,0 2402,802 0,802">
          <text:p/>
        </draw:polygon>
        <draw:polygon draw:style-name="gr4" draw:text-style-name="P5" draw:layer="layout" svg:width="2.401cm" svg:height="0.801cm" svg:x="10.599cm" svg:y="5.9cm" svg:viewBox="0 0 2402 802" draw:points="0,0 2402,0 2402,802 0,802">
          <text:p/>
        </draw:polygon>
        <draw:frame draw:style-name="gr11" draw:text-style-name="P7" draw:layer="layout" svg:width="1.927cm" svg:height="0.48cm" svg:x="5.9cm" svg:y="6.03cm">
          <draw:text-box>
            <text:p text:style-name="P2"><text:span text:style-name="T4">Unex</text:span><text:span text:style-name="T4">cuse</text:span><text:span text:style-name="T4">d</text:span></text:p>
          </draw:text-box>
        </draw:frame>
        <draw:polygon draw:style-name="gr3" draw:text-style-name="P4" draw:layer="layout" svg:width="2.401cm" svg:height="0.801cm" svg:x="13cm" svg:y="5.9cm" svg:viewBox="0 0 2402 802" draw:points="0,0 2402,0 2402,802 0,802">
          <text:p/>
        </draw:polygon>
        <draw:polygon draw:style-name="gr4" draw:text-style-name="P5" draw:layer="layout" svg:width="2.401cm" svg:height="0.801cm" svg:x="13cm" svg:y="5.9cm" svg:viewBox="0 0 2402 802" draw:points="0,0 2402,0 2402,802 0,802">
          <text:p/>
        </draw:polygon>
        <draw:frame draw:style-name="gr20" draw:text-style-name="P7" draw:layer="layout" svg:width="2.138cm" svg:height="0.48cm" svg:x="8.3cm" svg:y="6.03cm">
          <draw:text-box>
            <text:p text:style-name="P2"><text:span text:style-name="T4">Medi</text:span><text:span text:style-name="T4">cal </text:span><text:span text:style-name="T4">Exc.</text:span></text:p>
          </draw:text-box>
        </draw:frame>
        <draw:polygon draw:style-name="gr3" draw:text-style-name="P4" draw:layer="layout" svg:width="2.401cm" svg:height="0.801cm" svg:x="15.399cm" svg:y="5.9cm" svg:viewBox="0 0 2402 802" draw:points="0,0 2402,0 2402,802 0,802">
          <text:p/>
        </draw:polygon>
        <draw:polygon draw:style-name="gr4" draw:text-style-name="P5" draw:layer="layout" svg:width="2.401cm" svg:height="0.801cm" svg:x="15.399cm" svg:y="5.9cm" svg:viewBox="0 0 2402 802" draw:points="0,0 2402,0 2402,802 0,802">
          <text:p/>
        </draw:polygon>
        <draw:frame draw:style-name="gr21" draw:text-style-name="P7" draw:layer="layout" svg:width="1.993cm" svg:height="0.48cm" svg:x="10.7cm" svg:y="6.03cm">
          <draw:text-box>
            <text:p text:style-name="P2"><text:span text:style-name="T4">Susp</text:span><text:span text:style-name="T4">ensi</text:span><text:span text:style-name="T4">on</text:span></text:p>
          </draw:text-box>
        </draw:frame>
        <draw:polygon draw:style-name="gr3" draw:text-style-name="P4" draw:layer="layout" svg:width="2.401cm" svg:height="0.801cm" svg:x="17.8cm" svg:y="5.9cm" svg:viewBox="0 0 2402 802" draw:points="0,0 2402,0 2402,802 0,802">
          <text:p/>
        </draw:polygon>
        <draw:polygon draw:style-name="gr4" draw:text-style-name="P5" draw:layer="layout" svg:width="2.401cm" svg:height="0.801cm" svg:x="17.8cm" svg:y="5.9cm" svg:viewBox="0 0 2402 802" draw:points="0,0 2402,0 2402,802 0,802">
          <text:p/>
        </draw:polygon>
        <draw:frame draw:style-name="gr22" draw:text-style-name="P7" draw:layer="layout" svg:width="2.034cm" svg:height="0.48cm" svg:x="13.1cm" svg:y="6.03cm">
          <draw:text-box>
            <text:p text:style-name="P2"><text:span text:style-name="T4">Total </text:span><text:span text:style-name="T4">Hour</text:span><text:span text:style-name="T4">s</text:span></text:p>
          </draw:text-box>
        </draw:frame>
        <draw:polygon draw:style-name="gr4" draw:text-style-name="P5" draw:layer="layout" svg:width="2.401cm" svg:height="0.802cm" svg:x="0.999cm" svg:y="6.699cm" svg:viewBox="0 0 2402 803" draw:points="0,0 2402,0 2402,803 0,803">
          <text:p/>
        </draw:polygon>
        <draw:frame draw:style-name="gr23" draw:text-style-name="P7" draw:layer="layout" svg:width="1.766cm" svg:height="0.48cm" svg:x="15.5cm" svg:y="6.03cm">
          <draw:text-box>
            <text:p text:style-name="P2"><text:span text:style-name="T4">Atte</text:span><text:span text:style-name="T4">ndin</text:span><text:span text:style-name="T4">g</text:span></text:p>
          </draw:text-box>
        </draw:frame>
        <draw:polygon draw:style-name="gr4" draw:text-style-name="P5" draw:layer="layout" svg:width="2.401cm" svg:height="0.802cm" svg:x="3.4cm" svg:y="6.699cm" svg:viewBox="0 0 2402 803" draw:points="0,0 2402,0 2402,803 0,803">
          <text:p/>
        </draw:polygon>
        <draw:frame draw:style-name="gr24" draw:text-style-name="P7" draw:layer="layout" svg:width="1.724cm" svg:height="0.48cm" svg:x="17.9cm" svg:y="6.03cm">
          <draw:text-box>
            <text:p text:style-name="P2"><text:span text:style-name="T4">Total </text:span><text:span text:style-name="T4">Abs.</text:span></text:p>
          </draw:text-box>
        </draw:frame>
        <draw:polygon draw:style-name="gr4" draw:text-style-name="P5" draw:layer="layout" svg:width="2.401cm" svg:height="0.802cm" svg:x="5.799cm" svg:y="6.699cm" svg:viewBox="0 0 2402 803" draw:points="0,0 2402,0 2402,803 0,803">
          <text:p/>
        </draw:polygon>
        <draw:frame draw:style-name="gr6" draw:text-style-name="P7" draw:layer="layout" svg:width="1.723cm" svg:height="0.48cm" svg:x="1.1cm" svg:y="6.83cm">
          <draw:text-box>
            <text:p text:style-name="P2"><text:span text:style-name="T3">2024</text:span><text:span text:style-name="T3">-</text:span><text:span text:style-name="T3">2025</text:span></text:p>
          </draw:text-box>
        </draw:frame>
        <draw:polygon draw:style-name="gr4" draw:text-style-name="P5" draw:layer="layout" svg:width="2.4cm" svg:height="0.802cm" svg:x="8.199cm" svg:y="6.699cm" svg:viewBox="0 0 2401 803" draw:points="0,0 2401,0 2401,803 0,803">
          <text:p/>
        </draw:polygon>
        <draw:frame draw:style-name="gr25" draw:text-style-name="P7" draw:layer="layout" svg:width="0.9cm" svg:height="0.48cm" svg:x="3.5cm" svg:y="6.83cm">
          <draw:text-box>
            <text:p text:style-name="P2"><text:span text:style-name="T3">35.00</text:span></text:p>
          </draw:text-box>
        </draw:frame>
        <draw:polygon draw:style-name="gr4" draw:text-style-name="P5" draw:layer="layout" svg:width="2.401cm" svg:height="0.802cm" svg:x="10.599cm" svg:y="6.699cm" svg:viewBox="0 0 2402 803" draw:points="0,0 2402,0 2402,803 0,803">
          <text:p/>
        </draw:polygon>
        <draw:frame draw:style-name="gr26" draw:text-style-name="P7" draw:layer="layout" svg:width="0.699cm" svg:height="0.48cm" svg:x="5.9cm" svg:y="6.8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2cm" svg:x="13cm" svg:y="6.699cm" svg:viewBox="0 0 2402 803" draw:points="0,0 2402,0 2402,803 0,803">
          <text:p/>
        </draw:polygon>
        <draw:frame draw:style-name="gr25" draw:text-style-name="P7" draw:layer="layout" svg:width="0.9cm" svg:height="0.48cm" svg:x="8.3cm" svg:y="6.83cm">
          <draw:text-box>
            <text:p text:style-name="P2"><text:span text:style-name="T3">31.17</text:span></text:p>
          </draw:text-box>
        </draw:frame>
        <draw:polygon draw:style-name="gr4" draw:text-style-name="P5" draw:layer="layout" svg:width="2.401cm" svg:height="0.802cm" svg:x="15.399cm" svg:y="6.699cm" svg:viewBox="0 0 2402 803" draw:points="0,0 2402,0 2402,803 0,803">
          <text:p/>
        </draw:polygon>
        <draw:frame draw:style-name="gr26" draw:text-style-name="P7" draw:layer="layout" svg:width="0.699cm" svg:height="0.48cm" svg:x="10.7cm" svg:y="6.8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2cm" svg:x="17.8cm" svg:y="6.699cm" svg:viewBox="0 0 2402 803" draw:points="0,0 2402,0 2402,803 0,803">
          <text:p/>
        </draw:polygon>
        <draw:frame draw:style-name="gr27" draw:text-style-name="P7" draw:layer="layout" svg:width="1.101cm" svg:height="0.48cm" svg:x="13.1cm" svg:y="6.83cm">
          <draw:text-box>
            <text:p text:style-name="P2"><text:span text:style-name="T3">628.0</text:span><text:span text:style-name="T3">0</text:span></text:p>
          </draw:text-box>
        </draw:frame>
        <draw:frame draw:style-name="gr27" draw:text-style-name="P7" draw:layer="layout" svg:width="1.101cm" svg:height="0.48cm" svg:x="15.5cm" svg:y="6.83cm">
          <draw:text-box>
            <text:p text:style-name="P2"><text:span text:style-name="T3">561.8</text:span><text:span text:style-name="T3">3</text:span></text:p>
          </draw:text-box>
        </draw:frame>
        <draw:frame draw:style-name="gr25" draw:text-style-name="P7" draw:layer="layout" svg:width="0.9cm" svg:height="0.48cm" svg:x="17.9cm" svg:y="6.83cm">
          <draw:text-box>
            <text:p text:style-name="P2"><text:span text:style-name="T3">35.00</text:span></text:p>
          </draw:text-box>
        </draw:frame>
        <draw:polygon draw:style-name="gr3" draw:text-style-name="P4" draw:layer="layout" svg:width="10cm" svg:height="0.802cm" svg:x="0.999cm" svg:y="12.499cm" svg:viewBox="0 0 10001 803" draw:points="0,0 10001,0 10001,803 0,803">
          <text:p/>
        </draw:polygon>
        <draw:polygon draw:style-name="gr4" draw:text-style-name="P5" draw:layer="layout" svg:width="10cm" svg:height="0.802cm" svg:x="0.999cm" svg:y="12.499cm" svg:viewBox="0 0 10001 803" draw:points="0,0 10001,0 10001,803 0,803">
          <text:p/>
        </draw:polygon>
        <draw:polygon draw:style-name="gr3" draw:text-style-name="P4" draw:layer="layout" svg:width="2.2cm" svg:height="0.802cm" svg:x="10.999cm" svg:y="12.499cm" svg:viewBox="0 0 2201 803" draw:points="0,0 2201,0 2201,803 0,803">
          <text:p/>
        </draw:polygon>
        <draw:polygon draw:style-name="gr4" draw:text-style-name="P5" draw:layer="layout" svg:width="2.2cm" svg:height="0.802cm" svg:x="10.999cm" svg:y="12.499cm" svg:viewBox="0 0 2201 803" draw:points="0,0 2201,0 2201,803 0,803">
          <text:p/>
        </draw:polygon>
        <draw:polygon draw:style-name="gr3" draw:text-style-name="P4" draw:layer="layout" svg:width="2.202cm" svg:height="0.802cm" svg:x="13.199cm" svg:y="12.499cm" svg:viewBox="0 0 2203 803" draw:points="0,0 2203,0 2203,803 0,803">
          <text:p/>
        </draw:polygon>
        <draw:polygon draw:style-name="gr4" draw:text-style-name="P5" draw:layer="layout" svg:width="2.202cm" svg:height="0.802cm" svg:x="13.199cm" svg:y="12.499cm" svg:viewBox="0 0 2203 803" draw:points="0,0 2203,0 2203,803 0,803">
          <text:p/>
        </draw:polygon>
        <draw:frame draw:style-name="gr28" draw:text-style-name="P7" draw:layer="layout" svg:width="4.497cm" svg:height="0.48cm" svg:x="1.1cm" svg:y="12.63cm">
          <draw:text-box>
            <text:p text:style-name="P2"><text:span text:style-name="T4">Mich</text:span><text:span text:style-name="T4">ael </text:span><text:span text:style-name="T4">John</text:span><text:span text:style-name="T4">son <text:s/></text:span><text:span text:style-name="T4">#117</text:span><text:span text:style-name="T4">031</text:span></text:p>
          </draw:text-box>
        </draw:frame>
        <draw:polygon draw:style-name="gr3" draw:text-style-name="P4" draw:layer="layout" svg:width="2.202cm" svg:height="0.802cm" svg:x="15.399cm" svg:y="12.499cm" svg:viewBox="0 0 2203 803" draw:points="0,0 2203,0 2203,803 0,803">
          <text:p/>
        </draw:polygon>
        <draw:polygon draw:style-name="gr4" draw:text-style-name="P5" draw:layer="layout" svg:width="2.202cm" svg:height="0.802cm" svg:x="15.399cm" svg:y="12.499cm" svg:viewBox="0 0 2203 803" draw:points="0,0 2203,0 2203,803 0,803">
          <text:p/>
        </draw:polygon>
        <draw:frame draw:style-name="gr8" draw:text-style-name="P7" draw:layer="layout" svg:width="0.88cm" svg:height="0.48cm" svg:x="11.679cm" svg:y="12.6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2cm" svg:x="17.6cm" svg:y="12.499cm" svg:viewBox="0 0 2201 803" draw:points="0,0 2201,0 2201,803 0,803">
          <text:p/>
        </draw:polygon>
        <draw:polygon draw:style-name="gr4" draw:text-style-name="P5" draw:layer="layout" svg:width="2.2cm" svg:height="0.802cm" svg:x="17.6cm" svg:y="12.499cm" svg:viewBox="0 0 2201 803" draw:points="0,0 2201,0 2201,803 0,803">
          <text:p/>
        </draw:polygon>
        <draw:frame draw:style-name="gr9" draw:text-style-name="P7" draw:layer="layout" svg:width="2.139cm" svg:height="0.48cm" svg:x="13.251cm" svg:y="12.63cm">
          <draw:text-box>
            <text:p text:style-name="P2"><text:span text:style-name="T4">Cons</text:span><text:span text:style-name="T4">ecuti</text:span><text:span text:style-name="T4">ve</text:span></text:p>
          </draw:text-box>
        </draw:frame>
        <draw:polygon draw:style-name="gr3" draw:text-style-name="P4" draw:layer="layout" svg:width="6.301cm" svg:height="0.801cm" svg:x="0.999cm" svg:y="13.3cm" svg:viewBox="0 0 6302 802" draw:points="0,0 6302,0 6302,802 0,802">
          <text:p/>
        </draw:polygon>
        <draw:polygon draw:style-name="gr4" draw:text-style-name="P5" draw:layer="layout" svg:width="6.301cm" svg:height="0.801cm" svg:x="0.999cm" svg:y="13.3cm" svg:viewBox="0 0 6302 802" draw:points="0,0 6302,0 6302,802 0,802">
          <text:p/>
        </draw:polygon>
        <draw:frame draw:style-name="gr10" draw:text-style-name="P7" draw:layer="layout" svg:width="1.468cm" svg:height="0.48cm" svg:x="15.824cm" svg:y="12.63cm">
          <draw:text-box>
            <text:p text:style-name="P2"><text:span text:style-name="T4">Mont</text:span><text:span text:style-name="T4">hly</text:span></text:p>
          </draw:text-box>
        </draw:frame>
        <draw:polygon draw:style-name="gr3" draw:text-style-name="P4" draw:layer="layout" svg:width="6.402cm" svg:height="0.801cm" svg:x="7.299cm" svg:y="13.3cm" svg:viewBox="0 0 6403 802" draw:points="0,0 6403,0 6403,802 0,802">
          <text:p/>
        </draw:polygon>
        <draw:polygon draw:style-name="gr4" draw:text-style-name="P5" draw:layer="layout" svg:width="6.402cm" svg:height="0.801cm" svg:x="7.299cm" svg:y="13.3cm" svg:viewBox="0 0 6403 802" draw:points="0,0 6403,0 6403,802 0,802">
          <text:p/>
        </draw:polygon>
        <draw:frame draw:style-name="gr11" draw:text-style-name="P7" draw:layer="layout" svg:width="1.927cm" svg:height="0.48cm" svg:x="17.749cm" svg:y="12.63cm">
          <draw:text-box>
            <text:p text:style-name="P2"><text:span text:style-name="T4">Thre</text:span><text:span text:style-name="T4">shol</text:span><text:span text:style-name="T4">ds</text:span></text:p>
          </draw:text-box>
        </draw:frame>
        <draw:polygon draw:style-name="gr3" draw:text-style-name="P4" draw:layer="layout" svg:width="6.301cm" svg:height="0.801cm" svg:x="13.699cm" svg:y="13.3cm" svg:viewBox="0 0 6302 802" draw:points="0,0 6302,0 6302,802 0,802">
          <text:p/>
        </draw:polygon>
        <draw:polygon draw:style-name="gr4" draw:text-style-name="P5" draw:layer="layout" svg:width="6.301cm" svg:height="0.801cm" svg:x="13.699cm" svg:y="13.3cm" svg:viewBox="0 0 6302 802" draw:points="0,0 6302,0 6302,802 0,802">
          <text:p/>
        </draw:polygon>
        <draw:frame draw:style-name="gr29" draw:text-style-name="P7" draw:layer="layout" svg:width="1.228cm" svg:height="0.48cm" svg:x="1.1cm" svg:y="13.43cm">
          <draw:text-box>
            <text:p text:style-name="P2"><text:span text:style-name="T3">Age: </text:span><text:span text:style-name="T3">10</text:span></text:p>
          </draw:text-box>
        </draw:frame>
        <draw:polygon draw:style-name="gr3" draw:text-style-name="P4" draw:layer="layout" svg:width="6.301cm" svg:height="0.801cm" svg:x="0.999cm" svg:y="14.1cm" svg:viewBox="0 0 6302 802" draw:points="0,0 6302,0 6302,802 0,802">
          <text:p/>
        </draw:polygon>
        <draw:polygon draw:style-name="gr4" draw:text-style-name="P5" draw:layer="layout" svg:width="6.301cm" svg:height="0.801cm" svg:x="0.999cm" svg:y="14.1cm" svg:viewBox="0 0 6302 802" draw:points="0,0 6302,0 6302,802 0,802">
          <text:p/>
        </draw:polygon>
        <draw:frame draw:style-name="gr30" draw:text-style-name="P7" draw:layer="layout" svg:width="3.867cm" svg:height="0.48cm" svg:x="8.628cm" svg:y="13.43cm">
          <draw:text-box>
            <text:p text:style-name="P2"><text:span text:style-name="T3">Cale</text:span><text:span text:style-name="T3">ndar: </text:span><text:span text:style-name="T3">Elem</text:span><text:span text:style-name="T3">entar</text:span><text:span text:style-name="T3">y B</text:span></text:p>
          </draw:text-box>
        </draw:frame>
        <draw:polygon draw:style-name="gr3" draw:text-style-name="P4" draw:layer="layout" svg:width="6.402cm" svg:height="0.801cm" svg:x="7.299cm" svg:y="14.1cm" svg:viewBox="0 0 6403 802" draw:points="0,0 6403,0 6403,802 0,802">
          <text:p/>
        </draw:polygon>
        <draw:polygon draw:style-name="gr4" draw:text-style-name="P5" draw:layer="layout" svg:width="6.402cm" svg:height="0.801cm" svg:x="7.299cm" svg:y="14.1cm" svg:viewBox="0 0 6403 802" draw:points="0,0 6403,0 6403,802 0,802">
          <text:p/>
        </draw:polygon>
        <draw:frame draw:style-name="gr14" draw:text-style-name="P7" draw:layer="layout" svg:width="1.602cm" svg:height="0.48cm" svg:x="18.331cm" svg:y="13.43cm">
          <draw:text-box>
            <text:p text:style-name="P2"><text:span text:style-name="T3">Grad</text:span><text:span text:style-name="T3">e: 03</text:span></text:p>
          </draw:text-box>
        </draw:frame>
        <draw:polygon draw:style-name="gr3" draw:text-style-name="P4" draw:layer="layout" svg:width="6.301cm" svg:height="0.801cm" svg:x="13.699cm" svg:y="14.1cm" svg:viewBox="0 0 6302 802" draw:points="0,0 6302,0 6302,802 0,802">
          <text:p/>
        </draw:polygon>
        <draw:polygon draw:style-name="gr4" draw:text-style-name="P5" draw:layer="layout" svg:width="6.301cm" svg:height="0.801cm" svg:x="13.699cm" svg:y="14.1cm" svg:viewBox="0 0 6302 802" draw:points="0,0 6302,0 6302,802 0,802">
          <text:p/>
        </draw:polygon>
        <draw:frame draw:style-name="gr31" draw:text-style-name="P7" draw:layer="layout" svg:width="5.41cm" svg:height="0.48cm" svg:x="1.1cm" svg:y="14.23cm">
          <draw:text-box>
            <text:p text:style-name="P2"><text:span text:style-name="T3">HR </text:span><text:span text:style-name="T3">Teac</text:span><text:span text:style-name="T3">her: </text:span><text:span text:style-name="T3">EDW</text:span><text:span text:style-name="T3">ARD</text:span><text:span text:style-name="T3">S, </text:span><text:span text:style-name="T3">MRS. </text:span><text:span text:style-name="T3">C.</text:span></text:p>
          </draw:text-box>
        </draw:frame>
        <draw:polygon draw:style-name="gr3" draw:text-style-name="P4" draw:layer="layout" svg:width="2.401cm" svg:height="0.801cm" svg:x="0.999cm" svg:y="15.1cm" svg:viewBox="0 0 2402 802" draw:points="0,0 2402,0 2402,802 0,802">
          <text:p/>
        </draw:polygon>
        <draw:polygon draw:style-name="gr4" draw:text-style-name="P5" draw:layer="layout" svg:width="2.401cm" svg:height="0.801cm" svg:x="0.999cm" svg:y="15.1cm" svg:viewBox="0 0 2402 802" draw:points="0,0 2402,0 2402,802 0,802">
          <text:p/>
        </draw:polygon>
        <draw:frame draw:style-name="gr16" draw:text-style-name="P7" draw:layer="layout" svg:width="5.234cm" svg:height="0.48cm" svg:x="7.981cm" svg:y="14.23cm">
          <draw:text-box>
            <text:p text:style-name="P2"><text:span text:style-name="T3">5 - </text:span><text:span text:style-name="T3">Resi</text:span><text:span text:style-name="T3">dent </text:span><text:span text:style-name="T3">Atten</text:span><text:span text:style-name="T3">ding </text:span><text:span text:style-name="T3">Full </text:span><text:span text:style-name="T3">Time</text:span></text:p>
          </draw:text-box>
        </draw:frame>
        <draw:polygon draw:style-name="gr3" draw:text-style-name="P4" draw:layer="layout" svg:width="2.401cm" svg:height="0.801cm" svg:x="3.4cm" svg:y="15.1cm" svg:viewBox="0 0 2402 802" draw:points="0,0 2402,0 2402,802 0,802">
          <text:p/>
        </draw:polygon>
        <draw:polygon draw:style-name="gr4" draw:text-style-name="P5" draw:layer="layout" svg:width="2.401cm" svg:height="0.801cm" svg:x="3.4cm" svg:y="15.1cm" svg:viewBox="0 0 2402 802" draw:points="0,0 2402,0 2402,802 0,802">
          <text:p/>
        </draw:polygon>
        <draw:frame draw:style-name="gr17" draw:text-style-name="P7" draw:layer="layout" svg:width="5.313cm" svg:height="0.48cm" svg:x="14.568cm" svg:y="14.23cm">
          <draw:text-box>
            <text:p text:style-name="P2"><text:span text:style-name="T3">ACTI</text:span><text:span text:style-name="T3">VE </text:span><text:span text:style-name="T3">RES </text:span><text:span text:style-name="T3">- </text:span><text:span text:style-name="T3">Activ</text:span><text:span text:style-name="T3">e <text:s/>% </text:span><text:span text:style-name="T3">FS - </text:span><text:span text:style-name="T3">100</text:span></text:p>
          </draw:text-box>
        </draw:frame>
        <draw:polygon draw:style-name="gr3" draw:text-style-name="P4" draw:layer="layout" svg:width="2.401cm" svg:height="0.801cm" svg:x="5.799cm" svg:y="15.1cm" svg:viewBox="0 0 2402 802" draw:points="0,0 2402,0 2402,802 0,802">
          <text:p/>
        </draw:polygon>
        <draw:polygon draw:style-name="gr4" draw:text-style-name="P5" draw:layer="layout" svg:width="2.401cm" svg:height="0.801cm" svg:x="5.799cm" svg:y="15.1cm" svg:viewBox="0 0 2402 802" draw:points="0,0 2402,0 2402,802 0,802">
          <text:p/>
        </draw:polygon>
        <draw:frame draw:style-name="gr18" draw:text-style-name="P7" draw:layer="layout" svg:width="2.038cm" svg:height="0.48cm" svg:x="1.1cm" svg:y="15.23cm">
          <draw:text-box>
            <text:p text:style-name="P2"><text:span text:style-name="T4">Scho</text:span><text:span text:style-name="T4">ol </text:span><text:span text:style-name="T4">Year</text:span></text:p>
          </draw:text-box>
        </draw:frame>
        <draw:polygon draw:style-name="gr3" draw:text-style-name="P4" draw:layer="layout" svg:width="2.4cm" svg:height="0.801cm" svg:x="8.199cm" svg:y="15.1cm" svg:viewBox="0 0 2401 802" draw:points="0,0 2401,0 2401,802 0,802">
          <text:p/>
        </draw:polygon>
        <draw:polygon draw:style-name="gr4" draw:text-style-name="P5" draw:layer="layout" svg:width="2.4cm" svg:height="0.801cm" svg:x="8.199cm" svg:y="15.1cm" svg:viewBox="0 0 2401 802" draw:points="0,0 2401,0 2401,802 0,802">
          <text:p/>
        </draw:polygon>
        <draw:frame draw:style-name="gr19" draw:text-style-name="P7" draw:layer="layout" svg:width="1.447cm" svg:height="0.48cm" svg:x="3.5cm" svg:y="15.23cm">
          <draw:text-box>
            <text:p text:style-name="P2"><text:span text:style-name="T4">Excu</text:span><text:span text:style-name="T4">sed</text:span></text:p>
          </draw:text-box>
        </draw:frame>
        <draw:polygon draw:style-name="gr3" draw:text-style-name="P4" draw:layer="layout" svg:width="2.401cm" svg:height="0.801cm" svg:x="10.599cm" svg:y="15.1cm" svg:viewBox="0 0 2402 802" draw:points="0,0 2402,0 2402,802 0,802">
          <text:p/>
        </draw:polygon>
        <draw:polygon draw:style-name="gr4" draw:text-style-name="P5" draw:layer="layout" svg:width="2.401cm" svg:height="0.801cm" svg:x="10.599cm" svg:y="15.1cm" svg:viewBox="0 0 2402 802" draw:points="0,0 2402,0 2402,802 0,802">
          <text:p/>
        </draw:polygon>
        <draw:frame draw:style-name="gr11" draw:text-style-name="P7" draw:layer="layout" svg:width="1.927cm" svg:height="0.48cm" svg:x="5.9cm" svg:y="15.23cm">
          <draw:text-box>
            <text:p text:style-name="P2"><text:span text:style-name="T4">Unex</text:span><text:span text:style-name="T4">cuse</text:span><text:span text:style-name="T4">d</text:span></text:p>
          </draw:text-box>
        </draw:frame>
        <draw:polygon draw:style-name="gr3" draw:text-style-name="P4" draw:layer="layout" svg:width="2.401cm" svg:height="0.801cm" svg:x="13cm" svg:y="15.1cm" svg:viewBox="0 0 2402 802" draw:points="0,0 2402,0 2402,802 0,802">
          <text:p/>
        </draw:polygon>
        <draw:polygon draw:style-name="gr4" draw:text-style-name="P5" draw:layer="layout" svg:width="2.401cm" svg:height="0.801cm" svg:x="13cm" svg:y="15.1cm" svg:viewBox="0 0 2402 802" draw:points="0,0 2402,0 2402,802 0,802">
          <text:p/>
        </draw:polygon>
        <draw:frame draw:style-name="gr20" draw:text-style-name="P7" draw:layer="layout" svg:width="2.138cm" svg:height="0.48cm" svg:x="8.3cm" svg:y="15.23cm">
          <draw:text-box>
            <text:p text:style-name="P2"><text:span text:style-name="T4">Medi</text:span><text:span text:style-name="T4">cal </text:span><text:span text:style-name="T4">Exc.</text:span></text:p>
          </draw:text-box>
        </draw:frame>
        <draw:polygon draw:style-name="gr3" draw:text-style-name="P4" draw:layer="layout" svg:width="2.401cm" svg:height="0.801cm" svg:x="15.399cm" svg:y="15.1cm" svg:viewBox="0 0 2402 802" draw:points="0,0 2402,0 2402,802 0,802">
          <text:p/>
        </draw:polygon>
        <draw:polygon draw:style-name="gr4" draw:text-style-name="P5" draw:layer="layout" svg:width="2.401cm" svg:height="0.801cm" svg:x="15.399cm" svg:y="15.1cm" svg:viewBox="0 0 2402 802" draw:points="0,0 2402,0 2402,802 0,802">
          <text:p/>
        </draw:polygon>
        <draw:frame draw:style-name="gr21" draw:text-style-name="P7" draw:layer="layout" svg:width="1.993cm" svg:height="0.48cm" svg:x="10.7cm" svg:y="15.23cm">
          <draw:text-box>
            <text:p text:style-name="P2"><text:span text:style-name="T4">Susp</text:span><text:span text:style-name="T4">ensi</text:span><text:span text:style-name="T4">on</text:span></text:p>
          </draw:text-box>
        </draw:frame>
        <draw:polygon draw:style-name="gr3" draw:text-style-name="P4" draw:layer="layout" svg:width="2.401cm" svg:height="0.801cm" svg:x="17.8cm" svg:y="15.1cm" svg:viewBox="0 0 2402 802" draw:points="0,0 2402,0 2402,802 0,802">
          <text:p/>
        </draw:polygon>
        <draw:polygon draw:style-name="gr4" draw:text-style-name="P5" draw:layer="layout" svg:width="2.401cm" svg:height="0.801cm" svg:x="17.8cm" svg:y="15.1cm" svg:viewBox="0 0 2402 802" draw:points="0,0 2402,0 2402,802 0,802">
          <text:p/>
        </draw:polygon>
        <draw:frame draw:style-name="gr22" draw:text-style-name="P7" draw:layer="layout" svg:width="2.034cm" svg:height="0.48cm" svg:x="13.1cm" svg:y="15.23cm">
          <draw:text-box>
            <text:p text:style-name="P2"><text:span text:style-name="T4">Total </text:span><text:span text:style-name="T4">Hour</text:span><text:span text:style-name="T4">s</text:span></text:p>
          </draw:text-box>
        </draw:frame>
        <draw:polygon draw:style-name="gr4" draw:text-style-name="P5" draw:layer="layout" svg:width="2.401cm" svg:height="0.801cm" svg:x="0.999cm" svg:y="15.9cm" svg:viewBox="0 0 2402 802" draw:points="0,0 2402,0 2402,802 0,802">
          <text:p/>
        </draw:polygon>
        <draw:frame draw:style-name="gr23" draw:text-style-name="P7" draw:layer="layout" svg:width="1.766cm" svg:height="0.48cm" svg:x="15.5cm" svg:y="15.23cm">
          <draw:text-box>
            <text:p text:style-name="P2"><text:span text:style-name="T4">Atte</text:span><text:span text:style-name="T4">ndin</text:span><text:span text:style-name="T4">g</text:span></text:p>
          </draw:text-box>
        </draw:frame>
        <draw:polygon draw:style-name="gr4" draw:text-style-name="P5" draw:layer="layout" svg:width="2.401cm" svg:height="0.801cm" svg:x="3.4cm" svg:y="15.9cm" svg:viewBox="0 0 2402 802" draw:points="0,0 2402,0 2402,802 0,802">
          <text:p/>
        </draw:polygon>
        <draw:frame draw:style-name="gr24" draw:text-style-name="P7" draw:layer="layout" svg:width="1.724cm" svg:height="0.48cm" svg:x="17.9cm" svg:y="15.23cm">
          <draw:text-box>
            <text:p text:style-name="P2"><text:span text:style-name="T4">Total </text:span><text:span text:style-name="T4">Abs.</text:span></text:p>
          </draw:text-box>
        </draw:frame>
        <draw:polygon draw:style-name="gr4" draw:text-style-name="P5" draw:layer="layout" svg:width="2.401cm" svg:height="0.801cm" svg:x="5.799cm" svg:y="15.9cm" svg:viewBox="0 0 2402 802" draw:points="0,0 2402,0 2402,802 0,802">
          <text:p/>
        </draw:polygon>
        <draw:frame draw:style-name="gr6" draw:text-style-name="P7" draw:layer="layout" svg:width="1.723cm" svg:height="0.48cm" svg:x="1.1cm" svg:y="16.03cm">
          <draw:text-box>
            <text:p text:style-name="P2"><text:span text:style-name="T3">2024</text:span><text:span text:style-name="T3">-</text:span><text:span text:style-name="T3">2025</text:span></text:p>
          </draw:text-box>
        </draw:frame>
        <draw:polygon draw:style-name="gr4" draw:text-style-name="P5" draw:layer="layout" svg:width="2.4cm" svg:height="0.801cm" svg:x="8.199cm" svg:y="15.9cm" svg:viewBox="0 0 2401 802" draw:points="0,0 2401,0 2401,802 0,802">
          <text:p/>
        </draw:polygon>
        <draw:frame draw:style-name="gr26" draw:text-style-name="P7" draw:layer="layout" svg:width="0.699cm" svg:height="0.48cm" svg:x="3.5cm" svg:y="16.03cm">
          <draw:text-box>
            <text:p text:style-name="P2"><text:span text:style-name="T3">6.00</text:span></text:p>
          </draw:text-box>
        </draw:frame>
        <draw:polygon draw:style-name="gr4" draw:text-style-name="P5" draw:layer="layout" svg:width="2.401cm" svg:height="0.801cm" svg:x="10.599cm" svg:y="15.9cm" svg:viewBox="0 0 2402 802" draw:points="0,0 2402,0 2402,802 0,802">
          <text:p/>
        </draw:polygon>
        <draw:frame draw:style-name="gr25" draw:text-style-name="P7" draw:layer="layout" svg:width="0.9cm" svg:height="0.48cm" svg:x="5.9cm" svg:y="16.03cm">
          <draw:text-box>
            <text:p text:style-name="P2"><text:span text:style-name="T3">62.00</text:span></text:p>
          </draw:text-box>
        </draw:frame>
        <draw:polygon draw:style-name="gr4" draw:text-style-name="P5" draw:layer="layout" svg:width="2.401cm" svg:height="0.801cm" svg:x="13cm" svg:y="15.9cm" svg:viewBox="0 0 2402 802" draw:points="0,0 2402,0 2402,802 0,802">
          <text:p/>
        </draw:polygon>
        <draw:frame draw:style-name="gr26" draw:text-style-name="P7" draw:layer="layout" svg:width="0.699cm" svg:height="0.48cm" svg:x="8.3cm" svg:y="16.03cm">
          <draw:text-box>
            <text:p text:style-name="P2"><text:span text:style-name="T3">6.00</text:span></text:p>
          </draw:text-box>
        </draw:frame>
        <draw:polygon draw:style-name="gr4" draw:text-style-name="P5" draw:layer="layout" svg:width="2.401cm" svg:height="0.801cm" svg:x="15.399cm" svg:y="15.9cm" svg:viewBox="0 0 2402 802" draw:points="0,0 2402,0 2402,802 0,802">
          <text:p/>
        </draw:polygon>
        <draw:frame draw:style-name="gr32" draw:text-style-name="P7" draw:layer="layout" svg:width="0.881cm" svg:height="0.48cm" svg:x="10.7cm" svg:y="16.03cm">
          <draw:text-box>
            <text:p text:style-name="P2"><text:span text:style-name="T3">19.40</text:span></text:p>
          </draw:text-box>
        </draw:frame>
        <draw:polygon draw:style-name="gr4" draw:text-style-name="P5" draw:layer="layout" svg:width="2.401cm" svg:height="0.801cm" svg:x="17.8cm" svg:y="15.9cm" svg:viewBox="0 0 2402 802" draw:points="0,0 2402,0 2402,802 0,802">
          <text:p/>
        </draw:polygon>
        <draw:frame draw:style-name="gr27" draw:text-style-name="P7" draw:layer="layout" svg:width="1.101cm" svg:height="0.48cm" svg:x="13.1cm" svg:y="16.03cm">
          <draw:text-box>
            <text:p text:style-name="P2"><text:span text:style-name="T3">628.0</text:span><text:span text:style-name="T3">0</text:span></text:p>
          </draw:text-box>
        </draw:frame>
        <draw:polygon draw:style-name="gr3" draw:text-style-name="P4" draw:layer="layout" svg:width="10cm" svg:height="0.801cm" svg:x="0.999cm" svg:y="17.1cm" svg:viewBox="0 0 10001 802" draw:points="0,0 10001,0 10001,802 0,802">
          <text:p/>
        </draw:polygon>
        <draw:polygon draw:style-name="gr4" draw:text-style-name="P5" draw:layer="layout" svg:width="10cm" svg:height="0.801cm" svg:x="0.999cm" svg:y="17.1cm" svg:viewBox="0 0 10001 802" draw:points="0,0 10001,0 10001,802 0,802">
          <text:p/>
        </draw:polygon>
        <draw:frame draw:style-name="gr27" draw:text-style-name="P7" draw:layer="layout" svg:width="1.101cm" svg:height="0.48cm" svg:x="15.5cm" svg:y="16.03cm">
          <draw:text-box>
            <text:p text:style-name="P2"><text:span text:style-name="T3">534.6</text:span><text:span text:style-name="T3">0</text:span></text:p>
          </draw:text-box>
        </draw:frame>
        <draw:polygon draw:style-name="gr3" draw:text-style-name="P4" draw:layer="layout" svg:width="2.2cm" svg:height="0.801cm" svg:x="10.999cm" svg:y="17.1cm" svg:viewBox="0 0 2201 802" draw:points="0,0 2201,0 2201,802 0,802">
          <text:p/>
        </draw:polygon>
        <draw:polygon draw:style-name="gr4" draw:text-style-name="P5" draw:layer="layout" svg:width="2.2cm" svg:height="0.801cm" svg:x="10.999cm" svg:y="17.1cm" svg:viewBox="0 0 2201 802" draw:points="0,0 2201,0 2201,802 0,802">
          <text:p/>
        </draw:polygon>
        <draw:frame draw:style-name="gr25" draw:text-style-name="P7" draw:layer="layout" svg:width="0.9cm" svg:height="0.48cm" svg:x="17.9cm" svg:y="16.03cm">
          <draw:text-box>
            <text:p text:style-name="P2"><text:span text:style-name="T3">87.40</text:span></text:p>
          </draw:text-box>
        </draw:frame>
        <draw:polygon draw:style-name="gr3" draw:text-style-name="P4" draw:layer="layout" svg:width="2.202cm" svg:height="0.801cm" svg:x="13.199cm" svg:y="17.1cm" svg:viewBox="0 0 2203 802" draw:points="0,0 2203,0 2203,802 0,802">
          <text:p/>
        </draw:polygon>
        <draw:polygon draw:style-name="gr4" draw:text-style-name="P5" draw:layer="layout" svg:width="2.202cm" svg:height="0.801cm" svg:x="13.199cm" svg:y="17.1cm" svg:viewBox="0 0 2203 802" draw:points="0,0 2203,0 2203,802 0,802">
          <text:p/>
        </draw:polygon>
        <draw:frame draw:style-name="gr33" draw:text-style-name="P7" draw:layer="layout" svg:width="3.608cm" svg:height="0.48cm" svg:x="1.1cm" svg:y="17.23cm">
          <draw:text-box>
            <text:p text:style-name="P2"><text:span text:style-name="T4">Emil</text:span><text:span text:style-name="T4">y </text:span><text:span text:style-name="T4">Davi</text:span><text:span text:style-name="T4">s <text:s/></text:span><text:span text:style-name="T4">#118</text:span><text:span text:style-name="T4">245</text:span></text:p>
          </draw:text-box>
        </draw:frame>
        <draw:polygon draw:style-name="gr3" draw:text-style-name="P4" draw:layer="layout" svg:width="2.202cm" svg:height="0.801cm" svg:x="15.399cm" svg:y="17.1cm" svg:viewBox="0 0 2203 802" draw:points="0,0 2203,0 2203,802 0,802">
          <text:p/>
        </draw:polygon>
        <draw:polygon draw:style-name="gr4" draw:text-style-name="P5" draw:layer="layout" svg:width="2.202cm" svg:height="0.801cm" svg:x="15.399cm" svg:y="17.1cm" svg:viewBox="0 0 2203 802" draw:points="0,0 2203,0 2203,802 0,802">
          <text:p/>
        </draw:polygon>
        <draw:frame draw:style-name="gr8" draw:text-style-name="P7" draw:layer="layout" svg:width="0.88cm" svg:height="0.48cm" svg:x="11.679cm" svg:y="17.2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cm" svg:y="17.1cm" svg:viewBox="0 0 2201 802" draw:points="0,0 2201,0 2201,802 0,802">
          <text:p/>
        </draw:polygon>
        <draw:polygon draw:style-name="gr4" draw:text-style-name="P5" draw:layer="layout" svg:width="2.2cm" svg:height="0.801cm" svg:x="17.6cm" svg:y="17.1cm" svg:viewBox="0 0 2201 802" draw:points="0,0 2201,0 2201,802 0,802">
          <text:p/>
        </draw:polygon>
        <draw:frame draw:style-name="gr9" draw:text-style-name="P7" draw:layer="layout" svg:width="2.139cm" svg:height="0.48cm" svg:x="13.251cm" svg:y="17.23cm">
          <draw:text-box>
            <text:p text:style-name="P2"><text:span text:style-name="T4">Cons</text:span><text:span text:style-name="T4">ecuti</text:span><text:span text:style-name="T4">ve</text:span></text:p>
          </draw:text-box>
        </draw:frame>
        <draw:polygon draw:style-name="gr3" draw:text-style-name="P4" draw:layer="layout" svg:width="6.301cm" svg:height="0.801cm" svg:x="0.999cm" svg:y="17.9cm" svg:viewBox="0 0 6302 802" draw:points="0,0 6302,0 6302,802 0,802">
          <text:p/>
        </draw:polygon>
        <draw:polygon draw:style-name="gr4" draw:text-style-name="P5" draw:layer="layout" svg:width="6.301cm" svg:height="0.801cm" svg:x="0.999cm" svg:y="17.9cm" svg:viewBox="0 0 6302 802" draw:points="0,0 6302,0 6302,802 0,802">
          <text:p/>
        </draw:polygon>
        <draw:frame draw:style-name="gr10" draw:text-style-name="P7" draw:layer="layout" svg:width="1.468cm" svg:height="0.48cm" svg:x="15.824cm" svg:y="17.23cm">
          <draw:text-box>
            <text:p text:style-name="P2"><text:span text:style-name="T4">Mont</text:span><text:span text:style-name="T4">hly</text:span></text:p>
          </draw:text-box>
        </draw:frame>
        <draw:polygon draw:style-name="gr3" draw:text-style-name="P4" draw:layer="layout" svg:width="6.402cm" svg:height="0.801cm" svg:x="7.299cm" svg:y="17.9cm" svg:viewBox="0 0 6403 802" draw:points="0,0 6403,0 6403,802 0,802">
          <text:p/>
        </draw:polygon>
        <draw:polygon draw:style-name="gr4" draw:text-style-name="P5" draw:layer="layout" svg:width="6.402cm" svg:height="0.801cm" svg:x="7.299cm" svg:y="17.9cm" svg:viewBox="0 0 6403 802" draw:points="0,0 6403,0 6403,802 0,802">
          <text:p/>
        </draw:polygon>
        <draw:frame draw:style-name="gr11" draw:text-style-name="P7" draw:layer="layout" svg:width="1.927cm" svg:height="0.48cm" svg:x="17.749cm" svg:y="17.23cm">
          <draw:text-box>
            <text:p text:style-name="P2"><text:span text:style-name="T4">Thre</text:span><text:span text:style-name="T4">shol</text:span><text:span text:style-name="T4">ds</text:span></text:p>
          </draw:text-box>
        </draw:frame>
        <draw:polygon draw:style-name="gr3" draw:text-style-name="P4" draw:layer="layout" svg:width="6.301cm" svg:height="0.801cm" svg:x="13.699cm" svg:y="17.9cm" svg:viewBox="0 0 6302 802" draw:points="0,0 6302,0 6302,802 0,802">
          <text:p/>
        </draw:polygon>
        <draw:polygon draw:style-name="gr4" draw:text-style-name="P5" draw:layer="layout" svg:width="6.301cm" svg:height="0.801cm" svg:x="13.699cm" svg:y="17.9cm" svg:viewBox="0 0 6302 802" draw:points="0,0 6302,0 6302,802 0,802">
          <text:p/>
        </draw:polygon>
        <draw:frame draw:style-name="gr12" draw:text-style-name="P7" draw:layer="layout" svg:width="1.027cm" svg:height="0.48cm" svg:x="1.1cm" svg:y="18.03cm">
          <draw:text-box>
            <text:p text:style-name="P2"><text:span text:style-name="T3">Age: </text:span><text:span text:style-name="T3">7</text:span></text:p>
          </draw:text-box>
        </draw:frame>
        <draw:polygon draw:style-name="gr3" draw:text-style-name="P4" draw:layer="layout" svg:width="6.301cm" svg:height="0.801cm" svg:x="0.999cm" svg:y="18.7cm" svg:viewBox="0 0 6302 802" draw:points="0,0 6302,0 6302,802 0,802">
          <text:p/>
        </draw:polygon>
        <draw:polygon draw:style-name="gr4" draw:text-style-name="P5" draw:layer="layout" svg:width="6.301cm" svg:height="0.801cm" svg:x="0.999cm" svg:y="18.7cm" svg:viewBox="0 0 6302 802" draw:points="0,0 6302,0 6302,802 0,802">
          <text:p/>
        </draw:polygon>
        <draw:frame draw:style-name="gr34" draw:text-style-name="P7" draw:layer="layout" svg:width="3.554cm" svg:height="0.48cm" svg:x="8.755cm" svg:y="18.03cm">
          <draw:text-box>
            <text:p text:style-name="P2"><text:span text:style-name="T3">Cale</text:span><text:span text:style-name="T3">ndar: </text:span><text:span text:style-name="T3">EL - </text:span><text:span text:style-name="T3">Defa</text:span><text:span text:style-name="T3">ult</text:span></text:p>
          </draw:text-box>
        </draw:frame>
        <draw:polygon draw:style-name="gr3" draw:text-style-name="P4" draw:layer="layout" svg:width="6.402cm" svg:height="0.801cm" svg:x="7.299cm" svg:y="18.7cm" svg:viewBox="0 0 6403 802" draw:points="0,0 6403,0 6403,802 0,802">
          <text:p/>
        </draw:polygon>
        <draw:polygon draw:style-name="gr4" draw:text-style-name="P5" draw:layer="layout" svg:width="6.402cm" svg:height="0.801cm" svg:x="7.299cm" svg:y="18.7cm" svg:viewBox="0 0 6403 802" draw:points="0,0 6403,0 6403,802 0,802">
          <text:p/>
        </draw:polygon>
        <draw:frame draw:style-name="gr14" draw:text-style-name="P7" draw:layer="layout" svg:width="1.602cm" svg:height="0.48cm" svg:x="18.331cm" svg:y="18.03cm">
          <draw:text-box>
            <text:p text:style-name="P2"><text:span text:style-name="T3">Grad</text:span><text:span text:style-name="T3">e: 01</text:span></text:p>
          </draw:text-box>
        </draw:frame>
        <draw:polygon draw:style-name="gr3" draw:text-style-name="P4" draw:layer="layout" svg:width="6.301cm" svg:height="0.801cm" svg:x="13.699cm" svg:y="18.7cm" svg:viewBox="0 0 6302 802" draw:points="0,0 6302,0 6302,802 0,802">
          <text:p/>
        </draw:polygon>
        <draw:polygon draw:style-name="gr4" draw:text-style-name="P5" draw:layer="layout" svg:width="6.301cm" svg:height="0.801cm" svg:x="13.699cm" svg:y="18.7cm" svg:viewBox="0 0 6302 802" draw:points="0,0 6302,0 6302,802 0,802">
          <text:p/>
        </draw:polygon>
        <draw:frame draw:style-name="gr35" draw:text-style-name="P7" draw:layer="layout" svg:width="6.798cm" svg:height="0.48cm" svg:x="1.1cm" svg:y="18.83cm">
          <draw:text-box>
            <text:p text:style-name="P2"><text:span text:style-name="T3">HR </text:span><text:span text:style-name="T3">Teac</text:span><text:span text:style-name="T3">her: </text:span><text:span text:style-name="T3">368 - </text:span><text:span text:style-name="T3">Non-</text:span><text:span text:style-name="T3">Pres</text:span><text:span text:style-name="T3">chool </text:span><text:span text:style-name="T3">Stud</text:span><text:span text:style-name="T3">ent</text:span></text:p>
          </draw:text-box>
        </draw:frame>
        <draw:polygon draw:style-name="gr3" draw:text-style-name="P4" draw:layer="layout" svg:width="2.401cm" svg:height="0.801cm" svg:x="0.999cm" svg:y="19.7cm" svg:viewBox="0 0 2402 802" draw:points="0,0 2402,0 2402,802 0,802">
          <text:p/>
        </draw:polygon>
        <draw:polygon draw:style-name="gr4" draw:text-style-name="P5" draw:layer="layout" svg:width="2.401cm" svg:height="0.801cm" svg:x="0.999cm" svg:y="19.7cm" svg:viewBox="0 0 2402 802" draw:points="0,0 2402,0 2402,802 0,802">
          <text:p/>
        </draw:polygon>
        <draw:frame draw:style-name="gr16" draw:text-style-name="P7" draw:layer="layout" svg:width="5.234cm" svg:height="0.48cm" svg:x="7.981cm" svg:y="18.83cm">
          <draw:text-box>
            <text:p text:style-name="P2"><text:span text:style-name="T3">5 - </text:span><text:span text:style-name="T3">Resi</text:span><text:span text:style-name="T3">dent </text:span><text:span text:style-name="T3">Atten</text:span><text:span text:style-name="T3">ding </text:span><text:span text:style-name="T3">Full </text:span><text:span text:style-name="T3">Time</text:span></text:p>
          </draw:text-box>
        </draw:frame>
        <draw:polygon draw:style-name="gr3" draw:text-style-name="P4" draw:layer="layout" svg:width="2.401cm" svg:height="0.801cm" svg:x="3.4cm" svg:y="19.7cm" svg:viewBox="0 0 2402 802" draw:points="0,0 2402,0 2402,802 0,802">
          <text:p/>
        </draw:polygon>
        <draw:polygon draw:style-name="gr4" draw:text-style-name="P5" draw:layer="layout" svg:width="2.401cm" svg:height="0.801cm" svg:x="3.4cm" svg:y="19.7cm" svg:viewBox="0 0 2402 802" draw:points="0,0 2402,0 2402,802 0,802">
          <text:p/>
        </draw:polygon>
        <draw:frame draw:style-name="gr36" draw:text-style-name="P7" draw:layer="layout" svg:width="6.25cm" svg:height="0.48cm" svg:x="13.627cm" svg:y="18.83cm">
          <draw:text-box>
            <text:p text:style-name="P2"><text:span text:style-name="T3">ESC</text:span><text:span text:style-name="T3">R - </text:span><text:span text:style-name="T3">ELE</text:span><text:span text:style-name="T3">M/JH </text:span><text:span text:style-name="T3">- </text:span><text:span text:style-name="T3">Inacti</text:span><text:span text:style-name="T3">ve <text:s/>% </text:span><text:span text:style-name="T3">FS - </text:span><text:span text:style-name="T3">100</text:span></text:p>
          </draw:text-box>
        </draw:frame>
        <draw:polygon draw:style-name="gr3" draw:text-style-name="P4" draw:layer="layout" svg:width="2.401cm" svg:height="0.801cm" svg:x="5.799cm" svg:y="19.7cm" svg:viewBox="0 0 2402 802" draw:points="0,0 2402,0 2402,802 0,802">
          <text:p/>
        </draw:polygon>
        <draw:polygon draw:style-name="gr4" draw:text-style-name="P5" draw:layer="layout" svg:width="2.401cm" svg:height="0.801cm" svg:x="5.799cm" svg:y="19.7cm" svg:viewBox="0 0 2402 802" draw:points="0,0 2402,0 2402,802 0,802">
          <text:p/>
        </draw:polygon>
        <draw:frame draw:style-name="gr18" draw:text-style-name="P7" draw:layer="layout" svg:width="2.038cm" svg:height="0.48cm" svg:x="1.1cm" svg:y="19.83cm">
          <draw:text-box>
            <text:p text:style-name="P2"><text:span text:style-name="T4">Scho</text:span><text:span text:style-name="T4">ol </text:span><text:span text:style-name="T4">Year</text:span></text:p>
          </draw:text-box>
        </draw:frame>
        <draw:polygon draw:style-name="gr3" draw:text-style-name="P4" draw:layer="layout" svg:width="2.4cm" svg:height="0.801cm" svg:x="8.199cm" svg:y="19.7cm" svg:viewBox="0 0 2401 802" draw:points="0,0 2401,0 2401,802 0,802">
          <text:p/>
        </draw:polygon>
        <draw:polygon draw:style-name="gr4" draw:text-style-name="P5" draw:layer="layout" svg:width="2.4cm" svg:height="0.801cm" svg:x="8.199cm" svg:y="19.7cm" svg:viewBox="0 0 2401 802" draw:points="0,0 2401,0 2401,802 0,802">
          <text:p/>
        </draw:polygon>
        <draw:frame draw:style-name="gr19" draw:text-style-name="P7" draw:layer="layout" svg:width="1.447cm" svg:height="0.48cm" svg:x="3.5cm" svg:y="19.83cm">
          <draw:text-box>
            <text:p text:style-name="P2"><text:span text:style-name="T4">Excu</text:span><text:span text:style-name="T4">sed</text:span></text:p>
          </draw:text-box>
        </draw:frame>
        <draw:polygon draw:style-name="gr3" draw:text-style-name="P4" draw:layer="layout" svg:width="2.401cm" svg:height="0.801cm" svg:x="10.599cm" svg:y="19.7cm" svg:viewBox="0 0 2402 802" draw:points="0,0 2402,0 2402,802 0,802">
          <text:p/>
        </draw:polygon>
        <draw:polygon draw:style-name="gr4" draw:text-style-name="P5" draw:layer="layout" svg:width="2.401cm" svg:height="0.801cm" svg:x="10.599cm" svg:y="19.7cm" svg:viewBox="0 0 2402 802" draw:points="0,0 2402,0 2402,802 0,802">
          <text:p/>
        </draw:polygon>
        <draw:frame draw:style-name="gr11" draw:text-style-name="P7" draw:layer="layout" svg:width="1.927cm" svg:height="0.48cm" svg:x="5.9cm" svg:y="19.83cm">
          <draw:text-box>
            <text:p text:style-name="P2"><text:span text:style-name="T4">Unex</text:span><text:span text:style-name="T4">cuse</text:span><text:span text:style-name="T4">d</text:span></text:p>
          </draw:text-box>
        </draw:frame>
        <draw:polygon draw:style-name="gr3" draw:text-style-name="P4" draw:layer="layout" svg:width="2.401cm" svg:height="0.801cm" svg:x="13cm" svg:y="19.7cm" svg:viewBox="0 0 2402 802" draw:points="0,0 2402,0 2402,802 0,802">
          <text:p/>
        </draw:polygon>
        <draw:polygon draw:style-name="gr4" draw:text-style-name="P5" draw:layer="layout" svg:width="2.401cm" svg:height="0.801cm" svg:x="13cm" svg:y="19.7cm" svg:viewBox="0 0 2402 802" draw:points="0,0 2402,0 2402,802 0,802">
          <text:p/>
        </draw:polygon>
        <draw:frame draw:style-name="gr20" draw:text-style-name="P7" draw:layer="layout" svg:width="2.138cm" svg:height="0.48cm" svg:x="8.3cm" svg:y="19.83cm">
          <draw:text-box>
            <text:p text:style-name="P2"><text:span text:style-name="T4">Medi</text:span><text:span text:style-name="T4">cal </text:span><text:span text:style-name="T4">Exc.</text:span></text:p>
          </draw:text-box>
        </draw:frame>
        <draw:polygon draw:style-name="gr3" draw:text-style-name="P4" draw:layer="layout" svg:width="2.401cm" svg:height="0.801cm" svg:x="15.399cm" svg:y="19.7cm" svg:viewBox="0 0 2402 802" draw:points="0,0 2402,0 2402,802 0,802">
          <text:p/>
        </draw:polygon>
        <draw:polygon draw:style-name="gr4" draw:text-style-name="P5" draw:layer="layout" svg:width="2.401cm" svg:height="0.801cm" svg:x="15.399cm" svg:y="19.7cm" svg:viewBox="0 0 2402 802" draw:points="0,0 2402,0 2402,802 0,802">
          <text:p/>
        </draw:polygon>
        <draw:frame draw:style-name="gr21" draw:text-style-name="P7" draw:layer="layout" svg:width="1.993cm" svg:height="0.48cm" svg:x="10.7cm" svg:y="19.83cm">
          <draw:text-box>
            <text:p text:style-name="P2"><text:span text:style-name="T4">Susp</text:span><text:span text:style-name="T4">ensi</text:span><text:span text:style-name="T4">on</text:span></text:p>
          </draw:text-box>
        </draw:frame>
        <draw:polygon draw:style-name="gr3" draw:text-style-name="P4" draw:layer="layout" svg:width="2.401cm" svg:height="0.801cm" svg:x="17.8cm" svg:y="19.7cm" svg:viewBox="0 0 2402 802" draw:points="0,0 2402,0 2402,802 0,802">
          <text:p/>
        </draw:polygon>
        <draw:polygon draw:style-name="gr4" draw:text-style-name="P5" draw:layer="layout" svg:width="2.401cm" svg:height="0.801cm" svg:x="17.8cm" svg:y="19.7cm" svg:viewBox="0 0 2402 802" draw:points="0,0 2402,0 2402,802 0,802">
          <text:p/>
        </draw:polygon>
        <draw:frame draw:style-name="gr22" draw:text-style-name="P7" draw:layer="layout" svg:width="2.034cm" svg:height="0.48cm" svg:x="13.1cm" svg:y="19.83cm">
          <draw:text-box>
            <text:p text:style-name="P2"><text:span text:style-name="T4">Total </text:span><text:span text:style-name="T4">Hour</text:span><text:span text:style-name="T4">s</text:span></text:p>
          </draw:text-box>
        </draw:frame>
        <draw:polygon draw:style-name="gr4" draw:text-style-name="P5" draw:layer="layout" svg:width="2.401cm" svg:height="0.801cm" svg:x="0.999cm" svg:y="20.5cm" svg:viewBox="0 0 2402 802" draw:points="0,0 2402,0 2402,802 0,802">
          <text:p/>
        </draw:polygon>
        <draw:frame draw:style-name="gr23" draw:text-style-name="P7" draw:layer="layout" svg:width="1.766cm" svg:height="0.48cm" svg:x="15.5cm" svg:y="19.83cm">
          <draw:text-box>
            <text:p text:style-name="P2"><text:span text:style-name="T4">Atte</text:span><text:span text:style-name="T4">ndin</text:span><text:span text:style-name="T4">g</text:span></text:p>
          </draw:text-box>
        </draw:frame>
        <draw:polygon draw:style-name="gr4" draw:text-style-name="P5" draw:layer="layout" svg:width="2.401cm" svg:height="0.801cm" svg:x="3.4cm" svg:y="20.5cm" svg:viewBox="0 0 2402 802" draw:points="0,0 2402,0 2402,802 0,802">
          <text:p/>
        </draw:polygon>
        <draw:frame draw:style-name="gr24" draw:text-style-name="P7" draw:layer="layout" svg:width="1.724cm" svg:height="0.48cm" svg:x="17.9cm" svg:y="19.83cm">
          <draw:text-box>
            <text:p text:style-name="P2"><text:span text:style-name="T4">Total </text:span><text:span text:style-name="T4">Abs.</text:span></text:p>
          </draw:text-box>
        </draw:frame>
        <draw:polygon draw:style-name="gr4" draw:text-style-name="P5" draw:layer="layout" svg:width="2.401cm" svg:height="0.801cm" svg:x="5.799cm" svg:y="20.5cm" svg:viewBox="0 0 2402 802" draw:points="0,0 2402,0 2402,802 0,802">
          <text:p/>
        </draw:polygon>
        <draw:frame draw:style-name="gr6" draw:text-style-name="P7" draw:layer="layout" svg:width="1.723cm" svg:height="0.48cm" svg:x="1.1cm" svg:y="20.63cm">
          <draw:text-box>
            <text:p text:style-name="P2"><text:span text:style-name="T3">2024</text:span><text:span text:style-name="T3">-</text:span><text:span text:style-name="T3">2025</text:span></text:p>
          </draw:text-box>
        </draw:frame>
        <draw:polygon draw:style-name="gr4" draw:text-style-name="P5" draw:layer="layout" svg:width="2.4cm" svg:height="0.801cm" svg:x="8.199cm" svg:y="20.5cm" svg:viewBox="0 0 2401 802" draw:points="0,0 2401,0 2401,802 0,802">
          <text:p/>
        </draw:polygon>
        <draw:frame draw:style-name="gr25" draw:text-style-name="P7" draw:layer="layout" svg:width="0.9cm" svg:height="0.48cm" svg:x="3.5cm" svg:y="20.63cm">
          <draw:text-box>
            <text:p text:style-name="P2"><text:span text:style-name="T3">50.00</text:span></text:p>
          </draw:text-box>
        </draw:frame>
        <draw:polygon draw:style-name="gr4" draw:text-style-name="P5" draw:layer="layout" svg:width="2.401cm" svg:height="0.801cm" svg:x="10.599cm" svg:y="20.5cm" svg:viewBox="0 0 2402 802" draw:points="0,0 2402,0 2402,802 0,802">
          <text:p/>
        </draw:polygon>
        <draw:frame draw:style-name="gr26" draw:text-style-name="P7" draw:layer="layout" svg:width="0.699cm" svg:height="0.48cm" svg:x="5.9cm" svg:y="20.6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3cm" svg:y="20.5cm" svg:viewBox="0 0 2402 802" draw:points="0,0 2402,0 2402,802 0,802">
          <text:p/>
        </draw:polygon>
        <draw:frame draw:style-name="gr26" draw:text-style-name="P7" draw:layer="layout" svg:width="0.699cm" svg:height="0.48cm" svg:x="8.3cm" svg:y="20.6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5.399cm" svg:y="20.5cm" svg:viewBox="0 0 2402 802" draw:points="0,0 2402,0 2402,802 0,802">
          <text:p/>
        </draw:polygon>
        <draw:frame draw:style-name="gr26" draw:text-style-name="P7" draw:layer="layout" svg:width="0.699cm" svg:height="0.48cm" svg:x="10.7cm" svg:y="20.6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cm" svg:y="20.5cm" svg:viewBox="0 0 2402 802" draw:points="0,0 2402,0 2402,802 0,802">
          <text:p/>
        </draw:polygon>
        <draw:frame draw:style-name="gr27" draw:text-style-name="P7" draw:layer="layout" svg:width="1.101cm" svg:height="0.48cm" svg:x="13.1cm" svg:y="20.63cm">
          <draw:text-box>
            <text:p text:style-name="P2"><text:span text:style-name="T3">634.0</text:span><text:span text:style-name="T3">0</text:span></text:p>
          </draw:text-box>
        </draw:frame>
        <draw:frame draw:style-name="gr27" draw:text-style-name="P7" draw:layer="layout" svg:width="1.101cm" svg:height="0.48cm" svg:x="15.5cm" svg:y="20.63cm">
          <draw:text-box>
            <text:p text:style-name="P2"><text:span text:style-name="T3">584.0</text:span><text:span text:style-name="T3">0</text:span></text:p>
          </draw:text-box>
        </draw:frame>
        <draw:frame draw:style-name="gr25" draw:text-style-name="P7" draw:layer="layout" svg:width="0.9cm" svg:height="0.48cm" svg:x="17.9cm" svg:y="20.63cm">
          <draw:text-box>
            <text:p text:style-name="P2"><text:span text:style-name="T3">50.00</text:span></text:p>
          </draw:text-box>
        </draw:frame>
        <draw:polygon draw:style-name="gr3" draw:text-style-name="P4" draw:layer="layout" svg:width="10cm" svg:height="0.801cm" svg:x="1cm" svg:y="7.8cm" svg:viewBox="0 0 10001 802" draw:points="0,0 10001,0 10001,802 0,802">
          <text:p/>
        </draw:polygon>
        <draw:polygon draw:style-name="gr4" draw:text-style-name="P5" draw:layer="layout" svg:width="10cm" svg:height="0.801cm" svg:x="1cm" svg:y="7.8cm" svg:viewBox="0 0 10001 802" draw:points="0,0 10001,0 10001,802 0,802">
          <text:p/>
        </draw:polygon>
        <draw:polygon draw:style-name="gr3" draw:text-style-name="P4" draw:layer="layout" svg:width="2.2cm" svg:height="0.801cm" svg:x="11cm" svg:y="7.8cm" svg:viewBox="0 0 2201 802" draw:points="0,0 2201,0 2201,802 0,802">
          <text:p/>
        </draw:polygon>
        <draw:polygon draw:style-name="gr4" draw:text-style-name="P5" draw:layer="layout" svg:width="2.2cm" svg:height="0.801cm" svg:x="11cm" svg:y="7.8cm" svg:viewBox="0 0 2201 802" draw:points="0,0 2201,0 2201,802 0,802">
          <text:p/>
        </draw:polygon>
        <draw:polygon draw:style-name="gr3" draw:text-style-name="P4" draw:layer="layout" svg:width="2.202cm" svg:height="0.801cm" svg:x="13.2cm" svg:y="7.8cm" svg:viewBox="0 0 2203 802" draw:points="0,0 2203,0 2203,802 0,802">
          <text:p/>
        </draw:polygon>
        <draw:polygon draw:style-name="gr4" draw:text-style-name="P5" draw:layer="layout" svg:width="2.202cm" svg:height="0.801cm" svg:x="13.2cm" svg:y="7.8cm" svg:viewBox="0 0 2203 802" draw:points="0,0 2203,0 2203,802 0,802">
          <text:p/>
        </draw:polygon>
        <draw:frame draw:style-name="gr37" draw:text-style-name="P7" draw:layer="layout" svg:width="4.407cm" svg:height="0.48cm" svg:x="1.101cm" svg:y="7.93cm">
          <draw:text-box>
            <text:p text:style-name="P2"><text:span text:style-name="T4">Chri</text:span><text:span text:style-name="T4">stop</text:span><text:span text:style-name="T4">her </text:span><text:span text:style-name="T4">Lee <text:s/></text:span><text:span text:style-name="T4">#122</text:span><text:span text:style-name="T4">965</text:span></text:p>
          </draw:text-box>
        </draw:frame>
        <draw:polygon draw:style-name="gr3" draw:text-style-name="P4" draw:layer="layout" svg:width="2.202cm" svg:height="0.801cm" svg:x="15.4cm" svg:y="7.8cm" svg:viewBox="0 0 2203 802" draw:points="0,0 2203,0 2203,802 0,802">
          <text:p/>
        </draw:polygon>
        <draw:polygon draw:style-name="gr4" draw:text-style-name="P5" draw:layer="layout" svg:width="2.202cm" svg:height="0.801cm" svg:x="15.4cm" svg:y="7.8cm" svg:viewBox="0 0 2203 802" draw:points="0,0 2203,0 2203,802 0,802">
          <text:p/>
        </draw:polygon>
        <draw:frame draw:style-name="gr8" draw:text-style-name="P7" draw:layer="layout" svg:width="0.88cm" svg:height="0.48cm" svg:x="11.68cm" svg:y="7.9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01cm" svg:y="7.8cm" svg:viewBox="0 0 2201 802" draw:points="0,0 2201,0 2201,802 0,802">
          <text:p/>
        </draw:polygon>
        <draw:polygon draw:style-name="gr4" draw:text-style-name="P5" draw:layer="layout" svg:width="2.2cm" svg:height="0.801cm" svg:x="17.601cm" svg:y="7.8cm" svg:viewBox="0 0 2201 802" draw:points="0,0 2201,0 2201,802 0,802">
          <text:p/>
        </draw:polygon>
        <draw:frame draw:style-name="gr9" draw:text-style-name="P7" draw:layer="layout" svg:width="2.139cm" svg:height="0.48cm" svg:x="13.252cm" svg:y="7.93cm">
          <draw:text-box>
            <text:p text:style-name="P2"><text:span text:style-name="T4">Cons</text:span><text:span text:style-name="T4">ecuti</text:span><text:span text:style-name="T4">ve</text:span></text:p>
          </draw:text-box>
        </draw:frame>
        <draw:polygon draw:style-name="gr3" draw:text-style-name="P4" draw:layer="layout" svg:width="6.301cm" svg:height="0.802cm" svg:x="1cm" svg:y="8.599cm" svg:viewBox="0 0 6302 803" draw:points="0,0 6302,0 6302,803 0,803">
          <text:p/>
        </draw:polygon>
        <draw:polygon draw:style-name="gr4" draw:text-style-name="P5" draw:layer="layout" svg:width="6.301cm" svg:height="0.802cm" svg:x="1cm" svg:y="8.599cm" svg:viewBox="0 0 6302 803" draw:points="0,0 6302,0 6302,803 0,803">
          <text:p/>
        </draw:polygon>
        <draw:frame draw:style-name="gr10" draw:text-style-name="P7" draw:layer="layout" svg:width="1.468cm" svg:height="0.48cm" svg:x="15.825cm" svg:y="7.93cm">
          <draw:text-box>
            <text:p text:style-name="P2"><text:span text:style-name="T4">Mont</text:span><text:span text:style-name="T4">hly</text:span></text:p>
          </draw:text-box>
        </draw:frame>
        <draw:polygon draw:style-name="gr3" draw:text-style-name="P4" draw:layer="layout" svg:width="6.402cm" svg:height="0.802cm" svg:x="7.3cm" svg:y="8.599cm" svg:viewBox="0 0 6403 803" draw:points="0,0 6403,0 6403,803 0,803">
          <text:p/>
        </draw:polygon>
        <draw:polygon draw:style-name="gr4" draw:text-style-name="P5" draw:layer="layout" svg:width="6.402cm" svg:height="0.802cm" svg:x="7.3cm" svg:y="8.599cm" svg:viewBox="0 0 6403 803" draw:points="0,0 6403,0 6403,803 0,803">
          <text:p/>
        </draw:polygon>
        <draw:frame draw:style-name="gr11" draw:text-style-name="P7" draw:layer="layout" svg:width="1.927cm" svg:height="0.48cm" svg:x="17.75cm" svg:y="7.93cm">
          <draw:text-box>
            <text:p text:style-name="P2"><text:span text:style-name="T4">Thre</text:span><text:span text:style-name="T4">shol</text:span><text:span text:style-name="T4">ds</text:span></text:p>
          </draw:text-box>
        </draw:frame>
        <draw:polygon draw:style-name="gr3" draw:text-style-name="P4" draw:layer="layout" svg:width="6.301cm" svg:height="0.802cm" svg:x="13.7cm" svg:y="8.599cm" svg:viewBox="0 0 6302 803" draw:points="0,0 6302,0 6302,803 0,803">
          <text:p/>
        </draw:polygon>
        <draw:polygon draw:style-name="gr4" draw:text-style-name="P5" draw:layer="layout" svg:width="6.301cm" svg:height="0.802cm" svg:x="13.7cm" svg:y="8.599cm" svg:viewBox="0 0 6302 803" draw:points="0,0 6302,0 6302,803 0,803">
          <text:p/>
        </draw:polygon>
        <draw:frame draw:style-name="gr12" draw:text-style-name="P7" draw:layer="layout" svg:width="1.027cm" svg:height="0.48cm" svg:x="1.101cm" svg:y="8.73cm">
          <draw:text-box>
            <text:p text:style-name="P2"><text:span text:style-name="T3">Age: </text:span><text:span text:style-name="T3">7</text:span></text:p>
          </draw:text-box>
        </draw:frame>
        <draw:polygon draw:style-name="gr3" draw:text-style-name="P4" draw:layer="layout" svg:width="6.301cm" svg:height="0.801cm" svg:x="1cm" svg:y="9.4cm" svg:viewBox="0 0 6302 802" draw:points="0,0 6302,0 6302,802 0,802">
          <text:p/>
        </draw:polygon>
        <draw:polygon draw:style-name="gr4" draw:text-style-name="P5" draw:layer="layout" svg:width="6.301cm" svg:height="0.801cm" svg:x="1cm" svg:y="9.4cm" svg:viewBox="0 0 6302 802" draw:points="0,0 6302,0 6302,802 0,802">
          <text:p/>
        </draw:polygon>
        <draw:frame draw:style-name="gr13" draw:text-style-name="P7" draw:layer="layout" svg:width="3.863cm" svg:height="0.48cm" svg:x="8.629cm" svg:y="8.73cm">
          <draw:text-box>
            <text:p text:style-name="P2"><text:span text:style-name="T3">Cale</text:span><text:span text:style-name="T3">ndar: </text:span><text:span text:style-name="T3">Elem</text:span><text:span text:style-name="T3">entar</text:span><text:span text:style-name="T3">y A</text:span></text:p>
          </draw:text-box>
        </draw:frame>
        <draw:polygon draw:style-name="gr3" draw:text-style-name="P4" draw:layer="layout" svg:width="6.402cm" svg:height="0.801cm" svg:x="7.3cm" svg:y="9.4cm" svg:viewBox="0 0 6403 802" draw:points="0,0 6403,0 6403,802 0,802">
          <text:p/>
        </draw:polygon>
        <draw:polygon draw:style-name="gr4" draw:text-style-name="P5" draw:layer="layout" svg:width="6.402cm" svg:height="0.801cm" svg:x="7.3cm" svg:y="9.4cm" svg:viewBox="0 0 6403 802" draw:points="0,0 6403,0 6403,802 0,802">
          <text:p/>
        </draw:polygon>
        <draw:frame draw:style-name="gr14" draw:text-style-name="P7" draw:layer="layout" svg:width="1.602cm" svg:height="0.48cm" svg:x="18.332cm" svg:y="8.73cm">
          <draw:text-box>
            <text:p text:style-name="P2"><text:span text:style-name="T3">Grad</text:span><text:span text:style-name="T3">e: 01</text:span></text:p>
          </draw:text-box>
        </draw:frame>
        <draw:polygon draw:style-name="gr3" draw:text-style-name="P4" draw:layer="layout" svg:width="6.301cm" svg:height="0.801cm" svg:x="13.7cm" svg:y="9.4cm" svg:viewBox="0 0 6302 802" draw:points="0,0 6302,0 6302,802 0,802">
          <text:p/>
        </draw:polygon>
        <draw:polygon draw:style-name="gr4" draw:text-style-name="P5" draw:layer="layout" svg:width="6.301cm" svg:height="0.801cm" svg:x="13.7cm" svg:y="9.4cm" svg:viewBox="0 0 6302 802" draw:points="0,0 6302,0 6302,802 0,802">
          <text:p/>
        </draw:polygon>
        <draw:frame draw:style-name="gr38" draw:text-style-name="P7" draw:layer="layout" svg:width="4.766cm" svg:height="0.48cm" svg:x="1.101cm" svg:y="9.53cm">
          <draw:text-box>
            <text:p text:style-name="P2"><text:span text:style-name="T3">HR </text:span><text:span text:style-name="T3">Teac</text:span><text:span text:style-name="T3">her: </text:span><text:span text:style-name="T3">CLA</text:span><text:span text:style-name="T3">RK, </text:span><text:span text:style-name="T3">MRS. </text:span><text:span text:style-name="T3">S.</text:span></text:p>
          </draw:text-box>
        </draw:frame>
        <draw:polygon draw:style-name="gr3" draw:text-style-name="P4" draw:layer="layout" svg:width="2.401cm" svg:height="0.801cm" svg:x="1cm" svg:y="10.4cm" svg:viewBox="0 0 2402 802" draw:points="0,0 2402,0 2402,802 0,802">
          <text:p/>
        </draw:polygon>
        <draw:polygon draw:style-name="gr4" draw:text-style-name="P5" draw:layer="layout" svg:width="2.401cm" svg:height="0.801cm" svg:x="1cm" svg:y="10.4cm" svg:viewBox="0 0 2402 802" draw:points="0,0 2402,0 2402,802 0,802">
          <text:p/>
        </draw:polygon>
        <draw:frame draw:style-name="gr16" draw:text-style-name="P7" draw:layer="layout" svg:width="5.234cm" svg:height="0.48cm" svg:x="7.982cm" svg:y="9.53cm">
          <draw:text-box>
            <text:p text:style-name="P2"><text:span text:style-name="T3">5 - </text:span><text:span text:style-name="T3">Resi</text:span><text:span text:style-name="T3">dent </text:span><text:span text:style-name="T3">Atten</text:span><text:span text:style-name="T3">ding </text:span><text:span text:style-name="T3">Full </text:span><text:span text:style-name="T3">Time</text:span></text:p>
          </draw:text-box>
        </draw:frame>
        <draw:polygon draw:style-name="gr3" draw:text-style-name="P4" draw:layer="layout" svg:width="2.401cm" svg:height="0.801cm" svg:x="3.401cm" svg:y="10.4cm" svg:viewBox="0 0 2402 802" draw:points="0,0 2402,0 2402,802 0,802">
          <text:p/>
        </draw:polygon>
        <draw:polygon draw:style-name="gr4" draw:text-style-name="P5" draw:layer="layout" svg:width="2.401cm" svg:height="0.801cm" svg:x="3.401cm" svg:y="10.4cm" svg:viewBox="0 0 2402 802" draw:points="0,0 2402,0 2402,802 0,802">
          <text:p/>
        </draw:polygon>
        <draw:frame draw:style-name="gr17" draw:text-style-name="P7" draw:layer="layout" svg:width="5.313cm" svg:height="0.48cm" svg:x="14.569cm" svg:y="9.53cm">
          <draw:text-box>
            <text:p text:style-name="P2"><text:span text:style-name="T3">ACTI</text:span><text:span text:style-name="T3">VE </text:span><text:span text:style-name="T3">RES </text:span><text:span text:style-name="T3">- </text:span><text:span text:style-name="T3">Activ</text:span><text:span text:style-name="T3">e <text:s/>% </text:span><text:span text:style-name="T3">FS - </text:span><text:span text:style-name="T3">100</text:span></text:p>
          </draw:text-box>
        </draw:frame>
        <draw:polygon draw:style-name="gr3" draw:text-style-name="P4" draw:layer="layout" svg:width="2.401cm" svg:height="0.801cm" svg:x="5.8cm" svg:y="10.4cm" svg:viewBox="0 0 2402 802" draw:points="0,0 2402,0 2402,802 0,802">
          <text:p/>
        </draw:polygon>
        <draw:polygon draw:style-name="gr4" draw:text-style-name="P5" draw:layer="layout" svg:width="2.401cm" svg:height="0.801cm" svg:x="5.8cm" svg:y="10.4cm" svg:viewBox="0 0 2402 802" draw:points="0,0 2402,0 2402,802 0,802">
          <text:p/>
        </draw:polygon>
        <draw:frame draw:style-name="gr18" draw:text-style-name="P7" draw:layer="layout" svg:width="2.038cm" svg:height="0.48cm" svg:x="1.101cm" svg:y="10.53cm">
          <draw:text-box>
            <text:p text:style-name="P2"><text:span text:style-name="T4">Scho</text:span><text:span text:style-name="T4">ol </text:span><text:span text:style-name="T4">Year</text:span></text:p>
          </draw:text-box>
        </draw:frame>
        <draw:polygon draw:style-name="gr3" draw:text-style-name="P4" draw:layer="layout" svg:width="2.4cm" svg:height="0.801cm" svg:x="8.2cm" svg:y="10.4cm" svg:viewBox="0 0 2401 802" draw:points="0,0 2401,0 2401,802 0,802">
          <text:p/>
        </draw:polygon>
        <draw:polygon draw:style-name="gr4" draw:text-style-name="P5" draw:layer="layout" svg:width="2.4cm" svg:height="0.801cm" svg:x="8.2cm" svg:y="10.4cm" svg:viewBox="0 0 2401 802" draw:points="0,0 2401,0 2401,802 0,802">
          <text:p/>
        </draw:polygon>
        <draw:frame draw:style-name="gr19" draw:text-style-name="P7" draw:layer="layout" svg:width="1.447cm" svg:height="0.48cm" svg:x="3.501cm" svg:y="10.53cm">
          <draw:text-box>
            <text:p text:style-name="P2"><text:span text:style-name="T4">Excu</text:span><text:span text:style-name="T4">sed</text:span></text:p>
          </draw:text-box>
        </draw:frame>
        <draw:polygon draw:style-name="gr3" draw:text-style-name="P4" draw:layer="layout" svg:width="2.401cm" svg:height="0.801cm" svg:x="10.6cm" svg:y="10.4cm" svg:viewBox="0 0 2402 802" draw:points="0,0 2402,0 2402,802 0,802">
          <text:p/>
        </draw:polygon>
        <draw:polygon draw:style-name="gr4" draw:text-style-name="P5" draw:layer="layout" svg:width="2.401cm" svg:height="0.801cm" svg:x="10.6cm" svg:y="10.4cm" svg:viewBox="0 0 2402 802" draw:points="0,0 2402,0 2402,802 0,802">
          <text:p/>
        </draw:polygon>
        <draw:frame draw:style-name="gr11" draw:text-style-name="P7" draw:layer="layout" svg:width="1.927cm" svg:height="0.48cm" svg:x="5.901cm" svg:y="10.53cm">
          <draw:text-box>
            <text:p text:style-name="P2"><text:span text:style-name="T4">Unex</text:span><text:span text:style-name="T4">cuse</text:span><text:span text:style-name="T4">d</text:span></text:p>
          </draw:text-box>
        </draw:frame>
        <draw:polygon draw:style-name="gr3" draw:text-style-name="P4" draw:layer="layout" svg:width="2.401cm" svg:height="0.801cm" svg:x="13.001cm" svg:y="10.4cm" svg:viewBox="0 0 2402 802" draw:points="0,0 2402,0 2402,802 0,802">
          <text:p/>
        </draw:polygon>
        <draw:polygon draw:style-name="gr4" draw:text-style-name="P5" draw:layer="layout" svg:width="2.401cm" svg:height="0.801cm" svg:x="13.001cm" svg:y="10.4cm" svg:viewBox="0 0 2402 802" draw:points="0,0 2402,0 2402,802 0,802">
          <text:p/>
        </draw:polygon>
        <draw:frame draw:style-name="gr20" draw:text-style-name="P7" draw:layer="layout" svg:width="2.138cm" svg:height="0.48cm" svg:x="8.301cm" svg:y="10.53cm">
          <draw:text-box>
            <text:p text:style-name="P2"><text:span text:style-name="T4">Medi</text:span><text:span text:style-name="T4">cal </text:span><text:span text:style-name="T4">Exc.</text:span></text:p>
          </draw:text-box>
        </draw:frame>
        <draw:polygon draw:style-name="gr3" draw:text-style-name="P4" draw:layer="layout" svg:width="2.401cm" svg:height="0.801cm" svg:x="15.4cm" svg:y="10.4cm" svg:viewBox="0 0 2402 802" draw:points="0,0 2402,0 2402,802 0,802">
          <text:p/>
        </draw:polygon>
        <draw:polygon draw:style-name="gr4" draw:text-style-name="P5" draw:layer="layout" svg:width="2.401cm" svg:height="0.801cm" svg:x="15.4cm" svg:y="10.4cm" svg:viewBox="0 0 2402 802" draw:points="0,0 2402,0 2402,802 0,802">
          <text:p/>
        </draw:polygon>
        <draw:frame draw:style-name="gr21" draw:text-style-name="P7" draw:layer="layout" svg:width="1.993cm" svg:height="0.48cm" svg:x="10.701cm" svg:y="10.53cm">
          <draw:text-box>
            <text:p text:style-name="P2"><text:span text:style-name="T4">Susp</text:span><text:span text:style-name="T4">ensi</text:span><text:span text:style-name="T4">on</text:span></text:p>
          </draw:text-box>
        </draw:frame>
        <draw:polygon draw:style-name="gr3" draw:text-style-name="P4" draw:layer="layout" svg:width="2.401cm" svg:height="0.801cm" svg:x="17.801cm" svg:y="10.4cm" svg:viewBox="0 0 2402 802" draw:points="0,0 2402,0 2402,802 0,802">
          <text:p/>
        </draw:polygon>
        <draw:polygon draw:style-name="gr4" draw:text-style-name="P5" draw:layer="layout" svg:width="2.401cm" svg:height="0.801cm" svg:x="17.801cm" svg:y="10.4cm" svg:viewBox="0 0 2402 802" draw:points="0,0 2402,0 2402,802 0,802">
          <text:p/>
        </draw:polygon>
        <draw:frame draw:style-name="gr22" draw:text-style-name="P7" draw:layer="layout" svg:width="2.034cm" svg:height="0.48cm" svg:x="13.101cm" svg:y="10.53cm">
          <draw:text-box>
            <text:p text:style-name="P2"><text:span text:style-name="T4">Total </text:span><text:span text:style-name="T4">Hour</text:span><text:span text:style-name="T4">s</text:span></text:p>
          </draw:text-box>
        </draw:frame>
        <draw:polygon draw:style-name="gr4" draw:text-style-name="P5" draw:layer="layout" svg:width="2.401cm" svg:height="0.802cm" svg:x="1cm" svg:y="11.199cm" svg:viewBox="0 0 2402 803" draw:points="0,0 2402,0 2402,803 0,803">
          <text:p/>
        </draw:polygon>
        <draw:frame draw:style-name="gr23" draw:text-style-name="P7" draw:layer="layout" svg:width="1.766cm" svg:height="0.48cm" svg:x="15.501cm" svg:y="10.53cm">
          <draw:text-box>
            <text:p text:style-name="P2"><text:span text:style-name="T4">Atte</text:span><text:span text:style-name="T4">ndin</text:span><text:span text:style-name="T4">g</text:span></text:p>
          </draw:text-box>
        </draw:frame>
        <draw:polygon draw:style-name="gr4" draw:text-style-name="P5" draw:layer="layout" svg:width="2.401cm" svg:height="0.802cm" svg:x="3.401cm" svg:y="11.199cm" svg:viewBox="0 0 2402 803" draw:points="0,0 2402,0 2402,803 0,803">
          <text:p/>
        </draw:polygon>
        <draw:frame draw:style-name="gr24" draw:text-style-name="P7" draw:layer="layout" svg:width="1.724cm" svg:height="0.48cm" svg:x="17.901cm" svg:y="10.53cm">
          <draw:text-box>
            <text:p text:style-name="P2"><text:span text:style-name="T4">Total </text:span><text:span text:style-name="T4">Abs.</text:span></text:p>
          </draw:text-box>
        </draw:frame>
        <draw:polygon draw:style-name="gr4" draw:text-style-name="P5" draw:layer="layout" svg:width="2.401cm" svg:height="0.802cm" svg:x="5.8cm" svg:y="11.199cm" svg:viewBox="0 0 2402 803" draw:points="0,0 2402,0 2402,803 0,803">
          <text:p/>
        </draw:polygon>
        <draw:frame draw:style-name="gr6" draw:text-style-name="P7" draw:layer="layout" svg:width="1.723cm" svg:height="0.48cm" svg:x="1.101cm" svg:y="11.33cm">
          <draw:text-box>
            <text:p text:style-name="P2"><text:span text:style-name="T3">2024</text:span><text:span text:style-name="T3">-</text:span><text:span text:style-name="T3">2025</text:span></text:p>
          </draw:text-box>
        </draw:frame>
        <draw:polygon draw:style-name="gr4" draw:text-style-name="P5" draw:layer="layout" svg:width="2.4cm" svg:height="0.802cm" svg:x="8.2cm" svg:y="11.199cm" svg:viewBox="0 0 2401 803" draw:points="0,0 2401,0 2401,803 0,803">
          <text:p/>
        </draw:polygon>
        <draw:frame draw:style-name="gr25" draw:text-style-name="P7" draw:layer="layout" svg:width="0.9cm" svg:height="0.48cm" svg:x="3.501cm" svg:y="11.33cm">
          <draw:text-box>
            <text:p text:style-name="P2"><text:span text:style-name="T3">10.00</text:span></text:p>
          </draw:text-box>
        </draw:frame>
        <draw:polygon draw:style-name="gr4" draw:text-style-name="P5" draw:layer="layout" svg:width="2.401cm" svg:height="0.802cm" svg:x="10.6cm" svg:y="11.199cm" svg:viewBox="0 0 2402 803" draw:points="0,0 2402,0 2402,803 0,803">
          <text:p/>
        </draw:polygon>
        <draw:frame draw:style-name="gr25" draw:text-style-name="P7" draw:layer="layout" svg:width="0.9cm" svg:height="0.48cm" svg:x="5.901cm" svg:y="11.33cm">
          <draw:text-box>
            <text:p text:style-name="P2"><text:span text:style-name="T3">15.00</text:span></text:p>
          </draw:text-box>
        </draw:frame>
        <draw:polygon draw:style-name="gr4" draw:text-style-name="P5" draw:layer="layout" svg:width="2.401cm" svg:height="0.802cm" svg:x="13.001cm" svg:y="11.199cm" svg:viewBox="0 0 2402 803" draw:points="0,0 2402,0 2402,803 0,803">
          <text:p/>
        </draw:polygon>
        <draw:frame draw:style-name="gr26" draw:text-style-name="P7" draw:layer="layout" svg:width="0.699cm" svg:height="0.48cm" svg:x="8.301cm" svg:y="11.33cm">
          <draw:text-box>
            <text:p text:style-name="P2"><text:span text:style-name="T3">8.00</text:span></text:p>
          </draw:text-box>
        </draw:frame>
        <draw:polygon draw:style-name="gr4" draw:text-style-name="P5" draw:layer="layout" svg:width="2.401cm" svg:height="0.802cm" svg:x="15.4cm" svg:y="11.199cm" svg:viewBox="0 0 2402 803" draw:points="0,0 2402,0 2402,803 0,803">
          <text:p/>
        </draw:polygon>
        <draw:frame draw:style-name="gr26" draw:text-style-name="P7" draw:layer="layout" svg:width="0.699cm" svg:height="0.48cm" svg:x="10.701cm" svg:y="11.3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2cm" svg:x="17.801cm" svg:y="11.199cm" svg:viewBox="0 0 2402 803" draw:points="0,0 2402,0 2402,803 0,803">
          <text:p/>
        </draw:polygon>
        <draw:frame draw:style-name="gr27" draw:text-style-name="P7" draw:layer="layout" svg:width="1.101cm" svg:height="0.48cm" svg:x="13.101cm" svg:y="11.33cm">
          <draw:text-box>
            <text:p text:style-name="P2"><text:span text:style-name="T3">610.0</text:span><text:span text:style-name="T3">0</text:span></text:p>
          </draw:text-box>
        </draw:frame>
        <draw:frame draw:style-name="gr27" draw:text-style-name="P7" draw:layer="layout" svg:width="1.101cm" svg:height="0.48cm" svg:x="15.501cm" svg:y="11.33cm">
          <draw:text-box>
            <text:p text:style-name="P2"><text:span text:style-name="T3">577.0</text:span><text:span text:style-name="T3">0</text:span></text:p>
          </draw:text-box>
        </draw:frame>
        <draw:frame draw:style-name="gr25" draw:text-style-name="P7" draw:layer="layout" svg:width="0.9cm" svg:height="0.48cm" svg:x="17.901cm" svg:y="11.33cm">
          <draw:text-box>
            <text:p text:style-name="P2"><text:span text:style-name="T3">25.00</text:span></text:p>
          </draw:text-box>
        </draw:frame>
        <draw:polygon draw:style-name="gr3" draw:text-style-name="P4" draw:layer="layout" svg:width="10cm" svg:height="0.801cm" svg:x="1cm" svg:y="21.8cm" svg:viewBox="0 0 10001 802" draw:points="0,0 10001,0 10001,802 0,802">
          <text:p/>
        </draw:polygon>
        <draw:polygon draw:style-name="gr4" draw:text-style-name="P5" draw:layer="layout" svg:width="10cm" svg:height="0.801cm" svg:x="1cm" svg:y="21.8cm" svg:viewBox="0 0 10001 802" draw:points="0,0 10001,0 10001,802 0,802">
          <text:p/>
        </draw:polygon>
        <draw:polygon draw:style-name="gr3" draw:text-style-name="P4" draw:layer="layout" svg:width="2.2cm" svg:height="0.801cm" svg:x="11cm" svg:y="21.8cm" svg:viewBox="0 0 2201 802" draw:points="0,0 2201,0 2201,802 0,802">
          <text:p/>
        </draw:polygon>
        <draw:polygon draw:style-name="gr4" draw:text-style-name="P5" draw:layer="layout" svg:width="2.2cm" svg:height="0.801cm" svg:x="11cm" svg:y="21.8cm" svg:viewBox="0 0 2201 802" draw:points="0,0 2201,0 2201,802 0,802">
          <text:p/>
        </draw:polygon>
        <draw:polygon draw:style-name="gr3" draw:text-style-name="P4" draw:layer="layout" svg:width="2.202cm" svg:height="0.801cm" svg:x="13.2cm" svg:y="21.8cm" svg:viewBox="0 0 2203 802" draw:points="0,0 2203,0 2203,802 0,802">
          <text:p/>
        </draw:polygon>
        <draw:polygon draw:style-name="gr4" draw:text-style-name="P5" draw:layer="layout" svg:width="2.202cm" svg:height="0.801cm" svg:x="13.2cm" svg:y="21.8cm" svg:viewBox="0 0 2203 802" draw:points="0,0 2203,0 2203,802 0,802">
          <text:p/>
        </draw:polygon>
        <draw:frame draw:style-name="gr39" draw:text-style-name="P7" draw:layer="layout" svg:width="3.883cm" svg:height="0.48cm" svg:x="1.101cm" svg:y="21.93cm">
          <draw:text-box>
            <text:p text:style-name="P2"><text:span text:style-name="T4">Sara</text:span><text:span text:style-name="T4">h </text:span><text:span text:style-name="T4">Wils</text:span><text:span text:style-name="T4">on <text:s/></text:span><text:span text:style-name="T4">#119</text:span><text:span text:style-name="T4">789</text:span></text:p>
          </draw:text-box>
        </draw:frame>
        <draw:polygon draw:style-name="gr3" draw:text-style-name="P4" draw:layer="layout" svg:width="2.202cm" svg:height="0.801cm" svg:x="15.4cm" svg:y="21.8cm" svg:viewBox="0 0 2203 802" draw:points="0,0 2203,0 2203,802 0,802">
          <text:p/>
        </draw:polygon>
        <draw:polygon draw:style-name="gr4" draw:text-style-name="P5" draw:layer="layout" svg:width="2.202cm" svg:height="0.801cm" svg:x="15.4cm" svg:y="21.8cm" svg:viewBox="0 0 2203 802" draw:points="0,0 2203,0 2203,802 0,802">
          <text:p/>
        </draw:polygon>
        <draw:frame draw:style-name="gr8" draw:text-style-name="P7" draw:layer="layout" svg:width="0.88cm" svg:height="0.48cm" svg:x="11.68cm" svg:y="21.9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01cm" svg:y="21.8cm" svg:viewBox="0 0 2201 802" draw:points="0,0 2201,0 2201,802 0,802">
          <text:p/>
        </draw:polygon>
        <draw:polygon draw:style-name="gr4" draw:text-style-name="P5" draw:layer="layout" svg:width="2.2cm" svg:height="0.801cm" svg:x="17.601cm" svg:y="21.8cm" svg:viewBox="0 0 2201 802" draw:points="0,0 2201,0 2201,802 0,802">
          <text:p/>
        </draw:polygon>
        <draw:frame draw:style-name="gr9" draw:text-style-name="P7" draw:layer="layout" svg:width="2.139cm" svg:height="0.48cm" svg:x="13.252cm" svg:y="21.93cm">
          <draw:text-box>
            <text:p text:style-name="P2"><text:span text:style-name="T4">Cons</text:span><text:span text:style-name="T4">ecuti</text:span><text:span text:style-name="T4">ve</text:span></text:p>
          </draw:text-box>
        </draw:frame>
        <draw:polygon draw:style-name="gr3" draw:text-style-name="P4" draw:layer="layout" svg:width="6.301cm" svg:height="0.801cm" svg:x="1cm" svg:y="22.6cm" svg:viewBox="0 0 6302 802" draw:points="0,0 6302,0 6302,802 0,802">
          <text:p/>
        </draw:polygon>
        <draw:polygon draw:style-name="gr4" draw:text-style-name="P5" draw:layer="layout" svg:width="6.301cm" svg:height="0.801cm" svg:x="1cm" svg:y="22.6cm" svg:viewBox="0 0 6302 802" draw:points="0,0 6302,0 6302,802 0,802">
          <text:p/>
        </draw:polygon>
        <draw:frame draw:style-name="gr10" draw:text-style-name="P7" draw:layer="layout" svg:width="1.468cm" svg:height="0.48cm" svg:x="15.825cm" svg:y="21.93cm">
          <draw:text-box>
            <text:p text:style-name="P2"><text:span text:style-name="T4">Mont</text:span><text:span text:style-name="T4">hly</text:span></text:p>
          </draw:text-box>
        </draw:frame>
        <draw:polygon draw:style-name="gr3" draw:text-style-name="P4" draw:layer="layout" svg:width="6.402cm" svg:height="0.801cm" svg:x="7.3cm" svg:y="22.6cm" svg:viewBox="0 0 6403 802" draw:points="0,0 6403,0 6403,802 0,802">
          <text:p/>
        </draw:polygon>
        <draw:polygon draw:style-name="gr4" draw:text-style-name="P5" draw:layer="layout" svg:width="6.402cm" svg:height="0.801cm" svg:x="7.3cm" svg:y="22.6cm" svg:viewBox="0 0 6403 802" draw:points="0,0 6403,0 6403,802 0,802">
          <text:p/>
        </draw:polygon>
        <draw:frame draw:style-name="gr11" draw:text-style-name="P7" draw:layer="layout" svg:width="1.927cm" svg:height="0.48cm" svg:x="17.75cm" svg:y="21.93cm">
          <draw:text-box>
            <text:p text:style-name="P2"><text:span text:style-name="T4">Thre</text:span><text:span text:style-name="T4">shol</text:span><text:span text:style-name="T4">ds</text:span></text:p>
          </draw:text-box>
        </draw:frame>
        <draw:polygon draw:style-name="gr3" draw:text-style-name="P4" draw:layer="layout" svg:width="6.301cm" svg:height="0.801cm" svg:x="13.7cm" svg:y="22.6cm" svg:viewBox="0 0 6302 802" draw:points="0,0 6302,0 6302,802 0,802">
          <text:p/>
        </draw:polygon>
        <draw:polygon draw:style-name="gr4" draw:text-style-name="P5" draw:layer="layout" svg:width="6.301cm" svg:height="0.801cm" svg:x="13.7cm" svg:y="22.6cm" svg:viewBox="0 0 6302 802" draw:points="0,0 6302,0 6302,802 0,802">
          <text:p/>
        </draw:polygon>
        <draw:frame draw:style-name="gr29" draw:text-style-name="P7" draw:layer="layout" svg:width="1.228cm" svg:height="0.48cm" svg:x="1.101cm" svg:y="22.73cm">
          <draw:text-box>
            <text:p text:style-name="P2"><text:span text:style-name="T3">Age: </text:span><text:span text:style-name="T3">11</text:span></text:p>
          </draw:text-box>
        </draw:frame>
        <draw:polygon draw:style-name="gr3" draw:text-style-name="P4" draw:layer="layout" svg:width="6.301cm" svg:height="0.802cm" svg:x="1cm" svg:y="23.399cm" svg:viewBox="0 0 6302 803" draw:points="0,0 6302,0 6302,803 0,803">
          <text:p/>
        </draw:polygon>
        <draw:polygon draw:style-name="gr4" draw:text-style-name="P5" draw:layer="layout" svg:width="6.301cm" svg:height="0.802cm" svg:x="1cm" svg:y="23.399cm" svg:viewBox="0 0 6302 803" draw:points="0,0 6302,0 6302,803 0,803">
          <text:p/>
        </draw:polygon>
        <draw:frame draw:style-name="gr30" draw:text-style-name="P7" draw:layer="layout" svg:width="3.867cm" svg:height="0.48cm" svg:x="8.629cm" svg:y="22.73cm">
          <draw:text-box>
            <text:p text:style-name="P2"><text:span text:style-name="T3">Cale</text:span><text:span text:style-name="T3">ndar: </text:span><text:span text:style-name="T3">Elem</text:span><text:span text:style-name="T3">entar</text:span><text:span text:style-name="T3">y B</text:span></text:p>
          </draw:text-box>
        </draw:frame>
        <draw:polygon draw:style-name="gr3" draw:text-style-name="P4" draw:layer="layout" svg:width="6.402cm" svg:height="0.802cm" svg:x="7.3cm" svg:y="23.399cm" svg:viewBox="0 0 6403 803" draw:points="0,0 6403,0 6403,803 0,803">
          <text:p/>
        </draw:polygon>
        <draw:polygon draw:style-name="gr4" draw:text-style-name="P5" draw:layer="layout" svg:width="6.402cm" svg:height="0.802cm" svg:x="7.3cm" svg:y="23.399cm" svg:viewBox="0 0 6403 803" draw:points="0,0 6403,0 6403,803 0,803">
          <text:p/>
        </draw:polygon>
        <draw:frame draw:style-name="gr14" draw:text-style-name="P7" draw:layer="layout" svg:width="1.602cm" svg:height="0.48cm" svg:x="18.332cm" svg:y="22.73cm">
          <draw:text-box>
            <text:p text:style-name="P2"><text:span text:style-name="T3">Grad</text:span><text:span text:style-name="T3">e: 04</text:span></text:p>
          </draw:text-box>
        </draw:frame>
        <draw:polygon draw:style-name="gr3" draw:text-style-name="P4" draw:layer="layout" svg:width="6.301cm" svg:height="0.802cm" svg:x="13.7cm" svg:y="23.399cm" svg:viewBox="0 0 6302 803" draw:points="0,0 6302,0 6302,803 0,803">
          <text:p/>
        </draw:polygon>
        <draw:polygon draw:style-name="gr4" draw:text-style-name="P5" draw:layer="layout" svg:width="6.301cm" svg:height="0.802cm" svg:x="13.7cm" svg:y="23.399cm" svg:viewBox="0 0 6302 803" draw:points="0,0 6302,0 6302,803 0,803">
          <text:p/>
        </draw:polygon>
        <draw:frame draw:style-name="gr40" draw:text-style-name="P7" draw:layer="layout" svg:width="4.571cm" svg:height="0.48cm" svg:x="1.101cm" svg:y="23.53cm">
          <draw:text-box>
            <text:p text:style-name="P2"><text:span text:style-name="T3">HR </text:span><text:span text:style-name="T3">Teac</text:span><text:span text:style-name="T3">her: </text:span><text:span text:style-name="T3">MILL</text:span><text:span text:style-name="T3">ER, </text:span><text:span text:style-name="T3">MS. </text:span><text:span text:style-name="T3">L.</text:span></text:p>
          </draw:text-box>
        </draw:frame>
        <draw:polygon draw:style-name="gr3" draw:text-style-name="P4" draw:layer="layout" svg:width="2.401cm" svg:height="0.801cm" svg:x="1cm" svg:y="24.4cm" svg:viewBox="0 0 2402 802" draw:points="0,0 2402,0 2402,802 0,802">
          <text:p/>
        </draw:polygon>
        <draw:polygon draw:style-name="gr4" draw:text-style-name="P5" draw:layer="layout" svg:width="2.401cm" svg:height="0.801cm" svg:x="1cm" svg:y="24.4cm" svg:viewBox="0 0 2402 802" draw:points="0,0 2402,0 2402,802 0,802">
          <text:p/>
        </draw:polygon>
        <draw:frame draw:style-name="gr16" draw:text-style-name="P7" draw:layer="layout" svg:width="5.234cm" svg:height="0.48cm" svg:x="7.982cm" svg:y="23.53cm">
          <draw:text-box>
            <text:p text:style-name="P2"><text:span text:style-name="T3">5 - </text:span><text:span text:style-name="T3">Resi</text:span><text:span text:style-name="T3">dent </text:span><text:span text:style-name="T3">Atten</text:span><text:span text:style-name="T3">ding </text:span><text:span text:style-name="T3">Full </text:span><text:span text:style-name="T3">Time</text:span></text:p>
          </draw:text-box>
        </draw:frame>
        <draw:polygon draw:style-name="gr3" draw:text-style-name="P4" draw:layer="layout" svg:width="2.401cm" svg:height="0.801cm" svg:x="3.401cm" svg:y="24.4cm" svg:viewBox="0 0 2402 802" draw:points="0,0 2402,0 2402,802 0,802">
          <text:p/>
        </draw:polygon>
        <draw:polygon draw:style-name="gr4" draw:text-style-name="P5" draw:layer="layout" svg:width="2.401cm" svg:height="0.801cm" svg:x="3.401cm" svg:y="24.4cm" svg:viewBox="0 0 2402 802" draw:points="0,0 2402,0 2402,802 0,802">
          <text:p/>
        </draw:polygon>
        <draw:frame draw:style-name="gr17" draw:text-style-name="P7" draw:layer="layout" svg:width="5.313cm" svg:height="0.48cm" svg:x="14.569cm" svg:y="23.53cm">
          <draw:text-box>
            <text:p text:style-name="P2"><text:span text:style-name="T3">ACTI</text:span><text:span text:style-name="T3">VE </text:span><text:span text:style-name="T3">RES </text:span><text:span text:style-name="T3">- </text:span><text:span text:style-name="T3">Activ</text:span><text:span text:style-name="T3">e <text:s/>% </text:span><text:span text:style-name="T3">FS - </text:span><text:span text:style-name="T3">100</text:span></text:p>
          </draw:text-box>
        </draw:frame>
        <draw:polygon draw:style-name="gr3" draw:text-style-name="P4" draw:layer="layout" svg:width="2.401cm" svg:height="0.801cm" svg:x="5.8cm" svg:y="24.4cm" svg:viewBox="0 0 2402 802" draw:points="0,0 2402,0 2402,802 0,802">
          <text:p/>
        </draw:polygon>
        <draw:polygon draw:style-name="gr4" draw:text-style-name="P5" draw:layer="layout" svg:width="2.401cm" svg:height="0.801cm" svg:x="5.8cm" svg:y="24.4cm" svg:viewBox="0 0 2402 802" draw:points="0,0 2402,0 2402,802 0,802">
          <text:p/>
        </draw:polygon>
        <draw:frame draw:style-name="gr18" draw:text-style-name="P7" draw:layer="layout" svg:width="2.038cm" svg:height="0.48cm" svg:x="1.101cm" svg:y="24.53cm">
          <draw:text-box>
            <text:p text:style-name="P2"><text:span text:style-name="T4">Sch</text:span><text:span text:style-name="T4">ool </text:span><text:span text:style-name="T4">Yea</text:span><text:span text:style-name="T4">r</text:span></text:p>
          </draw:text-box>
        </draw:frame>
        <draw:polygon draw:style-name="gr3" draw:text-style-name="P4" draw:layer="layout" svg:width="2.4cm" svg:height="0.801cm" svg:x="8.2cm" svg:y="24.4cm" svg:viewBox="0 0 2401 802" draw:points="0,0 2401,0 2401,802 0,802">
          <text:p/>
        </draw:polygon>
        <draw:polygon draw:style-name="gr4" draw:text-style-name="P5" draw:layer="layout" svg:width="2.4cm" svg:height="0.801cm" svg:x="8.2cm" svg:y="24.4cm" svg:viewBox="0 0 2401 802" draw:points="0,0 2401,0 2401,802 0,802">
          <text:p/>
        </draw:polygon>
        <draw:frame draw:style-name="gr19" draw:text-style-name="P7" draw:layer="layout" svg:width="1.447cm" svg:height="0.48cm" svg:x="3.501cm" svg:y="24.53cm">
          <draw:text-box>
            <text:p text:style-name="P2"><text:span text:style-name="T4">Excused</text:span></text:p>
          </draw:text-box>
        </draw:frame>
        <draw:polygon draw:style-name="gr3" draw:text-style-name="P4" draw:layer="layout" svg:width="2.401cm" svg:height="0.801cm" svg:x="10.6cm" svg:y="24.4cm" svg:viewBox="0 0 2402 802" draw:points="0,0 2402,0 2402,802 0,802">
          <text:p/>
        </draw:polygon>
        <draw:polygon draw:style-name="gr4" draw:text-style-name="P5" draw:layer="layout" svg:width="2.401cm" svg:height="0.801cm" svg:x="10.6cm" svg:y="24.4cm" svg:viewBox="0 0 2402 802" draw:points="0,0 2402,0 2402,802 0,802">
          <text:p/>
        </draw:polygon>
        <draw:frame draw:style-name="gr11" draw:text-style-name="P7" draw:layer="layout" svg:width="1.927cm" svg:height="0.48cm" svg:x="5.901cm" svg:y="24.53cm">
          <draw:text-box>
            <text:p text:style-name="P2"><text:span text:style-name="T4">Unex</text:span><text:span text:style-name="T4">cuse</text:span><text:span text:style-name="T4">d</text:span></text:p>
          </draw:text-box>
        </draw:frame>
        <draw:polygon draw:style-name="gr3" draw:text-style-name="P4" draw:layer="layout" svg:width="2.401cm" svg:height="0.801cm" svg:x="13.001cm" svg:y="24.4cm" svg:viewBox="0 0 2402 802" draw:points="0,0 2402,0 2402,802 0,802">
          <text:p/>
        </draw:polygon>
        <draw:polygon draw:style-name="gr4" draw:text-style-name="P5" draw:layer="layout" svg:width="2.401cm" svg:height="0.801cm" svg:x="13.001cm" svg:y="24.4cm" svg:viewBox="0 0 2402 802" draw:points="0,0 2402,0 2402,802 0,802">
          <text:p/>
        </draw:polygon>
        <draw:frame draw:style-name="gr20" draw:text-style-name="P7" draw:layer="layout" svg:width="2.138cm" svg:height="0.48cm" svg:x="8.301cm" svg:y="24.53cm">
          <draw:text-box>
            <text:p text:style-name="P2"><text:span text:style-name="T4">Medical </text:span><text:span text:style-name="T4">Exc.</text:span></text:p>
          </draw:text-box>
        </draw:frame>
        <draw:polygon draw:style-name="gr3" draw:text-style-name="P4" draw:layer="layout" svg:width="2.401cm" svg:height="0.801cm" svg:x="15.4cm" svg:y="24.4cm" svg:viewBox="0 0 2402 802" draw:points="0,0 2402,0 2402,802 0,802">
          <text:p/>
        </draw:polygon>
        <draw:polygon draw:style-name="gr4" draw:text-style-name="P5" draw:layer="layout" svg:width="2.401cm" svg:height="0.801cm" svg:x="15.4cm" svg:y="24.4cm" svg:viewBox="0 0 2402 802" draw:points="0,0 2402,0 2402,802 0,802">
          <text:p/>
        </draw:polygon>
        <draw:frame draw:style-name="gr21" draw:text-style-name="P7" draw:layer="layout" svg:width="1.993cm" svg:height="0.48cm" svg:x="10.701cm" svg:y="24.53cm">
          <draw:text-box>
            <text:p text:style-name="P2"><text:span text:style-name="T4">Suspe</text:span><text:span text:style-name="T4">nsion</text:span></text:p>
          </draw:text-box>
        </draw:frame>
        <draw:polygon draw:style-name="gr3" draw:text-style-name="P4" draw:layer="layout" svg:width="2.401cm" svg:height="0.801cm" svg:x="17.801cm" svg:y="24.4cm" svg:viewBox="0 0 2402 802" draw:points="0,0 2402,0 2402,802 0,802">
          <text:p/>
        </draw:polygon>
        <draw:polygon draw:style-name="gr4" draw:text-style-name="P5" draw:layer="layout" svg:width="2.401cm" svg:height="0.801cm" svg:x="17.801cm" svg:y="24.4cm" svg:viewBox="0 0 2402 802" draw:points="0,0 2402,0 2402,802 0,802">
          <text:p/>
        </draw:polygon>
        <draw:frame draw:style-name="gr22" draw:text-style-name="P7" draw:layer="layout" svg:width="2.034cm" svg:height="0.48cm" svg:x="13.101cm" svg:y="24.53cm">
          <draw:text-box>
            <text:p text:style-name="P2"><text:span text:style-name="T4">Tot</text:span><text:span text:style-name="T4">al </text:span><text:span text:style-name="T4">Hou</text:span><text:span text:style-name="T4">rs</text:span></text:p>
          </draw:text-box>
        </draw:frame>
        <draw:polygon draw:style-name="gr4" draw:text-style-name="P5" draw:layer="layout" svg:width="2.401cm" svg:height="0.801cm" svg:x="1cm" svg:y="25.2cm" svg:viewBox="0 0 2402 802" draw:points="0,0 2402,0 2402,802 0,802">
          <text:p/>
        </draw:polygon>
        <draw:frame draw:style-name="gr23" draw:text-style-name="P7" draw:layer="layout" svg:width="1.766cm" svg:height="0.48cm" svg:x="15.501cm" svg:y="24.53cm">
          <draw:text-box>
            <text:p text:style-name="P2"><text:span text:style-name="T4">Attending</text:span></text:p>
          </draw:text-box>
        </draw:frame>
        <draw:polygon draw:style-name="gr4" draw:text-style-name="P5" draw:layer="layout" svg:width="2.401cm" svg:height="0.801cm" svg:x="3.401cm" svg:y="25.2cm" svg:viewBox="0 0 2402 802" draw:points="0,0 2402,0 2402,802 0,802">
          <text:p/>
        </draw:polygon>
        <draw:frame draw:style-name="gr24" draw:text-style-name="P7" draw:layer="layout" svg:width="1.724cm" svg:height="0.48cm" svg:x="17.901cm" svg:y="24.53cm">
          <draw:text-box>
            <text:p text:style-name="P2"><text:span text:style-name="T4">Total </text:span><text:span text:style-name="T4">Abs.</text:span></text:p>
          </draw:text-box>
        </draw:frame>
        <draw:polygon draw:style-name="gr4" draw:text-style-name="P5" draw:layer="layout" svg:width="2.401cm" svg:height="0.801cm" svg:x="5.8cm" svg:y="25.2cm" svg:viewBox="0 0 2402 802" draw:points="0,0 2402,0 2402,802 0,802">
          <text:p/>
        </draw:polygon>
        <draw:frame draw:style-name="gr6" draw:text-style-name="P7" draw:layer="layout" svg:width="1.723cm" svg:height="0.48cm" svg:x="1.101cm" svg:y="25.33cm">
          <draw:text-box>
            <text:p text:style-name="P2"><text:span text:style-name="T3">2024-2025</text:span></text:p>
          </draw:text-box>
        </draw:frame>
        <draw:polygon draw:style-name="gr4" draw:text-style-name="P5" draw:layer="layout" svg:width="2.4cm" svg:height="0.801cm" svg:x="8.2cm" svg:y="25.2cm" svg:viewBox="0 0 2401 802" draw:points="0,0 2401,0 2401,802 0,802">
          <text:p/>
        </draw:polygon>
        <draw:frame draw:style-name="gr25" draw:text-style-name="P7" draw:layer="layout" svg:width="0.9cm" svg:height="0.48cm" svg:x="3.501cm" svg:y="25.33cm">
          <draw:text-box>
            <text:p text:style-name="P2"><text:span text:style-name="T3">5.15</text:span></text:p>
          </draw:text-box>
        </draw:frame>
        <draw:polygon draw:style-name="gr4" draw:text-style-name="P5" draw:layer="layout" svg:width="2.401cm" svg:height="0.801cm" svg:x="10.6cm" svg:y="25.2cm" svg:viewBox="0 0 2402 802" draw:points="0,0 2402,0 2402,802 0,802">
          <text:p/>
        </draw:polygon>
        <draw:frame draw:style-name="gr25" draw:text-style-name="P7" draw:layer="layout" svg:width="0.9cm" svg:height="0.48cm" svg:x="5.901cm" svg:y="25.33cm">
          <draw:text-box>
            <text:p text:style-name="P2"><text:span text:style-name="T3">28.00</text:span></text:p>
          </draw:text-box>
        </draw:frame>
        <draw:polygon draw:style-name="gr4" draw:text-style-name="P5" draw:layer="layout" svg:width="2.401cm" svg:height="0.801cm" svg:x="13.001cm" svg:y="25.2cm" svg:viewBox="0 0 2402 802" draw:points="0,0 2402,0 2402,802 0,802">
          <text:p/>
        </draw:polygon>
        <draw:frame draw:style-name="gr26" draw:text-style-name="P7" draw:layer="layout" svg:width="0.699cm" svg:height="0.48cm" svg:x="8.301cm" svg:y="25.33cm">
          <draw:text-box>
            <text:p text:style-name="P2"><text:span text:style-name="T3">5.00</text:span></text:p>
          </draw:text-box>
        </draw:frame>
        <draw:polygon draw:style-name="gr4" draw:text-style-name="P5" draw:layer="layout" svg:width="2.401cm" svg:height="0.801cm" svg:x="15.4cm" svg:y="25.2cm" svg:viewBox="0 0 2402 802" draw:points="0,0 2402,0 2402,802 0,802">
          <text:p/>
        </draw:polygon>
        <draw:frame draw:style-name="gr26" draw:text-style-name="P7" draw:layer="layout" svg:width="0.699cm" svg:height="0.48cm" svg:x="10.701cm" svg:y="25.3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01cm" svg:y="25.2cm" svg:viewBox="0 0 2402 802" draw:points="0,0 2402,0 2402,802 0,802">
          <text:p/>
        </draw:polygon>
        <draw:frame draw:style-name="gr27" draw:text-style-name="P7" draw:layer="layout" svg:width="1.101cm" svg:height="0.48cm" svg:x="13.101cm" svg:y="25.33cm">
          <draw:text-box>
            <text:p text:style-name="P2"><text:span text:style-name="T3">620.</text:span><text:span text:style-name="T3">00</text:span></text:p>
          </draw:text-box>
        </draw:frame>
        <draw:frame draw:style-name="gr27" draw:text-style-name="P7" draw:layer="layout" svg:width="1.101cm" svg:height="0.48cm" svg:x="15.501cm" svg:y="25.33cm">
          <draw:text-box>
            <text:p text:style-name="P2"><text:span text:style-name="T3">581.</text:span><text:span text:style-name="T3">85</text:span></text:p>
          </draw:text-box>
        </draw:frame>
        <draw:frame draw:style-name="gr25" draw:text-style-name="P7" draw:layer="layout" svg:width="0.9cm" svg:height="0.48cm" svg:x="17.901cm" svg:y="25.33cm">
          <draw:text-box>
            <text:p text:style-name="P2"><text:span text:style-name="T3">33.15</text:span></text:p>
          </draw:text-box>
        </draw:frame>
        <draw:frame draw:style-name="gr41" draw:text-style-name="P8" draw:layer="layout" svg:width="3.718cm" svg:height="0.471cm" svg:x="8.664cm" svg:y="27.94cm">
          <draw:text-box>
            <text:p><text:span text:style-name="T5">01/28</text:span><text:span text:style-name="T5">/2025 </text:span><text:span text:style-name="T5">12:03 </text:span><text:span text:style-name="T5">PM</text:span></text:p>
          </draw:text-box>
        </draw:frame>
        <draw:frame draw:style-name="gr42" draw:text-style-name="P8" draw:layer="layout" svg:width="1.142cm" svg:height="0.471cm" svg:x="18.415cm" svg:y="27.94cm">
          <draw:text-box>
            <text:p><text:span text:style-name="T5">Page </text:span><text:span text:style-name="T5">1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3" draw:layer="layout" svg:width="10.636cm" svg:height="0.674cm" svg:x="5.368cm" svg:y="1.12cm">
          <draw:text-box>
            <text:p text:style-name="P2"><text:span text:style-name="T1">Ye</text:span><text:span text:style-name="T1">arl</text:span><text:span text:style-name="T1">y </text:span><text:span text:style-name="T1">Ab</text:span><text:span text:style-name="T1">se</text:span><text:span text:style-name="T1">nc</text:span><text:span text:style-name="T1">e </text:span><text:span text:style-name="T1">Su</text:span><text:span text:style-name="T1">m</text:span><text:span text:style-name="T1">ma</text:span><text:span text:style-name="T1">ry </text:span><text:span text:style-name="T1">40 </text:span><text:span text:style-name="T1">or </text:span><text:span text:style-name="T1">Mo</text:span><text:span text:style-name="T1">re </text:span><text:span text:style-name="T1">Ho</text:span><text:span text:style-name="T1">urs</text:span></text:p>
          </draw:text-box>
        </draw:frame>
        <draw:polygon draw:style-name="gr3" draw:text-style-name="P4" draw:layer="layout" svg:width="10cm" svg:height="0.801cm" svg:x="0.999cm" svg:y="3.3cm" svg:viewBox="0 0 10001 802" draw:points="0,0 10001,0 10001,802 0,802">
          <text:p/>
        </draw:polygon>
        <draw:polygon draw:style-name="gr4" draw:text-style-name="P5" draw:layer="layout" svg:width="10cm" svg:height="0.801cm" svg:x="0.999cm" svg:y="3.3cm" svg:viewBox="0 0 10001 802" draw:points="0,0 10001,0 10001,802 0,802">
          <text:p/>
        </draw:polygon>
        <draw:frame draw:style-name="gr5" draw:text-style-name="P6" draw:layer="layout" svg:width="6.799cm" svg:height="0.577cm" svg:x="1.1cm" svg:y="2.576cm">
          <draw:text-box>
            <text:p text:style-name="P2"><text:span text:style-name="T2">UR</text:span><text:span text:style-name="T2">BA</text:span><text:span text:style-name="T2">NA </text:span><text:span text:style-name="T2">ELE</text:span><text:span text:style-name="T2">ME</text:span><text:span text:style-name="T2">NT</text:span><text:span text:style-name="T2">AR</text:span><text:span text:style-name="T2">Y </text:span><text:span text:style-name="T2">SC</text:span><text:span text:style-name="T2">HO</text:span><text:span text:style-name="T2">OL</text:span></text:p>
          </draw:text-box>
        </draw:frame>
        <draw:polygon draw:style-name="gr3" draw:text-style-name="P4" draw:layer="layout" svg:width="2.2cm" svg:height="0.801cm" svg:x="10.999cm" svg:y="3.3cm" svg:viewBox="0 0 2201 802" draw:points="0,0 2201,0 2201,802 0,802">
          <text:p/>
        </draw:polygon>
        <draw:polygon draw:style-name="gr4" draw:text-style-name="P5" draw:layer="layout" svg:width="2.2cm" svg:height="0.801cm" svg:x="10.999cm" svg:y="3.3cm" svg:viewBox="0 0 2201 802" draw:points="0,0 2201,0 2201,802 0,802">
          <text:p/>
        </draw:polygon>
        <draw:frame draw:style-name="gr6" draw:text-style-name="P7" draw:layer="layout" svg:width="1.723cm" svg:height="0.48cm" svg:x="18.214cm" svg:y="2.63cm">
          <draw:text-box>
            <text:p text:style-name="P2"><text:span text:style-name="T3">2024</text:span><text:span text:style-name="T3">-</text:span><text:span text:style-name="T3">2025</text:span></text:p>
          </draw:text-box>
        </draw:frame>
        <draw:polygon draw:style-name="gr3" draw:text-style-name="P4" draw:layer="layout" svg:width="2.202cm" svg:height="0.801cm" svg:x="13.199cm" svg:y="3.3cm" svg:viewBox="0 0 2203 802" draw:points="0,0 2203,0 2203,802 0,802">
          <text:p/>
        </draw:polygon>
        <draw:polygon draw:style-name="gr4" draw:text-style-name="P5" draw:layer="layout" svg:width="2.202cm" svg:height="0.801cm" svg:x="13.199cm" svg:y="3.3cm" svg:viewBox="0 0 2203 802" draw:points="0,0 2203,0 2203,802 0,802">
          <text:p/>
        </draw:polygon>
        <draw:frame draw:style-name="gr43" draw:text-style-name="P7" draw:layer="layout" svg:width="3.844cm" svg:height="0.48cm" svg:x="1.1cm" svg:y="3.43cm">
          <draw:text-box>
            <text:p text:style-name="P2"><text:span text:style-name="T4">Davi</text:span><text:span text:style-name="T4">d </text:span><text:span text:style-name="T4">Brow</text:span><text:span text:style-name="T4">n <text:s/></text:span><text:span text:style-name="T4">#118</text:span><text:span text:style-name="T4">678</text:span></text:p>
          </draw:text-box>
        </draw:frame>
        <draw:polygon draw:style-name="gr3" draw:text-style-name="P4" draw:layer="layout" svg:width="2.202cm" svg:height="0.801cm" svg:x="15.399cm" svg:y="3.3cm" svg:viewBox="0 0 2203 802" draw:points="0,0 2203,0 2203,802 0,802">
          <text:p/>
        </draw:polygon>
        <draw:polygon draw:style-name="gr4" draw:text-style-name="P5" draw:layer="layout" svg:width="2.202cm" svg:height="0.801cm" svg:x="15.399cm" svg:y="3.3cm" svg:viewBox="0 0 2203 802" draw:points="0,0 2203,0 2203,802 0,802">
          <text:p/>
        </draw:polygon>
        <draw:frame draw:style-name="gr8" draw:text-style-name="P7" draw:layer="layout" svg:width="0.88cm" svg:height="0.48cm" svg:x="11.679cm" svg:y="3.4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cm" svg:y="3.3cm" svg:viewBox="0 0 2201 802" draw:points="0,0 2201,0 2201,802 0,802">
          <text:p/>
        </draw:polygon>
        <draw:polygon draw:style-name="gr4" draw:text-style-name="P5" draw:layer="layout" svg:width="2.2cm" svg:height="0.801cm" svg:x="17.6cm" svg:y="3.3cm" svg:viewBox="0 0 2201 802" draw:points="0,0 2201,0 2201,802 0,802">
          <text:p/>
        </draw:polygon>
        <draw:frame draw:style-name="gr9" draw:text-style-name="P7" draw:layer="layout" svg:width="2.139cm" svg:height="0.48cm" svg:x="13.251cm" svg:y="3.43cm">
          <draw:text-box>
            <text:p text:style-name="P2"><text:span text:style-name="T4">Cons</text:span><text:span text:style-name="T4">ecuti</text:span><text:span text:style-name="T4">ve</text:span></text:p>
          </draw:text-box>
        </draw:frame>
        <draw:polygon draw:style-name="gr3" draw:text-style-name="P4" draw:layer="layout" svg:width="6.301cm" svg:height="0.802cm" svg:x="0.999cm" svg:y="4.099cm" svg:viewBox="0 0 6302 803" draw:points="0,0 6302,0 6302,803 0,803">
          <text:p/>
        </draw:polygon>
        <draw:polygon draw:style-name="gr4" draw:text-style-name="P5" draw:layer="layout" svg:width="6.301cm" svg:height="0.802cm" svg:x="0.999cm" svg:y="4.099cm" svg:viewBox="0 0 6302 803" draw:points="0,0 6302,0 6302,803 0,803">
          <text:p/>
        </draw:polygon>
        <draw:frame draw:style-name="gr10" draw:text-style-name="P7" draw:layer="layout" svg:width="1.468cm" svg:height="0.48cm" svg:x="15.824cm" svg:y="3.43cm">
          <draw:text-box>
            <text:p text:style-name="P2"><text:span text:style-name="T4">Mont</text:span><text:span text:style-name="T4">hly</text:span></text:p>
          </draw:text-box>
        </draw:frame>
        <draw:polygon draw:style-name="gr3" draw:text-style-name="P4" draw:layer="layout" svg:width="6.402cm" svg:height="0.802cm" svg:x="7.299cm" svg:y="4.099cm" svg:viewBox="0 0 6403 803" draw:points="0,0 6403,0 6403,803 0,803">
          <text:p/>
        </draw:polygon>
        <draw:polygon draw:style-name="gr4" draw:text-style-name="P5" draw:layer="layout" svg:width="6.402cm" svg:height="0.802cm" svg:x="7.299cm" svg:y="4.099cm" svg:viewBox="0 0 6403 803" draw:points="0,0 6403,0 6403,803 0,803">
          <text:p/>
        </draw:polygon>
        <draw:frame draw:style-name="gr11" draw:text-style-name="P7" draw:layer="layout" svg:width="1.927cm" svg:height="0.48cm" svg:x="17.749cm" svg:y="3.43cm">
          <draw:text-box>
            <text:p text:style-name="P2"><text:span text:style-name="T4">Thre</text:span><text:span text:style-name="T4">shol</text:span><text:span text:style-name="T4">ds</text:span></text:p>
          </draw:text-box>
        </draw:frame>
        <draw:polygon draw:style-name="gr3" draw:text-style-name="P4" draw:layer="layout" svg:width="6.301cm" svg:height="0.802cm" svg:x="13.699cm" svg:y="4.099cm" svg:viewBox="0 0 6302 803" draw:points="0,0 6302,0 6302,803 0,803">
          <text:p/>
        </draw:polygon>
        <draw:polygon draw:style-name="gr4" draw:text-style-name="P5" draw:layer="layout" svg:width="6.301cm" svg:height="0.802cm" svg:x="13.699cm" svg:y="4.099cm" svg:viewBox="0 0 6302 803" draw:points="0,0 6302,0 6302,803 0,803">
          <text:p/>
        </draw:polygon>
        <draw:frame draw:style-name="gr12" draw:text-style-name="P7" draw:layer="layout" svg:width="1.027cm" svg:height="0.48cm" svg:x="1.1cm" svg:y="4.23cm">
          <draw:text-box>
            <text:p text:style-name="P2"><text:span text:style-name="T3">Age: </text:span><text:span text:style-name="T3">9</text:span></text:p>
          </draw:text-box>
        </draw:frame>
        <draw:polygon draw:style-name="gr3" draw:text-style-name="P4" draw:layer="layout" svg:width="6.301cm" svg:height="0.801cm" svg:x="0.999cm" svg:y="4.9cm" svg:viewBox="0 0 6302 802" draw:points="0,0 6302,0 6302,802 0,802">
          <text:p/>
        </draw:polygon>
        <draw:polygon draw:style-name="gr4" draw:text-style-name="P5" draw:layer="layout" svg:width="6.301cm" svg:height="0.801cm" svg:x="0.999cm" svg:y="4.9cm" svg:viewBox="0 0 6302 802" draw:points="0,0 6302,0 6302,802 0,802">
          <text:p/>
        </draw:polygon>
        <draw:frame draw:style-name="gr13" draw:text-style-name="P7" draw:layer="layout" svg:width="3.863cm" svg:height="0.48cm" svg:x="8.628cm" svg:y="4.23cm">
          <draw:text-box>
            <text:p text:style-name="P2"><text:span text:style-name="T3">Cale</text:span><text:span text:style-name="T3">ndar: </text:span><text:span text:style-name="T3">Elem</text:span><text:span text:style-name="T3">entar</text:span><text:span text:style-name="T3">y A</text:span></text:p>
          </draw:text-box>
        </draw:frame>
        <draw:polygon draw:style-name="gr3" draw:text-style-name="P4" draw:layer="layout" svg:width="6.402cm" svg:height="0.801cm" svg:x="7.299cm" svg:y="4.9cm" svg:viewBox="0 0 6403 802" draw:points="0,0 6403,0 6403,802 0,802">
          <text:p/>
        </draw:polygon>
        <draw:polygon draw:style-name="gr4" draw:text-style-name="P5" draw:layer="layout" svg:width="6.402cm" svg:height="0.801cm" svg:x="7.299cm" svg:y="4.9cm" svg:viewBox="0 0 6403 802" draw:points="0,0 6403,0 6403,802 0,802">
          <text:p/>
        </draw:polygon>
        <draw:frame draw:style-name="gr14" draw:text-style-name="P7" draw:layer="layout" svg:width="1.602cm" svg:height="0.48cm" svg:x="18.331cm" svg:y="4.23cm">
          <draw:text-box>
            <text:p text:style-name="P2"><text:span text:style-name="T3">Grad</text:span><text:span text:style-name="T3">e: 03</text:span></text:p>
          </draw:text-box>
        </draw:frame>
        <draw:polygon draw:style-name="gr3" draw:text-style-name="P4" draw:layer="layout" svg:width="6.301cm" svg:height="0.801cm" svg:x="13.699cm" svg:y="4.9cm" svg:viewBox="0 0 6302 802" draw:points="0,0 6302,0 6302,802 0,802">
          <text:p/>
        </draw:polygon>
        <draw:polygon draw:style-name="gr4" draw:text-style-name="P5" draw:layer="layout" svg:width="6.301cm" svg:height="0.801cm" svg:x="13.699cm" svg:y="4.9cm" svg:viewBox="0 0 6302 802" draw:points="0,0 6302,0 6302,802 0,802">
          <text:p/>
        </draw:polygon>
        <draw:frame draw:style-name="gr44" draw:text-style-name="P7" draw:layer="layout" svg:width="3.966cm" svg:height="0.48cm" svg:x="1.1cm" svg:y="5.03cm">
          <draw:text-box>
            <text:p text:style-name="P2"><text:span text:style-name="T3">HR </text:span><text:span text:style-name="T3">Teac</text:span><text:span text:style-name="T3">her: </text:span><text:span text:style-name="T3">LEE, </text:span><text:span text:style-name="T3">MR. </text:span><text:span text:style-name="T3">J.</text:span></text:p>
          </draw:text-box>
        </draw:frame>
        <draw:polygon draw:style-name="gr3" draw:text-style-name="P4" draw:layer="layout" svg:width="2.401cm" svg:height="0.801cm" svg:x="0.999cm" svg:y="5.9cm" svg:viewBox="0 0 2402 802" draw:points="0,0 2402,0 2402,802 0,802">
          <text:p/>
        </draw:polygon>
        <draw:polygon draw:style-name="gr4" draw:text-style-name="P5" draw:layer="layout" svg:width="2.401cm" svg:height="0.801cm" svg:x="0.999cm" svg:y="5.9cm" svg:viewBox="0 0 2402 802" draw:points="0,0 2402,0 2402,802 0,802">
          <text:p/>
        </draw:polygon>
        <draw:frame draw:style-name="gr16" draw:text-style-name="P7" draw:layer="layout" svg:width="5.234cm" svg:height="0.48cm" svg:x="7.981cm" svg:y="5.03cm">
          <draw:text-box>
            <text:p text:style-name="P2"><text:span text:style-name="T3">5 - </text:span><text:span text:style-name="T3">Resi</text:span><text:span text:style-name="T3">dent </text:span><text:span text:style-name="T3">Atten</text:span><text:span text:style-name="T3">ding </text:span><text:span text:style-name="T3">Full </text:span><text:span text:style-name="T3">Time</text:span></text:p>
          </draw:text-box>
        </draw:frame>
        <draw:polygon draw:style-name="gr3" draw:text-style-name="P4" draw:layer="layout" svg:width="2.401cm" svg:height="0.801cm" svg:x="3.4cm" svg:y="5.9cm" svg:viewBox="0 0 2402 802" draw:points="0,0 2402,0 2402,802 0,802">
          <text:p/>
        </draw:polygon>
        <draw:polygon draw:style-name="gr4" draw:text-style-name="P5" draw:layer="layout" svg:width="2.401cm" svg:height="0.801cm" svg:x="3.4cm" svg:y="5.9cm" svg:viewBox="0 0 2402 802" draw:points="0,0 2402,0 2402,802 0,802">
          <text:p/>
        </draw:polygon>
        <draw:frame draw:style-name="gr17" draw:text-style-name="P7" draw:layer="layout" svg:width="5.313cm" svg:height="0.48cm" svg:x="14.568cm" svg:y="5.03cm">
          <draw:text-box>
            <text:p text:style-name="P2"><text:span text:style-name="T3">ACTI</text:span><text:span text:style-name="T3">VE </text:span><text:span text:style-name="T3">RES </text:span><text:span text:style-name="T3">- </text:span><text:span text:style-name="T3">Activ</text:span><text:span text:style-name="T3">e <text:s/>% </text:span><text:span text:style-name="T3">FS - </text:span><text:span text:style-name="T3">100</text:span></text:p>
          </draw:text-box>
        </draw:frame>
        <draw:polygon draw:style-name="gr3" draw:text-style-name="P4" draw:layer="layout" svg:width="2.401cm" svg:height="0.801cm" svg:x="5.799cm" svg:y="5.9cm" svg:viewBox="0 0 2402 802" draw:points="0,0 2402,0 2402,802 0,802">
          <text:p/>
        </draw:polygon>
        <draw:polygon draw:style-name="gr4" draw:text-style-name="P5" draw:layer="layout" svg:width="2.401cm" svg:height="0.801cm" svg:x="5.799cm" svg:y="5.9cm" svg:viewBox="0 0 2402 802" draw:points="0,0 2402,0 2402,802 0,802">
          <text:p/>
        </draw:polygon>
        <draw:frame draw:style-name="gr18" draw:text-style-name="P7" draw:layer="layout" svg:width="2.038cm" svg:height="0.48cm" svg:x="1.1cm" svg:y="6.03cm">
          <draw:text-box>
            <text:p text:style-name="P2"><text:span text:style-name="T4">Scho</text:span><text:span text:style-name="T4">ol </text:span><text:span text:style-name="T4">Year</text:span></text:p>
          </draw:text-box>
        </draw:frame>
        <draw:polygon draw:style-name="gr3" draw:text-style-name="P4" draw:layer="layout" svg:width="2.4cm" svg:height="0.801cm" svg:x="8.199cm" svg:y="5.9cm" svg:viewBox="0 0 2401 802" draw:points="0,0 2401,0 2401,802 0,802">
          <text:p/>
        </draw:polygon>
        <draw:polygon draw:style-name="gr4" draw:text-style-name="P5" draw:layer="layout" svg:width="2.4cm" svg:height="0.801cm" svg:x="8.199cm" svg:y="5.9cm" svg:viewBox="0 0 2401 802" draw:points="0,0 2401,0 2401,802 0,802">
          <text:p/>
        </draw:polygon>
        <draw:frame draw:style-name="gr19" draw:text-style-name="P7" draw:layer="layout" svg:width="1.447cm" svg:height="0.48cm" svg:x="3.5cm" svg:y="6.03cm">
          <draw:text-box>
            <text:p text:style-name="P2"><text:span text:style-name="T4">Excu</text:span><text:span text:style-name="T4">sed</text:span></text:p>
          </draw:text-box>
        </draw:frame>
        <draw:polygon draw:style-name="gr3" draw:text-style-name="P4" draw:layer="layout" svg:width="2.401cm" svg:height="0.801cm" svg:x="10.599cm" svg:y="5.9cm" svg:viewBox="0 0 2402 802" draw:points="0,0 2402,0 2402,802 0,802">
          <text:p/>
        </draw:polygon>
        <draw:polygon draw:style-name="gr4" draw:text-style-name="P5" draw:layer="layout" svg:width="2.401cm" svg:height="0.801cm" svg:x="10.599cm" svg:y="5.9cm" svg:viewBox="0 0 2402 802" draw:points="0,0 2402,0 2402,802 0,802">
          <text:p/>
        </draw:polygon>
        <draw:frame draw:style-name="gr11" draw:text-style-name="P7" draw:layer="layout" svg:width="1.927cm" svg:height="0.48cm" svg:x="5.9cm" svg:y="6.03cm">
          <draw:text-box>
            <text:p text:style-name="P2"><text:span text:style-name="T4">Unex</text:span><text:span text:style-name="T4">cuse</text:span><text:span text:style-name="T4">d</text:span></text:p>
          </draw:text-box>
        </draw:frame>
        <draw:polygon draw:style-name="gr3" draw:text-style-name="P4" draw:layer="layout" svg:width="2.401cm" svg:height="0.801cm" svg:x="13cm" svg:y="5.9cm" svg:viewBox="0 0 2402 802" draw:points="0,0 2402,0 2402,802 0,802">
          <text:p/>
        </draw:polygon>
        <draw:polygon draw:style-name="gr4" draw:text-style-name="P5" draw:layer="layout" svg:width="2.401cm" svg:height="0.801cm" svg:x="13cm" svg:y="5.9cm" svg:viewBox="0 0 2402 802" draw:points="0,0 2402,0 2402,802 0,802">
          <text:p/>
        </draw:polygon>
        <draw:frame draw:style-name="gr20" draw:text-style-name="P7" draw:layer="layout" svg:width="2.138cm" svg:height="0.48cm" svg:x="8.3cm" svg:y="6.03cm">
          <draw:text-box>
            <text:p text:style-name="P2"><text:span text:style-name="T4">Medi</text:span><text:span text:style-name="T4">cal </text:span><text:span text:style-name="T4">Exc.</text:span></text:p>
          </draw:text-box>
        </draw:frame>
        <draw:polygon draw:style-name="gr3" draw:text-style-name="P4" draw:layer="layout" svg:width="2.401cm" svg:height="0.801cm" svg:x="15.399cm" svg:y="5.9cm" svg:viewBox="0 0 2402 802" draw:points="0,0 2402,0 2402,802 0,802">
          <text:p/>
        </draw:polygon>
        <draw:polygon draw:style-name="gr4" draw:text-style-name="P5" draw:layer="layout" svg:width="2.401cm" svg:height="0.801cm" svg:x="15.399cm" svg:y="5.9cm" svg:viewBox="0 0 2402 802" draw:points="0,0 2402,0 2402,802 0,802">
          <text:p/>
        </draw:polygon>
        <draw:frame draw:style-name="gr21" draw:text-style-name="P7" draw:layer="layout" svg:width="1.993cm" svg:height="0.48cm" svg:x="10.7cm" svg:y="6.03cm">
          <draw:text-box>
            <text:p text:style-name="P2"><text:span text:style-name="T4">Susp</text:span><text:span text:style-name="T4">ensi</text:span><text:span text:style-name="T4">on</text:span></text:p>
          </draw:text-box>
        </draw:frame>
        <draw:polygon draw:style-name="gr3" draw:text-style-name="P4" draw:layer="layout" svg:width="2.401cm" svg:height="0.801cm" svg:x="17.8cm" svg:y="5.9cm" svg:viewBox="0 0 2402 802" draw:points="0,0 2402,0 2402,802 0,802">
          <text:p/>
        </draw:polygon>
        <draw:polygon draw:style-name="gr4" draw:text-style-name="P5" draw:layer="layout" svg:width="2.401cm" svg:height="0.801cm" svg:x="17.8cm" svg:y="5.9cm" svg:viewBox="0 0 2402 802" draw:points="0,0 2402,0 2402,802 0,802">
          <text:p/>
        </draw:polygon>
        <draw:frame draw:style-name="gr22" draw:text-style-name="P7" draw:layer="layout" svg:width="2.034cm" svg:height="0.48cm" svg:x="13.1cm" svg:y="6.03cm">
          <draw:text-box>
            <text:p text:style-name="P2"><text:span text:style-name="T4">Total </text:span><text:span text:style-name="T4">Hour</text:span><text:span text:style-name="T4">s</text:span></text:p>
          </draw:text-box>
        </draw:frame>
        <draw:polygon draw:style-name="gr4" draw:text-style-name="P5" draw:layer="layout" svg:width="2.401cm" svg:height="0.802cm" svg:x="0.999cm" svg:y="6.699cm" svg:viewBox="0 0 2402 803" draw:points="0,0 2402,0 2402,803 0,803">
          <text:p/>
        </draw:polygon>
        <draw:frame draw:style-name="gr23" draw:text-style-name="P7" draw:layer="layout" svg:width="1.766cm" svg:height="0.48cm" svg:x="15.5cm" svg:y="6.03cm">
          <draw:text-box>
            <text:p text:style-name="P2"><text:span text:style-name="T4">Atte</text:span><text:span text:style-name="T4">ndin</text:span><text:span text:style-name="T4">g</text:span></text:p>
          </draw:text-box>
        </draw:frame>
        <draw:polygon draw:style-name="gr4" draw:text-style-name="P5" draw:layer="layout" svg:width="2.401cm" svg:height="0.802cm" svg:x="3.4cm" svg:y="6.699cm" svg:viewBox="0 0 2402 803" draw:points="0,0 2402,0 2402,803 0,803">
          <text:p/>
        </draw:polygon>
        <draw:frame draw:style-name="gr24" draw:text-style-name="P7" draw:layer="layout" svg:width="1.724cm" svg:height="0.48cm" svg:x="17.9cm" svg:y="6.03cm">
          <draw:text-box>
            <text:p text:style-name="P2"><text:span text:style-name="T4">Total </text:span><text:span text:style-name="T4">Abs.</text:span></text:p>
          </draw:text-box>
        </draw:frame>
        <draw:polygon draw:style-name="gr4" draw:text-style-name="P5" draw:layer="layout" svg:width="2.401cm" svg:height="0.802cm" svg:x="5.799cm" svg:y="6.699cm" svg:viewBox="0 0 2402 803" draw:points="0,0 2402,0 2402,803 0,803">
          <text:p/>
        </draw:polygon>
        <draw:frame draw:style-name="gr6" draw:text-style-name="P7" draw:layer="layout" svg:width="1.723cm" svg:height="0.48cm" svg:x="1.1cm" svg:y="6.83cm">
          <draw:text-box>
            <text:p text:style-name="P2"><text:span text:style-name="T3">2024</text:span><text:span text:style-name="T3">-</text:span><text:span text:style-name="T3">2025</text:span></text:p>
          </draw:text-box>
        </draw:frame>
        <draw:polygon draw:style-name="gr4" draw:text-style-name="P5" draw:layer="layout" svg:width="2.4cm" svg:height="0.802cm" svg:x="8.199cm" svg:y="6.699cm" svg:viewBox="0 0 2401 803" draw:points="0,0 2401,0 2401,803 0,803">
          <text:p/>
        </draw:polygon>
        <draw:frame draw:style-name="gr25" draw:text-style-name="P7" draw:layer="layout" svg:width="0.9cm" svg:height="0.48cm" svg:x="3.5cm" svg:y="6.83cm">
          <draw:text-box>
            <text:p text:style-name="P2"><text:span text:style-name="T3">2.00</text:span></text:p>
          </draw:text-box>
        </draw:frame>
        <draw:polygon draw:style-name="gr4" draw:text-style-name="P5" draw:layer="layout" svg:width="2.401cm" svg:height="0.802cm" svg:x="10.599cm" svg:y="6.699cm" svg:viewBox="0 0 2402 803" draw:points="0,0 2402,0 2402,803 0,803">
          <text:p/>
        </draw:polygon>
        <draw:frame draw:style-name="gr25" draw:text-style-name="P7" draw:layer="layout" svg:width="0.9cm" svg:height="0.48cm" svg:x="5.9cm" svg:y="6.83cm">
          <draw:text-box>
            <text:p text:style-name="P2"><text:span text:style-name="T3">10.00</text:span></text:p>
          </draw:text-box>
        </draw:frame>
        <draw:polygon draw:style-name="gr4" draw:text-style-name="P5" draw:layer="layout" svg:width="2.401cm" svg:height="0.802cm" svg:x="13cm" svg:y="6.699cm" svg:viewBox="0 0 2402 803" draw:points="0,0 2402,0 2402,803 0,803">
          <text:p/>
        </draw:polygon>
        <draw:frame draw:style-name="gr25" draw:text-style-name="P7" draw:layer="layout" svg:width="0.9cm" svg:height="0.48cm" svg:x="8.3cm" svg:y="6.83cm">
          <draw:text-box>
            <text:p text:style-name="P2"><text:span text:style-name="T3">12.00</text:span></text:p>
          </draw:text-box>
        </draw:frame>
        <draw:polygon draw:style-name="gr4" draw:text-style-name="P5" draw:layer="layout" svg:width="2.401cm" svg:height="0.802cm" svg:x="15.399cm" svg:y="6.699cm" svg:viewBox="0 0 2402 803" draw:points="0,0 2402,0 2402,803 0,803">
          <text:p/>
        </draw:polygon>
        <draw:frame draw:style-name="gr26" draw:text-style-name="P7" draw:layer="layout" svg:width="0.699cm" svg:height="0.48cm" svg:x="10.7cm" svg:y="6.8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2cm" svg:x="17.8cm" svg:y="6.699cm" svg:viewBox="0 0 2402 803" draw:points="0,0 2402,0 2402,803 0,803">
          <text:p/>
        </draw:polygon>
        <draw:frame draw:style-name="gr27" draw:text-style-name="P7" draw:layer="layout" svg:width="1.101cm" svg:height="0.48cm" svg:x="13.1cm" svg:y="6.83cm">
          <draw:text-box>
            <text:p text:style-name="P2"><text:span text:style-name="T3">600.0</text:span><text:span text:style-name="T3">0</text:span></text:p>
          </draw:text-box>
        </draw:frame>
        <draw:frame draw:style-name="gr27" draw:text-style-name="P7" draw:layer="layout" svg:width="1.101cm" svg:height="0.48cm" svg:x="15.5cm" svg:y="6.83cm">
          <draw:text-box>
            <text:p text:style-name="P2"><text:span text:style-name="T3">588.0</text:span><text:span text:style-name="T3">0</text:span></text:p>
          </draw:text-box>
        </draw:frame>
        <draw:frame draw:style-name="gr25" draw:text-style-name="P7" draw:layer="layout" svg:width="0.9cm" svg:height="0.48cm" svg:x="17.9cm" svg:y="6.83cm">
          <draw:text-box>
            <text:p text:style-name="P2"><text:span text:style-name="T3">12.00</text:span></text:p>
          </draw:text-box>
        </draw:frame>
        <draw:polygon draw:style-name="gr3" draw:text-style-name="P4" draw:layer="layout" svg:width="10cm" svg:height="0.802cm" svg:x="0.999cm" svg:y="8.499cm" svg:viewBox="0 0 10001 803" draw:points="0,0 10001,0 10001,803 0,803">
          <text:p/>
        </draw:polygon>
        <draw:polygon draw:style-name="gr4" draw:text-style-name="P5" draw:layer="layout" svg:width="10cm" svg:height="0.802cm" svg:x="0.999cm" svg:y="8.499cm" svg:viewBox="0 0 10001 803" draw:points="0,0 10001,0 10001,803 0,803">
          <text:p/>
        </draw:polygon>
        <draw:polygon draw:style-name="gr3" draw:text-style-name="P4" draw:layer="layout" svg:width="2.2cm" svg:height="0.802cm" svg:x="10.999cm" svg:y="8.499cm" svg:viewBox="0 0 2201 803" draw:points="0,0 2201,0 2201,803 0,803">
          <text:p/>
        </draw:polygon>
        <draw:polygon draw:style-name="gr4" draw:text-style-name="P5" draw:layer="layout" svg:width="2.2cm" svg:height="0.802cm" svg:x="10.999cm" svg:y="8.499cm" svg:viewBox="0 0 2201 803" draw:points="0,0 2201,0 2201,803 0,803">
          <text:p/>
        </draw:polygon>
        <draw:polygon draw:style-name="gr3" draw:text-style-name="P4" draw:layer="layout" svg:width="2.202cm" svg:height="0.802cm" svg:x="13.199cm" svg:y="8.499cm" svg:viewBox="0 0 2203 803" draw:points="0,0 2203,0 2203,803 0,803">
          <text:p/>
        </draw:polygon>
        <draw:polygon draw:style-name="gr4" draw:text-style-name="P5" draw:layer="layout" svg:width="2.202cm" svg:height="0.802cm" svg:x="13.199cm" svg:y="8.499cm" svg:viewBox="0 0 2203 803" draw:points="0,0 2203,0 2203,803 0,803">
          <text:p/>
        </draw:polygon>
        <draw:frame draw:style-name="gr45" draw:text-style-name="P7" draw:layer="layout" svg:width="3.86cm" svg:height="0.48cm" svg:x="1.1cm" svg:y="8.63cm">
          <draw:text-box>
            <text:p text:style-name="P2"><text:span text:style-name="T4">Jam</text:span><text:span text:style-name="T4">es </text:span><text:span text:style-name="T4">Tayl</text:span><text:span text:style-name="T4">or <text:s/></text:span><text:span text:style-name="T4">#120</text:span><text:span text:style-name="T4">451</text:span></text:p>
          </draw:text-box>
        </draw:frame>
        <draw:polygon draw:style-name="gr3" draw:text-style-name="P4" draw:layer="layout" svg:width="2.202cm" svg:height="0.802cm" svg:x="15.399cm" svg:y="8.499cm" svg:viewBox="0 0 2203 803" draw:points="0,0 2203,0 2203,803 0,803">
          <text:p/>
        </draw:polygon>
        <draw:polygon draw:style-name="gr4" draw:text-style-name="P5" draw:layer="layout" svg:width="2.202cm" svg:height="0.802cm" svg:x="15.399cm" svg:y="8.499cm" svg:viewBox="0 0 2203 803" draw:points="0,0 2203,0 2203,803 0,803">
          <text:p/>
        </draw:polygon>
        <draw:frame draw:style-name="gr8" draw:text-style-name="P7" draw:layer="layout" svg:width="0.88cm" svg:height="0.48cm" svg:x="11.679cm" svg:y="8.6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2cm" svg:x="17.6cm" svg:y="8.499cm" svg:viewBox="0 0 2201 803" draw:points="0,0 2201,0 2201,803 0,803">
          <text:p/>
        </draw:polygon>
        <draw:polygon draw:style-name="gr4" draw:text-style-name="P5" draw:layer="layout" svg:width="2.2cm" svg:height="0.802cm" svg:x="17.6cm" svg:y="8.499cm" svg:viewBox="0 0 2201 803" draw:points="0,0 2201,0 2201,803 0,803">
          <text:p/>
        </draw:polygon>
        <draw:frame draw:style-name="gr9" draw:text-style-name="P7" draw:layer="layout" svg:width="2.139cm" svg:height="0.48cm" svg:x="13.251cm" svg:y="8.63cm">
          <draw:text-box>
            <text:p text:style-name="P2"><text:span text:style-name="T4">Cons</text:span><text:span text:style-name="T4">ecuti</text:span><text:span text:style-name="T4">ve</text:span></text:p>
          </draw:text-box>
        </draw:frame>
        <draw:polygon draw:style-name="gr3" draw:text-style-name="P4" draw:layer="layout" svg:width="6.301cm" svg:height="0.801cm" svg:x="0.999cm" svg:y="9.3cm" svg:viewBox="0 0 6302 802" draw:points="0,0 6302,0 6302,802 0,802">
          <text:p/>
        </draw:polygon>
        <draw:polygon draw:style-name="gr4" draw:text-style-name="P5" draw:layer="layout" svg:width="6.301cm" svg:height="0.801cm" svg:x="0.999cm" svg:y="9.3cm" svg:viewBox="0 0 6302 802" draw:points="0,0 6302,0 6302,802 0,802">
          <text:p/>
        </draw:polygon>
        <draw:frame draw:style-name="gr10" draw:text-style-name="P7" draw:layer="layout" svg:width="1.468cm" svg:height="0.48cm" svg:x="15.824cm" svg:y="8.63cm">
          <draw:text-box>
            <text:p text:style-name="P2"><text:span text:style-name="T4">Mont</text:span><text:span text:style-name="T4">hly</text:span></text:p>
          </draw:text-box>
        </draw:frame>
        <draw:polygon draw:style-name="gr3" draw:text-style-name="P4" draw:layer="layout" svg:width="6.402cm" svg:height="0.801cm" svg:x="7.299cm" svg:y="9.3cm" svg:viewBox="0 0 6403 802" draw:points="0,0 6403,0 6403,802 0,802">
          <text:p/>
        </draw:polygon>
        <draw:polygon draw:style-name="gr4" draw:text-style-name="P5" draw:layer="layout" svg:width="6.402cm" svg:height="0.801cm" svg:x="7.299cm" svg:y="9.3cm" svg:viewBox="0 0 6403 802" draw:points="0,0 6403,0 6403,802 0,802">
          <text:p/>
        </draw:polygon>
        <draw:frame draw:style-name="gr11" draw:text-style-name="P7" draw:layer="layout" svg:width="1.927cm" svg:height="0.48cm" svg:x="17.749cm" svg:y="8.63cm">
          <draw:text-box>
            <text:p text:style-name="P2"><text:span text:style-name="T4">Thre</text:span><text:span text:style-name="T4">shol</text:span><text:span text:style-name="T4">ds</text:span></text:p>
          </draw:text-box>
        </draw:frame>
        <draw:polygon draw:style-name="gr3" draw:text-style-name="P4" draw:layer="layout" svg:width="6.301cm" svg:height="0.801cm" svg:x="13.699cm" svg:y="9.3cm" svg:viewBox="0 0 6302 802" draw:points="0,0 6302,0 6302,802 0,802">
          <text:p/>
        </draw:polygon>
        <draw:polygon draw:style-name="gr4" draw:text-style-name="P5" draw:layer="layout" svg:width="6.301cm" svg:height="0.801cm" svg:x="13.699cm" svg:y="9.3cm" svg:viewBox="0 0 6302 802" draw:points="0,0 6302,0 6302,802 0,802">
          <text:p/>
        </draw:polygon>
        <draw:frame draw:style-name="gr29" draw:text-style-name="P7" draw:layer="layout" svg:width="1.228cm" svg:height="0.48cm" svg:x="1.1cm" svg:y="9.43cm">
          <draw:text-box>
            <text:p text:style-name="P2"><text:span text:style-name="T3">Age: </text:span><text:span text:style-name="T3">10</text:span></text:p>
          </draw:text-box>
        </draw:frame>
        <draw:polygon draw:style-name="gr3" draw:text-style-name="P4" draw:layer="layout" svg:width="6.301cm" svg:height="0.801cm" svg:x="0.999cm" svg:y="10.1cm" svg:viewBox="0 0 6302 802" draw:points="0,0 6302,0 6302,802 0,802">
          <text:p/>
        </draw:polygon>
        <draw:polygon draw:style-name="gr4" draw:text-style-name="P5" draw:layer="layout" svg:width="6.301cm" svg:height="0.801cm" svg:x="0.999cm" svg:y="10.1cm" svg:viewBox="0 0 6302 802" draw:points="0,0 6302,0 6302,802 0,802">
          <text:p/>
        </draw:polygon>
        <draw:frame draw:style-name="gr30" draw:text-style-name="P7" draw:layer="layout" svg:width="3.867cm" svg:height="0.48cm" svg:x="8.628cm" svg:y="9.43cm">
          <draw:text-box>
            <text:p text:style-name="P2"><text:span text:style-name="T3">Cale</text:span><text:span text:style-name="T3">ndar: </text:span><text:span text:style-name="T3">Elem</text:span><text:span text:style-name="T3">entar</text:span><text:span text:style-name="T3">y B</text:span></text:p>
          </draw:text-box>
        </draw:frame>
        <draw:polygon draw:style-name="gr3" draw:text-style-name="P4" draw:layer="layout" svg:width="6.402cm" svg:height="0.801cm" svg:x="7.299cm" svg:y="10.1cm" svg:viewBox="0 0 6403 802" draw:points="0,0 6403,0 6403,802 0,802">
          <text:p/>
        </draw:polygon>
        <draw:polygon draw:style-name="gr4" draw:text-style-name="P5" draw:layer="layout" svg:width="6.402cm" svg:height="0.801cm" svg:x="7.299cm" svg:y="10.1cm" svg:viewBox="0 0 6403 802" draw:points="0,0 6403,0 6403,802 0,802">
          <text:p/>
        </draw:polygon>
        <draw:frame draw:style-name="gr14" draw:text-style-name="P7" draw:layer="layout" svg:width="1.602cm" svg:height="0.48cm" svg:x="18.331cm" svg:y="9.43cm">
          <draw:text-box>
            <text:p text:style-name="P2"><text:span text:style-name="T3">Grad</text:span><text:span text:style-name="T3">e: 05</text:span></text:p>
          </draw:text-box>
        </draw:frame>
        <draw:polygon draw:style-name="gr3" draw:text-style-name="P4" draw:layer="layout" svg:width="6.301cm" svg:height="0.801cm" svg:x="13.699cm" svg:y="10.1cm" svg:viewBox="0 0 6302 802" draw:points="0,0 6302,0 6302,802 0,802">
          <text:p/>
        </draw:polygon>
        <draw:polygon draw:style-name="gr4" draw:text-style-name="P5" draw:layer="layout" svg:width="6.301cm" svg:height="0.801cm" svg:x="13.699cm" svg:y="10.1cm" svg:viewBox="0 0 6302 802" draw:points="0,0 6302,0 6302,802 0,802">
          <text:p/>
        </draw:polygon>
        <draw:frame draw:style-name="gr46" draw:text-style-name="P7" draw:layer="layout" svg:width="4.668cm" svg:height="0.48cm" svg:x="1.1cm" svg:y="10.23cm">
          <draw:text-box>
            <text:p text:style-name="P2"><text:span text:style-name="T3">HR </text:span><text:span text:style-name="T3">Teac</text:span><text:span text:style-name="T3">her: </text:span><text:span text:style-name="T3">HAR</text:span><text:span text:style-name="T3">RIS, </text:span><text:span text:style-name="T3">MR. </text:span><text:span text:style-name="T3">T.</text:span></text:p>
          </draw:text-box>
        </draw:frame>
        <draw:polygon draw:style-name="gr3" draw:text-style-name="P4" draw:layer="layout" svg:width="2.401cm" svg:height="0.801cm" svg:x="0.999cm" svg:y="11.1cm" svg:viewBox="0 0 2402 802" draw:points="0,0 2402,0 2402,802 0,802">
          <text:p/>
        </draw:polygon>
        <draw:polygon draw:style-name="gr4" draw:text-style-name="P5" draw:layer="layout" svg:width="2.401cm" svg:height="0.801cm" svg:x="0.999cm" svg:y="11.1cm" svg:viewBox="0 0 2402 802" draw:points="0,0 2402,0 2402,802 0,802">
          <text:p/>
        </draw:polygon>
        <draw:frame draw:style-name="gr16" draw:text-style-name="P7" draw:layer="layout" svg:width="5.234cm" svg:height="0.48cm" svg:x="7.981cm" svg:y="10.23cm">
          <draw:text-box>
            <text:p text:style-name="P2"><text:span text:style-name="T3">5 - </text:span><text:span text:style-name="T3">Resi</text:span><text:span text:style-name="T3">dent </text:span><text:span text:style-name="T3">Atten</text:span><text:span text:style-name="T3">ding </text:span><text:span text:style-name="T3">Full </text:span><text:span text:style-name="T3">Time</text:span></text:p>
          </draw:text-box>
        </draw:frame>
        <draw:polygon draw:style-name="gr3" draw:text-style-name="P4" draw:layer="layout" svg:width="2.401cm" svg:height="0.801cm" svg:x="3.4cm" svg:y="11.1cm" svg:viewBox="0 0 2402 802" draw:points="0,0 2402,0 2402,802 0,802">
          <text:p/>
        </draw:polygon>
        <draw:polygon draw:style-name="gr4" draw:text-style-name="P5" draw:layer="layout" svg:width="2.401cm" svg:height="0.801cm" svg:x="3.4cm" svg:y="11.1cm" svg:viewBox="0 0 2402 802" draw:points="0,0 2402,0 2402,802 0,802">
          <text:p/>
        </draw:polygon>
        <draw:frame draw:style-name="gr17" draw:text-style-name="P7" draw:layer="layout" svg:width="5.313cm" svg:height="0.48cm" svg:x="14.568cm" svg:y="10.23cm">
          <draw:text-box>
            <text:p text:style-name="P2"><text:span text:style-name="T3">ACTI</text:span><text:span text:style-name="T3">VE </text:span><text:span text:style-name="T3">RES </text:span><text:span text:style-name="T3">- </text:span><text:span text:style-name="T3">Activ</text:span><text:span text:style-name="T3">e <text:s/>% </text:span><text:span text:style-name="T3">FS - </text:span><text:span text:style-name="T3">100</text:span></text:p>
          </draw:text-box>
        </draw:frame>
        <draw:polygon draw:style-name="gr3" draw:text-style-name="P4" draw:layer="layout" svg:width="2.401cm" svg:height="0.801cm" svg:x="5.799cm" svg:y="11.1cm" svg:viewBox="0 0 2402 802" draw:points="0,0 2402,0 2402,802 0,802">
          <text:p/>
        </draw:polygon>
        <draw:polygon draw:style-name="gr4" draw:text-style-name="P5" draw:layer="layout" svg:width="2.401cm" svg:height="0.801cm" svg:x="5.799cm" svg:y="11.1cm" svg:viewBox="0 0 2402 802" draw:points="0,0 2402,0 2402,802 0,802">
          <text:p/>
        </draw:polygon>
        <draw:frame draw:style-name="gr18" draw:text-style-name="P7" draw:layer="layout" svg:width="2.038cm" svg:height="0.48cm" svg:x="1.1cm" svg:y="11.23cm">
          <draw:text-box>
            <text:p text:style-name="P2"><text:span text:style-name="T4">Scho</text:span><text:span text:style-name="T4">ol </text:span><text:span text:style-name="T4">Year</text:span></text:p>
          </draw:text-box>
        </draw:frame>
        <draw:polygon draw:style-name="gr3" draw:text-style-name="P4" draw:layer="layout" svg:width="2.4cm" svg:height="0.801cm" svg:x="8.199cm" svg:y="11.1cm" svg:viewBox="0 0 2401 802" draw:points="0,0 2401,0 2401,802 0,802">
          <text:p/>
        </draw:polygon>
        <draw:polygon draw:style-name="gr4" draw:text-style-name="P5" draw:layer="layout" svg:width="2.4cm" svg:height="0.801cm" svg:x="8.199cm" svg:y="11.1cm" svg:viewBox="0 0 2401 802" draw:points="0,0 2401,0 2401,802 0,802">
          <text:p/>
        </draw:polygon>
        <draw:frame draw:style-name="gr19" draw:text-style-name="P7" draw:layer="layout" svg:width="1.447cm" svg:height="0.48cm" svg:x="3.5cm" svg:y="11.23cm">
          <draw:text-box>
            <text:p text:style-name="P2"><text:span text:style-name="T4">Excu</text:span><text:span text:style-name="T4">sed</text:span></text:p>
          </draw:text-box>
        </draw:frame>
        <draw:polygon draw:style-name="gr3" draw:text-style-name="P4" draw:layer="layout" svg:width="2.401cm" svg:height="0.801cm" svg:x="10.599cm" svg:y="11.1cm" svg:viewBox="0 0 2402 802" draw:points="0,0 2402,0 2402,802 0,802">
          <text:p/>
        </draw:polygon>
        <draw:polygon draw:style-name="gr4" draw:text-style-name="P5" draw:layer="layout" svg:width="2.401cm" svg:height="0.801cm" svg:x="10.599cm" svg:y="11.1cm" svg:viewBox="0 0 2402 802" draw:points="0,0 2402,0 2402,802 0,802">
          <text:p/>
        </draw:polygon>
        <draw:frame draw:style-name="gr11" draw:text-style-name="P7" draw:layer="layout" svg:width="1.927cm" svg:height="0.48cm" svg:x="5.9cm" svg:y="11.23cm">
          <draw:text-box>
            <text:p text:style-name="P2"><text:span text:style-name="T4">Unex</text:span><text:span text:style-name="T4">cuse</text:span><text:span text:style-name="T4">d</text:span></text:p>
          </draw:text-box>
        </draw:frame>
        <draw:polygon draw:style-name="gr3" draw:text-style-name="P4" draw:layer="layout" svg:width="2.401cm" svg:height="0.801cm" svg:x="13cm" svg:y="11.1cm" svg:viewBox="0 0 2402 802" draw:points="0,0 2402,0 2402,802 0,802">
          <text:p/>
        </draw:polygon>
        <draw:polygon draw:style-name="gr4" draw:text-style-name="P5" draw:layer="layout" svg:width="2.401cm" svg:height="0.801cm" svg:x="13cm" svg:y="11.1cm" svg:viewBox="0 0 2402 802" draw:points="0,0 2402,0 2402,802 0,802">
          <text:p/>
        </draw:polygon>
        <draw:frame draw:style-name="gr20" draw:text-style-name="P7" draw:layer="layout" svg:width="2.138cm" svg:height="0.48cm" svg:x="8.3cm" svg:y="11.23cm">
          <draw:text-box>
            <text:p text:style-name="P2"><text:span text:style-name="T4">Medi</text:span><text:span text:style-name="T4">cal </text:span><text:span text:style-name="T4">Exc.</text:span></text:p>
          </draw:text-box>
        </draw:frame>
        <draw:polygon draw:style-name="gr3" draw:text-style-name="P4" draw:layer="layout" svg:width="2.401cm" svg:height="0.801cm" svg:x="15.399cm" svg:y="11.1cm" svg:viewBox="0 0 2402 802" draw:points="0,0 2402,0 2402,802 0,802">
          <text:p/>
        </draw:polygon>
        <draw:polygon draw:style-name="gr4" draw:text-style-name="P5" draw:layer="layout" svg:width="2.401cm" svg:height="0.801cm" svg:x="15.399cm" svg:y="11.1cm" svg:viewBox="0 0 2402 802" draw:points="0,0 2402,0 2402,802 0,802">
          <text:p/>
        </draw:polygon>
        <draw:frame draw:style-name="gr21" draw:text-style-name="P7" draw:layer="layout" svg:width="1.993cm" svg:height="0.48cm" svg:x="10.7cm" svg:y="11.23cm">
          <draw:text-box>
            <text:p text:style-name="P2"><text:span text:style-name="T4">Susp</text:span><text:span text:style-name="T4">ensi</text:span><text:span text:style-name="T4">on</text:span></text:p>
          </draw:text-box>
        </draw:frame>
        <draw:polygon draw:style-name="gr3" draw:text-style-name="P4" draw:layer="layout" svg:width="2.401cm" svg:height="0.801cm" svg:x="17.8cm" svg:y="11.1cm" svg:viewBox="0 0 2402 802" draw:points="0,0 2402,0 2402,802 0,802">
          <text:p/>
        </draw:polygon>
        <draw:polygon draw:style-name="gr4" draw:text-style-name="P5" draw:layer="layout" svg:width="2.401cm" svg:height="0.801cm" svg:x="17.8cm" svg:y="11.1cm" svg:viewBox="0 0 2402 802" draw:points="0,0 2402,0 2402,802 0,802">
          <text:p/>
        </draw:polygon>
        <draw:frame draw:style-name="gr22" draw:text-style-name="P7" draw:layer="layout" svg:width="2.034cm" svg:height="0.48cm" svg:x="13.1cm" svg:y="11.23cm">
          <draw:text-box>
            <text:p text:style-name="P2"><text:span text:style-name="T4">Total </text:span><text:span text:style-name="T4">Hour</text:span><text:span text:style-name="T4">s</text:span></text:p>
          </draw:text-box>
        </draw:frame>
        <draw:polygon draw:style-name="gr4" draw:text-style-name="P5" draw:layer="layout" svg:width="2.401cm" svg:height="0.801cm" svg:x="0.999cm" svg:y="11.9cm" svg:viewBox="0 0 2402 802" draw:points="0,0 2402,0 2402,802 0,802">
          <text:p/>
        </draw:polygon>
        <draw:frame draw:style-name="gr23" draw:text-style-name="P7" draw:layer="layout" svg:width="1.766cm" svg:height="0.48cm" svg:x="15.5cm" svg:y="11.23cm">
          <draw:text-box>
            <text:p text:style-name="P2"><text:span text:style-name="T4">Atte</text:span><text:span text:style-name="T4">ndin</text:span><text:span text:style-name="T4">g</text:span></text:p>
          </draw:text-box>
        </draw:frame>
        <draw:polygon draw:style-name="gr4" draw:text-style-name="P5" draw:layer="layout" svg:width="2.401cm" svg:height="0.801cm" svg:x="3.4cm" svg:y="11.9cm" svg:viewBox="0 0 2402 802" draw:points="0,0 2402,0 2402,802 0,802">
          <text:p/>
        </draw:polygon>
        <draw:frame draw:style-name="gr24" draw:text-style-name="P7" draw:layer="layout" svg:width="1.724cm" svg:height="0.48cm" svg:x="17.9cm" svg:y="11.23cm">
          <draw:text-box>
            <text:p text:style-name="P2"><text:span text:style-name="T4">Total </text:span><text:span text:style-name="T4">Abs.</text:span></text:p>
          </draw:text-box>
        </draw:frame>
        <draw:polygon draw:style-name="gr4" draw:text-style-name="P5" draw:layer="layout" svg:width="2.401cm" svg:height="0.801cm" svg:x="5.799cm" svg:y="11.9cm" svg:viewBox="0 0 2402 802" draw:points="0,0 2402,0 2402,802 0,802">
          <text:p/>
        </draw:polygon>
        <draw:frame draw:style-name="gr6" draw:text-style-name="P7" draw:layer="layout" svg:width="1.723cm" svg:height="0.48cm" svg:x="1.1cm" svg:y="12.03cm">
          <draw:text-box>
            <text:p text:style-name="P2"><text:span text:style-name="T3">2024</text:span><text:span text:style-name="T3">-</text:span><text:span text:style-name="T3">2025</text:span></text:p>
          </draw:text-box>
        </draw:frame>
        <draw:polygon draw:style-name="gr4" draw:text-style-name="P5" draw:layer="layout" svg:width="2.4cm" svg:height="0.801cm" svg:x="8.199cm" svg:y="11.9cm" svg:viewBox="0 0 2401 802" draw:points="0,0 2401,0 2401,802 0,802">
          <text:p/>
        </draw:polygon>
        <draw:frame draw:style-name="gr25" draw:text-style-name="P7" draw:layer="layout" svg:width="0.9cm" svg:height="0.48cm" svg:x="3.5cm" svg:y="12.03cm">
          <draw:text-box>
            <text:p text:style-name="P2"><text:span text:style-name="T3">19.00</text:span></text:p>
          </draw:text-box>
        </draw:frame>
        <draw:polygon draw:style-name="gr4" draw:text-style-name="P5" draw:layer="layout" svg:width="2.401cm" svg:height="0.801cm" svg:x="10.599cm" svg:y="11.9cm" svg:viewBox="0 0 2402 802" draw:points="0,0 2402,0 2402,802 0,802">
          <text:p/>
        </draw:polygon>
        <draw:frame draw:style-name="gr25" draw:text-style-name="P7" draw:layer="layout" svg:width="0.9cm" svg:height="0.48cm" svg:x="5.9cm" svg:y="12.03cm">
          <draw:text-box>
            <text:p text:style-name="P2"><text:span text:style-name="T3">22.50</text:span></text:p>
          </draw:text-box>
        </draw:frame>
        <draw:polygon draw:style-name="gr4" draw:text-style-name="P5" draw:layer="layout" svg:width="2.401cm" svg:height="0.801cm" svg:x="13cm" svg:y="11.9cm" svg:viewBox="0 0 2402 802" draw:points="0,0 2402,0 2402,802 0,802">
          <text:p/>
        </draw:polygon>
        <draw:frame draw:style-name="gr25" draw:text-style-name="P7" draw:layer="layout" svg:width="0.9cm" svg:height="0.48cm" svg:x="8.3cm" svg:y="12.03cm">
          <draw:text-box>
            <text:p text:style-name="P2"><text:span text:style-name="T3">10.00</text:span></text:p>
          </draw:text-box>
        </draw:frame>
        <draw:polygon draw:style-name="gr4" draw:text-style-name="P5" draw:layer="layout" svg:width="2.401cm" svg:height="0.801cm" svg:x="15.399cm" svg:y="11.9cm" svg:viewBox="0 0 2402 802" draw:points="0,0 2402,0 2402,802 0,802">
          <text:p/>
        </draw:polygon>
        <draw:frame draw:style-name="gr26" draw:text-style-name="P7" draw:layer="layout" svg:width="0.699cm" svg:height="0.48cm" svg:x="10.7cm" svg:y="12.0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cm" svg:y="11.9cm" svg:viewBox="0 0 2402 802" draw:points="0,0 2402,0 2402,802 0,802">
          <text:p/>
        </draw:polygon>
        <draw:frame draw:style-name="gr27" draw:text-style-name="P7" draw:layer="layout" svg:width="1.101cm" svg:height="0.48cm" svg:x="13.1cm" svg:y="12.03cm">
          <draw:text-box>
            <text:p text:style-name="P2"><text:span text:style-name="T3">630.0</text:span><text:span text:style-name="T3">0</text:span></text:p>
          </draw:text-box>
        </draw:frame>
        <draw:frame draw:style-name="gr27" draw:text-style-name="P7" draw:layer="layout" svg:width="1.101cm" svg:height="0.48cm" svg:x="15.5cm" svg:y="12.03cm">
          <draw:text-box>
            <text:p text:style-name="P2"><text:span text:style-name="T3">578.5</text:span><text:span text:style-name="T3">0</text:span></text:p>
          </draw:text-box>
        </draw:frame>
        <draw:frame draw:style-name="gr25" draw:text-style-name="P7" draw:layer="layout" svg:width="0.9cm" svg:height="0.48cm" svg:x="17.9cm" svg:y="12.03cm">
          <draw:text-box>
            <text:p text:style-name="P2"><text:span text:style-name="T3">41.50</text:span></text:p>
          </draw:text-box>
        </draw:frame>
        <draw:polygon draw:style-name="gr3" draw:text-style-name="P4" draw:layer="layout" svg:width="10cm" svg:height="0.801cm" svg:x="1cm" svg:y="13.2cm" svg:viewBox="0 0 10001 802" draw:points="0,0 10001,0 10001,802 0,802">
          <text:p/>
        </draw:polygon>
        <draw:polygon draw:style-name="gr4" draw:text-style-name="P5" draw:layer="layout" svg:width="10cm" svg:height="0.801cm" svg:x="1cm" svg:y="13.2cm" svg:viewBox="0 0 10001 802" draw:points="0,0 10001,0 10001,802 0,802">
          <text:p/>
        </draw:polygon>
        <draw:polygon draw:style-name="gr3" draw:text-style-name="P4" draw:layer="layout" svg:width="2.2cm" svg:height="0.801cm" svg:x="11cm" svg:y="13.2cm" svg:viewBox="0 0 2201 802" draw:points="0,0 2201,0 2201,802 0,802">
          <text:p/>
        </draw:polygon>
        <draw:polygon draw:style-name="gr4" draw:text-style-name="P5" draw:layer="layout" svg:width="2.2cm" svg:height="0.801cm" svg:x="11cm" svg:y="13.2cm" svg:viewBox="0 0 2201 802" draw:points="0,0 2201,0 2201,802 0,802">
          <text:p/>
        </draw:polygon>
        <draw:polygon draw:style-name="gr3" draw:text-style-name="P4" draw:layer="layout" svg:width="2.202cm" svg:height="0.801cm" svg:x="13.2cm" svg:y="13.2cm" svg:viewBox="0 0 2203 802" draw:points="0,0 2203,0 2203,802 0,802">
          <text:p/>
        </draw:polygon>
        <draw:polygon draw:style-name="gr4" draw:text-style-name="P5" draw:layer="layout" svg:width="2.202cm" svg:height="0.801cm" svg:x="13.2cm" svg:y="13.2cm" svg:viewBox="0 0 2203 802" draw:points="0,0 2203,0 2203,802 0,802">
          <text:p/>
        </draw:polygon>
        <draw:frame draw:style-name="gr47" draw:text-style-name="P7" draw:layer="layout" svg:width="3.496cm" svg:height="0.48cm" svg:x="1.101cm" svg:y="13.33cm">
          <draw:text-box>
            <text:p text:style-name="P2"><text:span text:style-name="T4">Jane </text:span><text:span text:style-name="T4">Smit</text:span><text:span text:style-name="T4">h <text:s/></text:span><text:span text:style-name="T4">#116</text:span><text:span text:style-name="T4">157</text:span></text:p>
          </draw:text-box>
        </draw:frame>
        <draw:polygon draw:style-name="gr3" draw:text-style-name="P4" draw:layer="layout" svg:width="2.202cm" svg:height="0.801cm" svg:x="15.4cm" svg:y="13.2cm" svg:viewBox="0 0 2203 802" draw:points="0,0 2203,0 2203,802 0,802">
          <text:p/>
        </draw:polygon>
        <draw:polygon draw:style-name="gr4" draw:text-style-name="P5" draw:layer="layout" svg:width="2.202cm" svg:height="0.801cm" svg:x="15.4cm" svg:y="13.2cm" svg:viewBox="0 0 2203 802" draw:points="0,0 2203,0 2203,802 0,802">
          <text:p/>
        </draw:polygon>
        <draw:frame draw:style-name="gr8" draw:text-style-name="P7" draw:layer="layout" svg:width="0.88cm" svg:height="0.48cm" svg:x="11.68cm" svg:y="13.33cm">
          <draw:text-box>
            <text:p text:style-name="P2"><text:span text:style-name="T4">Daily</text:span></text:p>
          </draw:text-box>
        </draw:frame>
        <draw:polygon draw:style-name="gr3" draw:text-style-name="P4" draw:layer="layout" svg:width="2.2cm" svg:height="0.801cm" svg:x="17.601cm" svg:y="13.2cm" svg:viewBox="0 0 2201 802" draw:points="0,0 2201,0 2201,802 0,802">
          <text:p/>
        </draw:polygon>
        <draw:polygon draw:style-name="gr4" draw:text-style-name="P5" draw:layer="layout" svg:width="2.2cm" svg:height="0.801cm" svg:x="17.601cm" svg:y="13.2cm" svg:viewBox="0 0 2201 802" draw:points="0,0 2201,0 2201,802 0,802">
          <text:p/>
        </draw:polygon>
        <draw:frame draw:style-name="gr9" draw:text-style-name="P7" draw:layer="layout" svg:width="2.139cm" svg:height="0.48cm" svg:x="13.252cm" svg:y="13.33cm">
          <draw:text-box>
            <text:p text:style-name="P2"><text:span text:style-name="T4">Cons</text:span><text:span text:style-name="T4">ecuti</text:span><text:span text:style-name="T4">ve</text:span></text:p>
          </draw:text-box>
        </draw:frame>
        <draw:polygon draw:style-name="gr3" draw:text-style-name="P4" draw:layer="layout" svg:width="6.301cm" svg:height="0.801cm" svg:x="1cm" svg:y="14cm" svg:viewBox="0 0 6302 802" draw:points="0,0 6302,0 6302,802 0,802">
          <text:p/>
        </draw:polygon>
        <draw:polygon draw:style-name="gr4" draw:text-style-name="P5" draw:layer="layout" svg:width="6.301cm" svg:height="0.801cm" svg:x="1cm" svg:y="14cm" svg:viewBox="0 0 6302 802" draw:points="0,0 6302,0 6302,802 0,802">
          <text:p/>
        </draw:polygon>
        <draw:frame draw:style-name="gr10" draw:text-style-name="P7" draw:layer="layout" svg:width="1.468cm" svg:height="0.48cm" svg:x="15.825cm" svg:y="13.33cm">
          <draw:text-box>
            <text:p text:style-name="P2"><text:span text:style-name="T4">Mont</text:span><text:span text:style-name="T4">hly</text:span></text:p>
          </draw:text-box>
        </draw:frame>
        <draw:polygon draw:style-name="gr3" draw:text-style-name="P4" draw:layer="layout" svg:width="6.402cm" svg:height="0.801cm" svg:x="7.3cm" svg:y="14cm" svg:viewBox="0 0 6403 802" draw:points="0,0 6403,0 6403,802 0,802">
          <text:p/>
        </draw:polygon>
        <draw:polygon draw:style-name="gr4" draw:text-style-name="P5" draw:layer="layout" svg:width="6.402cm" svg:height="0.801cm" svg:x="7.3cm" svg:y="14cm" svg:viewBox="0 0 6403 802" draw:points="0,0 6403,0 6403,802 0,802">
          <text:p/>
        </draw:polygon>
        <draw:frame draw:style-name="gr11" draw:text-style-name="P7" draw:layer="layout" svg:width="1.927cm" svg:height="0.48cm" svg:x="17.75cm" svg:y="13.33cm">
          <draw:text-box>
            <text:p text:style-name="P2"><text:span text:style-name="T4">Thre</text:span><text:span text:style-name="T4">shol</text:span><text:span text:style-name="T4">ds</text:span></text:p>
          </draw:text-box>
        </draw:frame>
        <draw:polygon draw:style-name="gr3" draw:text-style-name="P4" draw:layer="layout" svg:width="6.301cm" svg:height="0.801cm" svg:x="13.7cm" svg:y="14cm" svg:viewBox="0 0 6302 802" draw:points="0,0 6302,0 6302,802 0,802">
          <text:p/>
        </draw:polygon>
        <draw:polygon draw:style-name="gr4" draw:text-style-name="P5" draw:layer="layout" svg:width="6.301cm" svg:height="0.801cm" svg:x="13.7cm" svg:y="14cm" svg:viewBox="0 0 6302 802" draw:points="0,0 6302,0 6302,802 0,802">
          <text:p/>
        </draw:polygon>
        <draw:frame draw:style-name="gr29" draw:text-style-name="P7" draw:layer="layout" svg:width="1.228cm" svg:height="0.48cm" svg:x="1.101cm" svg:y="14.13cm">
          <draw:text-box>
            <text:p text:style-name="P2"><text:span text:style-name="T3">Age: </text:span><text:span text:style-name="T3">12</text:span></text:p>
          </draw:text-box>
        </draw:frame>
        <draw:polygon draw:style-name="gr3" draw:text-style-name="P4" draw:layer="layout" svg:width="6.301cm" svg:height="0.802cm" svg:x="1cm" svg:y="14.799cm" svg:viewBox="0 0 6302 803" draw:points="0,0 6302,0 6302,803 0,803">
          <text:p/>
        </draw:polygon>
        <draw:polygon draw:style-name="gr4" draw:text-style-name="P5" draw:layer="layout" svg:width="6.301cm" svg:height="0.802cm" svg:x="1cm" svg:y="14.799cm" svg:viewBox="0 0 6302 803" draw:points="0,0 6302,0 6302,803 0,803">
          <text:p/>
        </draw:polygon>
        <draw:frame draw:style-name="gr30" draw:text-style-name="P7" draw:layer="layout" svg:width="3.867cm" svg:height="0.48cm" svg:x="8.629cm" svg:y="14.13cm">
          <draw:text-box>
            <text:p text:style-name="P2"><text:span text:style-name="T3">Cale</text:span><text:span text:style-name="T3">ndar: </text:span><text:span text:style-name="T3">Elem</text:span><text:span text:style-name="T3">entar</text:span><text:span text:style-name="T3">y B</text:span></text:p>
          </draw:text-box>
        </draw:frame>
        <draw:polygon draw:style-name="gr3" draw:text-style-name="P4" draw:layer="layout" svg:width="6.402cm" svg:height="0.802cm" svg:x="7.3cm" svg:y="14.799cm" svg:viewBox="0 0 6403 803" draw:points="0,0 6403,0 6403,803 0,803">
          <text:p/>
        </draw:polygon>
        <draw:polygon draw:style-name="gr4" draw:text-style-name="P5" draw:layer="layout" svg:width="6.402cm" svg:height="0.802cm" svg:x="7.3cm" svg:y="14.799cm" svg:viewBox="0 0 6403 803" draw:points="0,0 6403,0 6403,803 0,803">
          <text:p/>
        </draw:polygon>
        <draw:frame draw:style-name="gr14" draw:text-style-name="P7" draw:layer="layout" svg:width="1.602cm" svg:height="0.48cm" svg:x="18.332cm" svg:y="14.13cm">
          <draw:text-box>
            <text:p text:style-name="P2"><text:span text:style-name="T3">Grad</text:span><text:span text:style-name="T3">e: 05</text:span></text:p>
          </draw:text-box>
        </draw:frame>
        <draw:polygon draw:style-name="gr3" draw:text-style-name="P4" draw:layer="layout" svg:width="6.301cm" svg:height="0.802cm" svg:x="13.7cm" svg:y="14.799cm" svg:viewBox="0 0 6302 803" draw:points="0,0 6302,0 6302,803 0,803">
          <text:p/>
        </draw:polygon>
        <draw:polygon draw:style-name="gr4" draw:text-style-name="P5" draw:layer="layout" svg:width="6.301cm" svg:height="0.802cm" svg:x="13.7cm" svg:y="14.799cm" svg:viewBox="0 0 6302 803" draw:points="0,0 6302,0 6302,803 0,803">
          <text:p/>
        </draw:polygon>
        <draw:frame draw:style-name="gr48" draw:text-style-name="P7" draw:layer="layout" svg:width="5.078cm" svg:height="0.48cm" svg:x="1.101cm" svg:y="14.93cm">
          <draw:text-box>
            <text:p text:style-name="P2"><text:span text:style-name="T3">HR </text:span><text:span text:style-name="T3">Teac</text:span><text:span text:style-name="T3">her: </text:span><text:span text:style-name="T3">HOL</text:span><text:span text:style-name="T3">ETO</text:span><text:span text:style-name="T3">N, </text:span><text:span text:style-name="T3">MR. </text:span><text:span text:style-name="T3">R.</text:span></text:p>
          </draw:text-box>
        </draw:frame>
        <draw:polygon draw:style-name="gr3" draw:text-style-name="P4" draw:layer="layout" svg:width="2.401cm" svg:height="0.801cm" svg:x="1cm" svg:y="15.8cm" svg:viewBox="0 0 2402 802" draw:points="0,0 2402,0 2402,802 0,802">
          <text:p/>
        </draw:polygon>
        <draw:polygon draw:style-name="gr4" draw:text-style-name="P5" draw:layer="layout" svg:width="2.401cm" svg:height="0.801cm" svg:x="1cm" svg:y="15.8cm" svg:viewBox="0 0 2402 802" draw:points="0,0 2402,0 2402,802 0,802">
          <text:p/>
        </draw:polygon>
        <draw:frame draw:style-name="gr16" draw:text-style-name="P7" draw:layer="layout" svg:width="5.234cm" svg:height="0.48cm" svg:x="7.982cm" svg:y="14.93cm">
          <draw:text-box>
            <text:p text:style-name="P2"><text:span text:style-name="T3">5 - </text:span><text:span text:style-name="T3">Resi</text:span><text:span text:style-name="T3">dent </text:span><text:span text:style-name="T3">Atten</text:span><text:span text:style-name="T3">ding </text:span><text:span text:style-name="T3">Full </text:span><text:span text:style-name="T3">Time</text:span></text:p>
          </draw:text-box>
        </draw:frame>
        <draw:polygon draw:style-name="gr3" draw:text-style-name="P4" draw:layer="layout" svg:width="2.401cm" svg:height="0.801cm" svg:x="3.401cm" svg:y="15.8cm" svg:viewBox="0 0 2402 802" draw:points="0,0 2402,0 2402,802 0,802">
          <text:p/>
        </draw:polygon>
        <draw:polygon draw:style-name="gr4" draw:text-style-name="P5" draw:layer="layout" svg:width="2.401cm" svg:height="0.801cm" svg:x="3.401cm" svg:y="15.8cm" svg:viewBox="0 0 2402 802" draw:points="0,0 2402,0 2402,802 0,802">
          <text:p/>
        </draw:polygon>
        <draw:frame draw:style-name="gr17" draw:text-style-name="P7" draw:layer="layout" svg:width="5.313cm" svg:height="0.48cm" svg:x="14.569cm" svg:y="14.93cm">
          <draw:text-box>
            <text:p text:style-name="P2"><text:span text:style-name="T3">ACTI</text:span><text:span text:style-name="T3">VE </text:span><text:span text:style-name="T3">RES </text:span><text:span text:style-name="T3">- </text:span><text:span text:style-name="T3">Activ</text:span><text:span text:style-name="T3">e <text:s/>% </text:span><text:span text:style-name="T3">FS - </text:span><text:span text:style-name="T3">100</text:span></text:p>
          </draw:text-box>
        </draw:frame>
        <draw:polygon draw:style-name="gr3" draw:text-style-name="P4" draw:layer="layout" svg:width="2.401cm" svg:height="0.801cm" svg:x="5.8cm" svg:y="15.8cm" svg:viewBox="0 0 2402 802" draw:points="0,0 2402,0 2402,802 0,802">
          <text:p/>
        </draw:polygon>
        <draw:polygon draw:style-name="gr4" draw:text-style-name="P5" draw:layer="layout" svg:width="2.401cm" svg:height="0.801cm" svg:x="5.8cm" svg:y="15.8cm" svg:viewBox="0 0 2402 802" draw:points="0,0 2402,0 2402,802 0,802">
          <text:p/>
        </draw:polygon>
        <draw:frame draw:style-name="gr18" draw:text-style-name="P7" draw:layer="layout" svg:width="2.038cm" svg:height="0.48cm" svg:x="1.101cm" svg:y="15.93cm">
          <draw:text-box>
            <text:p text:style-name="P2"><text:span text:style-name="T4">Scho</text:span><text:span text:style-name="T4">ol </text:span><text:span text:style-name="T4">Year</text:span></text:p>
          </draw:text-box>
        </draw:frame>
        <draw:polygon draw:style-name="gr3" draw:text-style-name="P4" draw:layer="layout" svg:width="2.4cm" svg:height="0.801cm" svg:x="8.2cm" svg:y="15.8cm" svg:viewBox="0 0 2401 802" draw:points="0,0 2401,0 2401,802 0,802">
          <text:p/>
        </draw:polygon>
        <draw:polygon draw:style-name="gr4" draw:text-style-name="P5" draw:layer="layout" svg:width="2.4cm" svg:height="0.801cm" svg:x="8.2cm" svg:y="15.8cm" svg:viewBox="0 0 2401 802" draw:points="0,0 2401,0 2401,802 0,802">
          <text:p/>
        </draw:polygon>
        <draw:frame draw:style-name="gr19" draw:text-style-name="P7" draw:layer="layout" svg:width="1.447cm" svg:height="0.48cm" svg:x="3.501cm" svg:y="15.93cm">
          <draw:text-box>
            <text:p text:style-name="P2"><text:span text:style-name="T4">Excu</text:span><text:span text:style-name="T4">sed</text:span></text:p>
          </draw:text-box>
        </draw:frame>
        <draw:polygon draw:style-name="gr3" draw:text-style-name="P4" draw:layer="layout" svg:width="2.401cm" svg:height="0.801cm" svg:x="10.6cm" svg:y="15.8cm" svg:viewBox="0 0 2402 802" draw:points="0,0 2402,0 2402,802 0,802">
          <text:p/>
        </draw:polygon>
        <draw:polygon draw:style-name="gr4" draw:text-style-name="P5" draw:layer="layout" svg:width="2.401cm" svg:height="0.801cm" svg:x="10.6cm" svg:y="15.8cm" svg:viewBox="0 0 2402 802" draw:points="0,0 2402,0 2402,802 0,802">
          <text:p/>
        </draw:polygon>
        <draw:frame draw:style-name="gr11" draw:text-style-name="P7" draw:layer="layout" svg:width="1.927cm" svg:height="0.48cm" svg:x="5.901cm" svg:y="15.93cm">
          <draw:text-box>
            <text:p text:style-name="P2"><text:span text:style-name="T4">Unex</text:span><text:span text:style-name="T4">cuse</text:span><text:span text:style-name="T4">d</text:span></text:p>
          </draw:text-box>
        </draw:frame>
        <draw:polygon draw:style-name="gr3" draw:text-style-name="P4" draw:layer="layout" svg:width="2.401cm" svg:height="0.801cm" svg:x="13.001cm" svg:y="15.8cm" svg:viewBox="0 0 2402 802" draw:points="0,0 2402,0 2402,802 0,802">
          <text:p/>
        </draw:polygon>
        <draw:polygon draw:style-name="gr4" draw:text-style-name="P5" draw:layer="layout" svg:width="2.401cm" svg:height="0.801cm" svg:x="13.001cm" svg:y="15.8cm" svg:viewBox="0 0 2402 802" draw:points="0,0 2402,0 2402,802 0,802">
          <text:p/>
        </draw:polygon>
        <draw:frame draw:style-name="gr20" draw:text-style-name="P7" draw:layer="layout" svg:width="2.138cm" svg:height="0.48cm" svg:x="8.301cm" svg:y="15.93cm">
          <draw:text-box>
            <text:p text:style-name="P2"><text:span text:style-name="T4">Medi</text:span><text:span text:style-name="T4">cal </text:span><text:span text:style-name="T4">Exc.</text:span></text:p>
          </draw:text-box>
        </draw:frame>
        <draw:polygon draw:style-name="gr3" draw:text-style-name="P4" draw:layer="layout" svg:width="2.401cm" svg:height="0.801cm" svg:x="15.4cm" svg:y="15.8cm" svg:viewBox="0 0 2402 802" draw:points="0,0 2402,0 2402,802 0,802">
          <text:p/>
        </draw:polygon>
        <draw:polygon draw:style-name="gr4" draw:text-style-name="P5" draw:layer="layout" svg:width="2.401cm" svg:height="0.801cm" svg:x="15.4cm" svg:y="15.8cm" svg:viewBox="0 0 2402 802" draw:points="0,0 2402,0 2402,802 0,802">
          <text:p/>
        </draw:polygon>
        <draw:frame draw:style-name="gr21" draw:text-style-name="P7" draw:layer="layout" svg:width="1.993cm" svg:height="0.48cm" svg:x="10.701cm" svg:y="15.93cm">
          <draw:text-box>
            <text:p text:style-name="P2"><text:span text:style-name="T4">Susp</text:span><text:span text:style-name="T4">ensi</text:span><text:span text:style-name="T4">on</text:span></text:p>
          </draw:text-box>
        </draw:frame>
        <draw:polygon draw:style-name="gr3" draw:text-style-name="P4" draw:layer="layout" svg:width="2.401cm" svg:height="0.801cm" svg:x="17.801cm" svg:y="15.8cm" svg:viewBox="0 0 2402 802" draw:points="0,0 2402,0 2402,802 0,802">
          <text:p/>
        </draw:polygon>
        <draw:polygon draw:style-name="gr4" draw:text-style-name="P5" draw:layer="layout" svg:width="2.401cm" svg:height="0.801cm" svg:x="17.801cm" svg:y="15.8cm" svg:viewBox="0 0 2402 802" draw:points="0,0 2402,0 2402,802 0,802">
          <text:p/>
        </draw:polygon>
        <draw:frame draw:style-name="gr22" draw:text-style-name="P7" draw:layer="layout" svg:width="2.034cm" svg:height="0.48cm" svg:x="13.101cm" svg:y="15.93cm">
          <draw:text-box>
            <text:p text:style-name="P2"><text:span text:style-name="T4">Total </text:span><text:span text:style-name="T4">Hour</text:span><text:span text:style-name="T4">s</text:span></text:p>
          </draw:text-box>
        </draw:frame>
        <draw:polygon draw:style-name="gr4" draw:text-style-name="P5" draw:layer="layout" svg:width="2.401cm" svg:height="0.801cm" svg:x="1cm" svg:y="16.6cm" svg:viewBox="0 0 2402 802" draw:points="0,0 2402,0 2402,802 0,802">
          <text:p/>
        </draw:polygon>
        <draw:frame draw:style-name="gr23" draw:text-style-name="P7" draw:layer="layout" svg:width="1.766cm" svg:height="0.48cm" svg:x="15.501cm" svg:y="15.93cm">
          <draw:text-box>
            <text:p text:style-name="P2"><text:span text:style-name="T4">Atte</text:span><text:span text:style-name="T4">ndin</text:span><text:span text:style-name="T4">g</text:span></text:p>
          </draw:text-box>
        </draw:frame>
        <draw:polygon draw:style-name="gr4" draw:text-style-name="P5" draw:layer="layout" svg:width="2.401cm" svg:height="0.801cm" svg:x="3.401cm" svg:y="16.6cm" svg:viewBox="0 0 2402 802" draw:points="0,0 2402,0 2402,802 0,802">
          <text:p/>
        </draw:polygon>
        <draw:frame draw:style-name="gr24" draw:text-style-name="P7" draw:layer="layout" svg:width="1.724cm" svg:height="0.48cm" svg:x="17.901cm" svg:y="15.93cm">
          <draw:text-box>
            <text:p text:style-name="P2"><text:span text:style-name="T4">Total </text:span><text:span text:style-name="T4">Abs.</text:span></text:p>
          </draw:text-box>
        </draw:frame>
        <draw:polygon draw:style-name="gr4" draw:text-style-name="P5" draw:layer="layout" svg:width="2.401cm" svg:height="0.801cm" svg:x="5.8cm" svg:y="16.6cm" svg:viewBox="0 0 2402 802" draw:points="0,0 2402,0 2402,802 0,802">
          <text:p/>
        </draw:polygon>
        <draw:frame draw:style-name="gr6" draw:text-style-name="P7" draw:layer="layout" svg:width="1.723cm" svg:height="0.48cm" svg:x="1.101cm" svg:y="16.73cm">
          <draw:text-box>
            <text:p text:style-name="P2"><text:span text:style-name="T3">2024</text:span><text:span text:style-name="T3">-</text:span><text:span text:style-name="T3">2025</text:span></text:p>
          </draw:text-box>
        </draw:frame>
        <draw:polygon draw:style-name="gr4" draw:text-style-name="P5" draw:layer="layout" svg:width="2.4cm" svg:height="0.801cm" svg:x="8.2cm" svg:y="16.6cm" svg:viewBox="0 0 2401 802" draw:points="0,0 2401,0 2401,802 0,802">
          <text:p/>
        </draw:polygon>
        <draw:frame draw:style-name="gr26" draw:text-style-name="P7" draw:layer="layout" svg:width="0.699cm" svg:height="0.48cm" svg:x="3.501cm" svg:y="16.73cm">
          <draw:text-box>
            <text:p text:style-name="P2"><text:span text:style-name="T3">6.00</text:span></text:p>
          </draw:text-box>
        </draw:frame>
        <draw:polygon draw:style-name="gr4" draw:text-style-name="P5" draw:layer="layout" svg:width="2.401cm" svg:height="0.801cm" svg:x="10.6cm" svg:y="16.6cm" svg:viewBox="0 0 2402 802" draw:points="0,0 2402,0 2402,802 0,802">
          <text:p/>
        </draw:polygon>
        <draw:frame draw:style-name="gr25" draw:text-style-name="P7" draw:layer="layout" svg:width="0.9cm" svg:height="0.48cm" svg:x="5.901cm" svg:y="16.73cm">
          <draw:text-box>
            <text:p text:style-name="P2"><text:span text:style-name="T3">50.15</text:span></text:p>
          </draw:text-box>
        </draw:frame>
        <draw:polygon draw:style-name="gr4" draw:text-style-name="P5" draw:layer="layout" svg:width="2.401cm" svg:height="0.801cm" svg:x="13.001cm" svg:y="16.6cm" svg:viewBox="0 0 2402 802" draw:points="0,0 2402,0 2402,802 0,802">
          <text:p/>
        </draw:polygon>
        <draw:frame draw:style-name="gr26" draw:text-style-name="P7" draw:layer="layout" svg:width="0.699cm" svg:height="0.48cm" svg:x="8.301cm" svg:y="16.7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5.4cm" svg:y="16.6cm" svg:viewBox="0 0 2402 802" draw:points="0,0 2402,0 2402,802 0,802">
          <text:p/>
        </draw:polygon>
        <draw:frame draw:style-name="gr26" draw:text-style-name="P7" draw:layer="layout" svg:width="0.699cm" svg:height="0.48cm" svg:x="10.701cm" svg:y="16.73cm">
          <draw:text-box>
            <text:p text:style-name="P2"><text:span text:style-name="T3">0.00</text:span></text:p>
          </draw:text-box>
        </draw:frame>
        <draw:polygon draw:style-name="gr4" draw:text-style-name="P5" draw:layer="layout" svg:width="2.401cm" svg:height="0.801cm" svg:x="17.801cm" svg:y="16.6cm" svg:viewBox="0 0 2402 802" draw:points="0,0 2402,0 2402,802 0,802">
          <text:p/>
        </draw:polygon>
        <draw:frame draw:style-name="gr27" draw:text-style-name="P7" draw:layer="layout" svg:width="1.101cm" svg:height="0.48cm" svg:x="13.101cm" svg:y="16.73cm">
          <draw:text-box>
            <text:p text:style-name="P2"><text:span text:style-name="T3">628.0</text:span><text:span text:style-name="T3">0</text:span></text:p>
          </draw:text-box>
        </draw:frame>
        <draw:frame draw:style-name="gr27" draw:text-style-name="P7" draw:layer="layout" svg:width="1.101cm" svg:height="0.48cm" svg:x="15.501cm" svg:y="16.73cm">
          <draw:text-box>
            <text:p text:style-name="P2"><text:span text:style-name="T3">571.8</text:span><text:span text:style-name="T3">5</text:span></text:p>
          </draw:text-box>
        </draw:frame>
        <draw:frame draw:style-name="gr25" draw:text-style-name="P7" draw:layer="layout" svg:width="0.9cm" svg:height="0.48cm" svg:x="17.901cm" svg:y="16.73cm">
          <draw:text-box>
            <text:p text:style-name="P2"><text:span text:style-name="T3">56.15</text:span></text:p>
          </draw:text-box>
        </draw:frame>
        <draw:frame draw:style-name="gr41" draw:text-style-name="P8" draw:layer="layout" svg:width="3.718cm" svg:height="0.471cm" svg:x="8.664cm" svg:y="27.941cm">
          <draw:text-box>
            <text:p><text:span text:style-name="T5">01/2</text:span><text:span text:style-name="T5">8/20</text:span><text:span text:style-name="T5">25 </text:span><text:span text:style-name="T5">12:0</text:span><text:span text:style-name="T5">3 </text:span><text:span text:style-name="T5">PM</text:span></text:p>
          </draw:text-box>
        </draw:frame>
        <draw:frame draw:style-name="gr42" draw:text-style-name="P8" draw:layer="layout" svg:width="1.142cm" svg:height="0.471cm" svg:x="18.415cm" svg:y="27.941cm">
          <draw:text-box>
            <text:p><text:span text:style-name="T5">Page </text:span><text:span text:style-name="T5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ntarell" svg:font-family="Cantarell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Sans-Bold" svg:font-family="NimbusSans-Bold"/>
    <style:font-face style:name="NimbusSans-Regular" svg:font-family="NimbusSans-Regular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4-02T03:50:11.064849000</dc:date>
    <meta:editing-duration>PT4H5M42S</meta:editing-duration>
    <meta:editing-cycles>10</meta:editing-cycles>
    <meta:generator>LibreOffice/25.2.7.2$Windows_X86_64 LibreOffice_project/5cbfd1ab6520636bb5f7b99185aa69bd7456825d</meta:generator>
    <meta:print-date>2026-03-03T01:45:23.929712300</meta:print-date>
    <meta:printed-by>PDF files</meta:printed-by>
    <meta:document-statistic meta:object-count="596"/>
  </office:meta>
</office:document-meta>
</file>